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0900000217FB73282D.png"/>
  <manifest:file-entry manifest:media-type="image/png" manifest:full-path="Pictures/10000201000001AD0000006E8E5B81B6.png"/>
  <manifest:file-entry manifest:media-type="image/png" manifest:full-path="Pictures/1000020100000317000001BB3BE4C6E2.png"/>
  <manifest:file-entry manifest:media-type="image/png" manifest:full-path="Pictures/1000020100000305000001D7BFE90EA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ourier New1"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Table9" style:family="table">
      <style:table-properties style:width="7.4972in" fo:margin-left="0in" fo:margin-right="0.0028in" table:align="margins"/>
    </style:style>
    <style:style style:name="Table9.A" style:family="table-column">
      <style:table-column-properties style:column-width="2.0319in" style:rel-column-width="17764*"/>
    </style:style>
    <style:style style:name="Table9.B" style:family="table-column">
      <style:table-column-properties style:column-width="0.6771in" style:rel-column-width="5919*"/>
    </style:style>
    <style:style style:name="Table9.C" style:family="table-column">
      <style:table-column-properties style:column-width="4.7882in" style:rel-column-width="41852*"/>
    </style:style>
    <style:style style:name="Table9.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9.C1" style:family="table-cell">
      <style:table-cell-properties fo:background-color="#e6e6e6"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6" style:family="table">
      <style:table-properties style:width="7.4861in" fo:margin-left="0in" fo:margin-right="0.0139in" table:align="margins"/>
    </style:style>
    <style:style style:name="Table16.A" style:family="table-column">
      <style:table-column-properties style:column-width="1.9833in" style:rel-column-width="17363*"/>
    </style:style>
    <style:style style:name="Table16.B" style:family="table-column">
      <style:table-column-properties style:column-width="1.2958in" style:rel-column-width="11342*"/>
    </style:style>
    <style:style style:name="Table16.C" style:family="table-column">
      <style:table-column-properties style:column-width="4.2069in" style:rel-column-width="36830*"/>
    </style:style>
    <style:style style:name="Table1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6.C1" style:family="table-cell">
      <style:table-cell-properties fo:background-color="#e6e6e6" fo:padding="0.0382in" fo:border="0.0007in solid #000000">
        <style:background-image/>
      </style:table-cell-properties>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7.4771in" fo:margin-left="0in" fo:margin-right="0.0229in" table:align="margins"/>
    </style:style>
    <style:style style:name="Table17.A" style:family="table-column">
      <style:table-column-properties style:column-width="2.1604in" style:rel-column-width="18936*"/>
    </style:style>
    <style:style style:name="Table17.B" style:family="table-column">
      <style:table-column-properties style:column-width="1.1764in" style:rel-column-width="10309*"/>
    </style:style>
    <style:style style:name="Table17.C" style:family="table-column">
      <style:table-column-properties style:column-width="4.1403in" style:rel-column-width="36290*"/>
    </style:style>
    <style:style style:name="Table1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7.C1" style:family="table-cell">
      <style:table-cell-properties fo:background-color="#e6e6e6" fo:padding="0.0382in" fo:border="0.0007in solid #000000">
        <style:background-image/>
      </style:table-cell-properties>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2" style:family="table">
      <style:table-properties style:width="7.5042in" fo:margin-left="0in" fo:margin-right="-0.0042in" table:align="margins"/>
    </style:style>
    <style:style style:name="Table12.A" style:family="table-column">
      <style:table-column-properties style:column-width="3.1597in" style:rel-column-width="27594*"/>
    </style:style>
    <style:style style:name="Table12.B" style:family="table-column">
      <style:table-column-properties style:column-width="0.666in" style:rel-column-width="5819*"/>
    </style:style>
    <style:style style:name="Table12.C" style:family="table-column">
      <style:table-column-properties style:column-width="3.6785in" style:rel-column-width="32122*"/>
    </style:style>
    <style:style style:name="Table1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2.C1" style:family="table-cell">
      <style:table-cell-properties fo:background-color="#e6e6e6"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7.5069in" fo:margin-left="0in" fo:margin-right="-0.0069in" table:align="margins"/>
    </style:style>
    <style:style style:name="Table13.A" style:family="table-column">
      <style:table-column-properties style:column-width="1.6479in" style:rel-column-width="14387*"/>
    </style:style>
    <style:style style:name="Table13.B" style:family="table-column">
      <style:table-column-properties style:column-width="1.8285in" style:rel-column-width="15963*"/>
    </style:style>
    <style:style style:name="Table13.C" style:family="table-column">
      <style:table-column-properties style:column-width="4.0306in" style:rel-column-width="35185*"/>
    </style:style>
    <style:style style:name="Table1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3.C1" style:family="table-cell">
      <style:table-cell-properties fo:background-color="#e6e6e6" fo:padding="0.0382in" fo:border="0.0007in solid #000000">
        <style:background-image/>
      </style:table-cell-properties>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 style:family="table">
      <style:table-properties style:width="7.5069in" fo:margin-left="0in" fo:margin-right="-0.0069in" table:align="margins"/>
    </style:style>
    <style:style style:name="Table1.A" style:family="table-column">
      <style:table-column-properties style:column-width="1.6479in" style:rel-column-width="14388*"/>
    </style:style>
    <style:style style:name="Table1.B" style:family="table-column">
      <style:table-column-properties style:column-width="1.8194in" style:rel-column-width="15886*"/>
    </style:style>
    <style:style style:name="Table1.C" style:family="table-column">
      <style:table-column-properties style:column-width="4.0389in" style:rel-column-width="35261*"/>
    </style:style>
    <style:style style:name="Table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e6e6e6"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1" style:family="table">
      <style:table-properties style:width="7.5069in" fo:margin-left="0in" fo:margin-right="-0.0069in" table:align="margins"/>
    </style:style>
    <style:style style:name="Table11.A" style:family="table-column">
      <style:table-column-properties style:column-width="1.7333in" style:rel-column-width="15129*"/>
    </style:style>
    <style:style style:name="Table11.B" style:family="table-column">
      <style:table-column-properties style:column-width="1.0576in" style:rel-column-width="9232*"/>
    </style:style>
    <style:style style:name="Table11.C" style:family="table-column">
      <style:table-column-properties style:column-width="4.7167in" style:rel-column-width="41174*"/>
    </style:style>
    <style:style style:name="Table1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1.C1" style:family="table-cell">
      <style:table-cell-properties fo:background-color="#e6e6e6"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3" style:family="table">
      <style:table-properties style:width="7.5069in" fo:margin-left="0in" fo:margin-right="-0.0069in" table:align="margins"/>
    </style:style>
    <style:style style:name="Table3.A" style:family="table-column">
      <style:table-column-properties style:column-width="1.7333in" style:rel-column-width="15129*"/>
    </style:style>
    <style:style style:name="Table3.B" style:family="table-column">
      <style:table-column-properties style:column-width="1.0375in" style:rel-column-width="9055*"/>
    </style:style>
    <style:style style:name="Table3.C" style:family="table-column">
      <style:table-column-properties style:column-width="4.7368in" style:rel-column-width="41351*"/>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e6e6e6"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7.5069in" fo:margin-left="0in" fo:margin-right="-0.0069in" table:align="margins"/>
    </style:style>
    <style:style style:name="Table4.A" style:family="table-column">
      <style:table-column-properties style:column-width="1.8063in" style:rel-column-width="15768*"/>
    </style:style>
    <style:style style:name="Table4.B" style:family="table-column">
      <style:table-column-properties style:column-width="0.9646in" style:rel-column-width="8419*"/>
    </style:style>
    <style:style style:name="Table4.C" style:family="table-column">
      <style:table-column-properties style:column-width="4.7361in" style:rel-column-width="41348*"/>
    </style:style>
    <style:style style:name="Table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e6e6e6"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18" style:family="table">
      <style:table-properties style:width="7.5069in" fo:margin-left="0in" fo:margin-right="-0.0069in" table:align="margins"/>
    </style:style>
    <style:style style:name="Table18.A" style:family="table-column">
      <style:table-column-properties style:column-width="1.8063in" style:rel-column-width="15768*"/>
    </style:style>
    <style:style style:name="Table18.B" style:family="table-column">
      <style:table-column-properties style:column-width="0.9646in" style:rel-column-width="8419*"/>
    </style:style>
    <style:style style:name="Table18.C" style:family="table-column">
      <style:table-column-properties style:column-width="4.7361in" style:rel-column-width="41348*"/>
    </style:style>
    <style:style style:name="Table18.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8.C1" style:family="table-cell">
      <style:table-cell-properties fo:background-color="#e6e6e6" fo:padding="0.0382in" fo:border="0.0007in solid #000000">
        <style:background-image/>
      </style:table-cell-properties>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5" style:family="table">
      <style:table-properties style:width="7.5069in" fo:margin-left="0in" fo:margin-right="-0.0069in" table:align="margins"/>
    </style:style>
    <style:style style:name="Table5.A" style:family="table-column">
      <style:table-column-properties style:column-width="2.05in" style:rel-column-width="17899*"/>
    </style:style>
    <style:style style:name="Table5.B" style:family="table-column">
      <style:table-column-properties style:column-width="1.8799in" style:rel-column-width="16408*"/>
    </style:style>
    <style:style style:name="Table5.C" style:family="table-column">
      <style:table-column-properties style:column-width="3.5771in" style:rel-column-width="31228*"/>
    </style:style>
    <style:style style:name="Table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e6e6e6"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8" style:family="table">
      <style:table-properties style:width="7.5069in" fo:margin-left="0in" fo:margin-right="-0.0069in" table:align="margins"/>
    </style:style>
    <style:style style:name="Table8.A" style:family="table-column">
      <style:table-column-properties style:column-width="2.0715in" style:rel-column-width="18086*"/>
    </style:style>
    <style:style style:name="Table8.B" style:family="table-column">
      <style:table-column-properties style:column-width="1.8771in" style:rel-column-width="16385*"/>
    </style:style>
    <style:style style:name="Table8.C" style:family="table-column">
      <style:table-column-properties style:column-width="3.5583in" style:rel-column-width="31064*"/>
    </style:style>
    <style:style style:name="Table8.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8.C1" style:family="table-cell">
      <style:table-cell-properties fo:background-color="#e6e6e6"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2" style:family="table">
      <style:table-properties style:width="7.5069in" fo:margin-left="0in" fo:margin-right="-0.0069in" table:align="margins"/>
    </style:style>
    <style:style style:name="Table2.A" style:family="table-column">
      <style:table-column-properties style:column-width="2.1243in" style:rel-column-width="18546*"/>
    </style:style>
    <style:style style:name="Table2.B" style:family="table-column">
      <style:table-column-properties style:column-width="1.8347in" style:rel-column-width="16017*"/>
    </style:style>
    <style:style style:name="Table2.C" style:family="table-column">
      <style:table-column-properties style:column-width="3.5479in" style:rel-column-width="30972*"/>
    </style:style>
    <style:style style:name="Table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e6e6e6"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7" style:family="table">
      <style:table-properties style:width="7.4924in" fo:margin-left="0.0097in" fo:margin-right="-0.0021in" table:align="margins"/>
    </style:style>
    <style:style style:name="Table7.A" style:family="table-column">
      <style:table-column-properties style:column-width="2.1021in" style:rel-column-width="18389*"/>
    </style:style>
    <style:style style:name="Table7.B" style:family="table-column">
      <style:table-column-properties style:column-width="1.8271in" style:rel-column-width="15980*"/>
    </style:style>
    <style:style style:name="Table7.C" style:family="table-column">
      <style:table-column-properties style:column-width="3.5632in" style:rel-column-width="31166*"/>
    </style:style>
    <style:style style:name="Table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e6e6e6"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19" style:family="table">
      <style:table-properties style:width="7.5069in" fo:margin-left="0in" fo:margin-right="-0.0069in" table:align="margins"/>
    </style:style>
    <style:style style:name="Table19.A" style:family="table-column">
      <style:table-column-properties style:column-width="1.6479in" style:rel-column-width="14388*"/>
    </style:style>
    <style:style style:name="Table19.B" style:family="table-column">
      <style:table-column-properties style:column-width="1.0813in" style:rel-column-width="9437*"/>
    </style:style>
    <style:style style:name="Table19.C" style:family="table-column">
      <style:table-column-properties style:column-width="4.7778in" style:rel-column-width="41710*"/>
    </style:style>
    <style:style style:name="Table19.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9.C1" style:family="table-cell">
      <style:table-cell-properties fo:background-color="#e6e6e6" fo:padding="0.0382in" fo:border="0.0007in solid #000000">
        <style:background-image/>
      </style:table-cell-properties>
    </style:style>
    <style:style style:name="Table19.A2" style:family="table-cell">
      <style:table-cell-properties fo:padding="0.0382in" fo:border-left="0.0007in solid #000000" fo:border-right="none" fo:border-top="none" fo:border-bottom="0.0007in solid #000000"/>
    </style:style>
    <style:style style:name="Table19.C2" style:family="table-cell">
      <style:table-cell-properties fo:padding="0.0382in" fo:border-left="0.0007in solid #000000" fo:border-right="0.0007in solid #000000" fo:border-top="none" fo:border-bottom="0.0007in solid #000000"/>
    </style:style>
    <style:style style:name="Table6" style:family="table">
      <style:table-properties style:width="7.5069in" fo:margin-left="0in" fo:margin-right="-0.0069in" table:align="margins"/>
    </style:style>
    <style:style style:name="Table6.A" style:family="table-column">
      <style:table-column-properties style:column-width="1.6479in" style:rel-column-width="14388*"/>
    </style:style>
    <style:style style:name="Table6.B" style:family="table-column">
      <style:table-column-properties style:column-width="1.0813in" style:rel-column-width="9437*"/>
    </style:style>
    <style:style style:name="Table6.C" style:family="table-column">
      <style:table-column-properties style:column-width="4.7778in" style:rel-column-width="41710*"/>
    </style:style>
    <style:style style:name="Table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e6e6e6"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0" style:family="table">
      <style:table-properties style:width="7.5069in" fo:margin-left="0in" fo:margin-right="-0.0069in" table:align="margins"/>
    </style:style>
    <style:style style:name="Table10.A" style:family="table-column">
      <style:table-column-properties style:column-width="1.6479in" style:rel-column-width="14388*"/>
    </style:style>
    <style:style style:name="Table10.B" style:family="table-column">
      <style:table-column-properties style:column-width="1.0813in" style:rel-column-width="9437*"/>
    </style:style>
    <style:style style:name="Table10.C" style:family="table-column">
      <style:table-column-properties style:column-width="4.7778in" style:rel-column-width="41710*"/>
    </style:style>
    <style:style style:name="Table10.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e6e6e6"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5" style:family="table">
      <style:table-properties style:width="7.5069in" fo:margin-left="0in" fo:margin-right="-0.0069in" table:align="margins"/>
    </style:style>
    <style:style style:name="Table15.A" style:family="table-column">
      <style:table-column-properties style:column-width="1.6479in" style:rel-column-width="14388*"/>
    </style:style>
    <style:style style:name="Table15.B" style:family="table-column">
      <style:table-column-properties style:column-width="1.0813in" style:rel-column-width="9437*"/>
    </style:style>
    <style:style style:name="Table15.C" style:family="table-column">
      <style:table-column-properties style:column-width="4.7778in" style:rel-column-width="41710*"/>
    </style:style>
    <style:style style:name="Table1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5.C1" style:family="table-cell">
      <style:table-cell-properties fo:background-color="#e6e6e6" fo:padding="0.0382in" fo:border="0.0007in solid #000000">
        <style:background-image/>
      </style:table-cell-properties>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4" style:family="table">
      <style:table-properties style:width="7.5069in" fo:margin-left="0in" fo:margin-right="-0.0069in" table:align="margins"/>
    </style:style>
    <style:style style:name="Table14.A" style:family="table-column">
      <style:table-column-properties style:column-width="1.6479in" style:rel-column-width="14387*"/>
    </style:style>
    <style:style style:name="Table14.B" style:family="table-column">
      <style:table-column-properties style:column-width="1.2868in" style:rel-column-width="11234*"/>
    </style:style>
    <style:style style:name="Table14.C" style:family="table-column">
      <style:table-column-properties style:column-width="4.5722in" style:rel-column-width="39914*"/>
    </style:style>
    <style:style style:name="Table1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4.C1" style:family="table-cell">
      <style:table-cell-properties fo:background-color="#e6e6e6" fo:padding="0.0382in" fo:border="0.0007in solid #000000">
        <style:background-image/>
      </style:table-cell-properties>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color="#ff0000" fo:font-size="40pt" fo:font-weight="bold" style:font-size-asian="40pt" style:font-weight-asian="bold" style:font-size-complex="4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10pt" fo:font-style="italic" style:font-size-asian="10pt" style:font-size-complex="10pt"/>
    </style:style>
    <style:style style:name="P7" style:family="paragraph" style:parent-style-name="Text_20_body">
      <style:paragraph-properties fo:text-align="start" style:justify-single-word="false"/>
      <style:text-properties style:font-name="Courier New" fo:font-size="8pt" fo:font-style="italic" style:font-size-asian="8pt" style:font-size-complex="8pt"/>
    </style:style>
    <style:style style:name="P8" style:family="paragraph" style:parent-style-name="Text_20_body">
      <style:paragraph-properties fo:break-before="page"/>
    </style:style>
    <style:style style:name="P9" style:family="paragraph" style:parent-style-name="Contents_20_1">
      <style:paragraph-properties>
        <style:tab-stops>
          <style:tab-stop style:position="7.5in" style:type="right" style:leader-style="dotted" style:leader-text="."/>
        </style:tab-stops>
      </style:paragraph-properties>
    </style:style>
    <style:style style:name="P10" style:family="paragraph" style:parent-style-name="Contents_20_2">
      <style:paragraph-properties>
        <style:tab-stops>
          <style:tab-stop style:position="7.3035in"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Text_20_body">
      <style:text-properties fo:font-style="italic" style:font-style-asian="italic" style:font-style-complex="italic"/>
    </style:style>
    <style:style style:name="P13" style:family="paragraph" style:parent-style-name="Code">
      <style:text-properties fo:font-weight="bold" style:font-weight-asian="bold" style:font-weight-complex="bold"/>
    </style:style>
    <style:style style:name="P14" style:family="paragraph" style:parent-style-name="Text_20_body" style:list-style-name="L2"/>
    <style:style style:name="P15" style:family="paragraph" style:parent-style-name="Text_20_body">
      <style:paragraph-properties fo:text-align="start" style:justify-single-word="false"/>
      <style:text-properties fo:font-style="italic" style:font-style-asian="italic" style:font-style-complex="italic"/>
    </style:style>
    <style:style style:name="P16" style:family="paragraph" style:parent-style-name="Standard" style:list-style-name="L3">
      <style:text-properties fo:font-weight="normal" style:font-weight-asian="normal" style:font-weight-complex="normal"/>
    </style:style>
    <style:style style:name="P17" style:family="paragraph" style:parent-style-name="Code">
      <style:text-properties fo:font-size="9pt" style:font-size-asian="9pt" style:font-size-complex="9pt"/>
    </style:style>
    <style:style style:name="P18" style:family="paragraph" style:parent-style-name="Text_20_body" style:list-style-name="L4"/>
    <style:style style:name="P19" style:family="paragraph" style:parent-style-name="Text_20_body" style:list-style-name="L5">
      <style:text-properties fo:font-size="10pt" style:font-size-asian="10pt" style:font-size-complex="10pt"/>
    </style:style>
    <style:style style:name="P20" style:family="paragraph" style:parent-style-name="Text_20_body" style:list-style-name="L6"/>
    <style:style style:name="P21" style:family="paragraph" style:parent-style-name="Text_20_body" style:list-style-name="L7">
      <style:text-properties fo:font-size="10pt" style:font-size-asian="10pt" style:font-size-complex="10pt"/>
    </style:style>
    <style:style style:name="P22" style:family="paragraph" style:parent-style-name="Standard" style:list-style-name="L8">
      <style:text-properties fo:font-size="10pt" style:font-size-asian="10pt" style:font-size-complex="10pt"/>
    </style:style>
    <style:style style:name="P23" style:family="paragraph" style:parent-style-name="Standard">
      <style:text-properties fo:font-size="10pt" style:font-size-asian="10pt" style:font-size-complex="10pt"/>
    </style:style>
    <style:style style:name="P24" style:family="paragraph" style:parent-style-name="Standard" style:list-style-name="L9">
      <style:text-properties fo:font-size="10pt" style:font-size-asian="10pt" style:font-size-complex="10pt"/>
    </style:style>
    <style:style style:name="P25" style:family="paragraph" style:parent-style-name="Text_20_body" style:list-style-name="L10">
      <style:text-properties fo:font-size="10pt" style:font-size-asian="10pt" style:font-size-complex="10pt"/>
    </style:style>
    <style:style style:name="P26" style:family="paragraph" style:parent-style-name="Text_20_body">
      <style:text-properties fo:font-weight="bold" style:font-weight-asian="bold" style:font-weight-complex="bold"/>
    </style:style>
    <style:style style:name="P27" style:family="paragraph" style:parent-style-name="Table_20_Heading">
      <style:paragraph-properties fo:text-align="start" style:justify-single-word="false"/>
    </style:style>
    <style:style style:name="P28" style:family="paragraph" style:parent-style-name="Text_20_body">
      <style:text-properties fo:font-size="10pt" style:font-size-asian="10pt" style:font-size-complex="10pt"/>
    </style:style>
    <style:style style:name="P29" style:family="paragraph" style:parent-style-name="Table_20_Heading">
      <style:paragraph-properties fo:text-align="start" style:justify-single-word="false"/>
      <style:text-properties fo:font-size="10pt" fo:font-weight="normal" style:font-size-asian="10pt" style:font-weight-asian="normal" style:font-size-complex="10pt" style:font-weight-complex="normal"/>
    </style:style>
    <style:style style:name="P30" style:family="paragraph" style:parent-style-name="Table_20_Contents">
      <style:text-properties fo:font-size="10pt" fo:font-weight="normal" style:font-size-asian="10pt" style:font-weight-asian="normal" style:font-size-complex="10pt" style:font-weight-complex="normal"/>
    </style:style>
    <style:style style:name="P31" style:family="paragraph" style:parent-style-name="Table_20_Contents">
      <style:text-properties fo:font-size="10pt" style:font-size-asian="10pt" style:font-size-complex="10pt"/>
    </style:style>
    <style:style style:name="P32" style:family="paragraph" style:parent-style-name="Text_20_body" style:list-style-name="L11"/>
    <style:style style:name="P33" style:family="paragraph">
      <style:paragraph-properties fo:text-align="center"/>
    </style:style>
    <style:style style:name="P34" style:family="paragraph" style:parent-style-name="Text_20_body" style:list-style-name="L12"/>
    <style:style style:name="P35" style:family="paragraph" style:parent-style-name="Heading_20_2">
      <style:paragraph-properties fo:break-before="page"/>
    </style:style>
    <style:style style:name="P36" style:family="paragraph" style:parent-style-name="Text_20_body" style:list-style-name="L13">
      <style:text-properties fo:font-size="10.5pt" style:font-size-asian="10.5pt" style:font-size-complex="10.5pt"/>
    </style:style>
    <style:style style:name="P37" style:family="paragraph" style:parent-style-name="Text_20_body">
      <style:text-properties fo:font-size="10.5pt" style:font-size-asian="10.5pt" style:font-size-complex="10.5pt"/>
    </style:style>
    <style:style style:name="P38" style:family="paragraph" style:parent-style-name="Text_20_body" style:list-style-name="L14"/>
    <style:style style:name="P39" style:family="paragraph" style:parent-style-name="Table_20_Heading">
      <style:paragraph-properties fo:text-align="start" style:justify-single-word="false"/>
      <style:text-properties fo:font-size="10.5pt" fo:font-weight="normal" style:font-size-asian="10.5pt" style:font-weight-asian="normal" style:font-size-complex="10.5pt" style:font-weight-complex="normal"/>
    </style:style>
    <style:style style:name="P40" style:family="paragraph" style:parent-style-name="Table_20_Contents">
      <style:text-properties fo:font-size="10.5pt" fo:font-weight="normal" style:font-size-asian="10.5pt" style:font-weight-asian="normal" style:font-size-complex="10.5pt" style:font-weight-complex="normal"/>
    </style:style>
    <style:style style:name="P41" style:family="paragraph" style:parent-style-name="Table_20_Contents">
      <style:text-properties fo:font-size="10.5pt" style:font-size-asian="10.5pt" style:font-size-complex="10.5pt"/>
    </style:style>
    <style:style style:name="P42" style:family="paragraph" style:parent-style-name="Text_20_body">
      <style:text-properties fo:font-size="10.5pt" fo:font-weight="normal" style:font-size-asian="10.5pt" style:font-weight-asian="normal" style:font-size-complex="10.5pt" style:font-weight-complex="normal"/>
    </style:style>
    <style:style style:name="P43" style:family="paragraph" style:parent-style-name="Text_20_body" style:list-style-name="L15">
      <style:text-properties fo:font-weight="normal" style:font-weight-asian="normal" style:font-weight-complex="normal"/>
    </style:style>
    <style:style style:name="P44" style:family="paragraph" style:parent-style-name="Text_20_body">
      <style:text-properties fo:font-size="10pt" fo:font-weight="normal" style:font-size-asian="10pt" style:font-weight-asian="normal" style:font-size-complex="10pt" style:font-weight-complex="normal"/>
    </style:style>
    <style:style style:name="P45" style:family="paragraph" style:parent-style-name="Text_20_body" style:list-style-name="L16"/>
    <style:style style:name="P46" style:family="paragraph" style:parent-style-name="Text_20_body" style:list-style-name="L17"/>
    <style:style style:name="P47" style:family="paragraph" style:parent-style-name="Text_20_body" style:list-style-name="L18"/>
    <style:style style:name="P48" style:family="paragraph" style:parent-style-name="Text_20_body" style:list-style-name="L19"/>
    <style:style style:name="P49" style:family="paragraph" style:parent-style-name="Text_20_body" style:list-style-name="L20"/>
    <style:style style:name="P50" style:family="paragraph" style:parent-style-name="Text_20_body" style:list-style-name="L21"/>
    <style:style style:name="P51" style:family="paragraph" style:parent-style-name="Text_20_body" style:list-style-name="L22"/>
    <style:style style:name="P52" style:family="paragraph" style:parent-style-name="Text_20_body">
      <style:paragraph-properties>
        <style:tab-stops>
          <style:tab-stop style:position="0.6634in"/>
        </style:tab-stops>
      </style:paragraph-properties>
      <style:text-properties fo:font-size="10pt" style:font-size-asian="10pt" style:font-size-complex="10pt"/>
    </style:style>
    <style:style style:name="P53" style:family="paragraph" style:parent-style-name="Table_20_Heading">
      <style:paragraph-properties fo:text-align="start" style:justify-single-word="false">
        <style:tab-stops>
          <style:tab-stop style:position="0.6634in"/>
        </style:tab-stops>
      </style:paragraph-properties>
      <style:text-properties fo:font-size="10pt" fo:font-weight="normal" style:font-size-asian="10pt" style:font-weight-asian="normal" style:font-size-complex="10pt" style:font-weight-complex="normal"/>
    </style:style>
    <style:style style:name="P54" style:family="paragraph" style:parent-style-name="Table_20_Contents">
      <style:paragraph-properties>
        <style:tab-stops>
          <style:tab-stop style:position="0.6634in"/>
        </style:tab-stops>
      </style:paragraph-properties>
      <style:text-properties fo:font-size="10pt" fo:font-weight="normal" style:font-size-asian="10pt" style:font-weight-asian="normal" style:font-size-complex="10pt" style:font-weight-complex="normal"/>
    </style:style>
    <style:style style:name="P55" style:family="paragraph" style:parent-style-name="Text_20_body" style:list-style-name="L23"/>
    <style:style style:name="P56" style:family="paragraph" style:parent-style-name="Text_20_body" style:list-style-name="L24"/>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ourier New" fo:font-size="10pt" style:font-size-asian="10pt" style:font-size-complex="10pt"/>
    </style:style>
    <style:style style:name="T4" style:family="text">
      <style:text-properties style:font-name="Courier New"/>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ize="10.5pt" style:font-size-asian="10.5pt" style:font-size-complex="10.5pt"/>
    </style:style>
    <style:style style:name="T8" style:family="text">
      <style:text-properties style:font-name="Courier New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style:wrap="none" style:vertical-pos="from-top" style:vertical-rel="paragraph" style:horizontal-pos="from-left" style:horizontal-rel="paragraph" fo:padding="0in" fo:border="none" style:shadow="none"/>
    </style:style>
    <style:style style:name="Sect1" style:family="section">
      <style:section-properties fo:margin-left="0in" fo:margin-right="0in" style:editable="false">
        <style:columns fo:column-count="0" fo:column-gap="0in"/>
      </style:section-properties>
    </style:style>
    <style:style style:name="Sect2" style:family="section">
      <style:section-properties style:editable="false">
        <style:columns fo:column-count="0" fo:column-gap="0in"/>
      </style:section-properties>
    </style:style>
    <text:list-style style:name="L1">
      <text:list-level-style-number text:level="1" style:num-suffix=" - " style:num-format="1">
        <style:list-level-properties text:min-label-distance="0.15in"/>
      </text:list-level-style-number>
      <text:list-level-style-number text:level="2" style:num-suffix=" - " style:num-format="1" text:display-levels="2">
        <style:list-level-properties text:min-label-distance="0.15in"/>
      </text:list-level-style-number>
      <text:list-level-style-number text:level="3" style:num-suffix=" - " style:num-format="1" text:display-levels="3">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unnamed0" form:apply-filter="true" form:control-implementation="ooo:com.sun.star.form.component.Form" office:target-frame="" xlink:href="http://rollerweblogger.org/wiki/Search.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1" form:apply-filter="true" form:control-implementation="ooo:com.sun.star.form.component.Form" office:target-frame="" xlink:href="http://rollerweblogger.org/wiki/Search.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wrapper">
        <text:section text:style-name="Sect1" text:name="banner">
          <text:p text:style-name="P1"/>
          <text:p text:style-name="P1"/>
          <text:p text:style-name="P1"/>
          <text:p text:style-name="P1"/>
          <text:p text:style-name="P2">Template Guide</text:p>
          <text:p text:style-name="P3"/>
          <text:p text:style-name="P2"/>
          <text:p text:style-name="P4"><text:bookmark-start text:name="DDE_LINK"/>Apache Roller</text:p>
          <text:p text:style-name="P5"><text:s/>(incubating) </text:p>
          <text:p text:style-name="P4">Version 3.<text:bookmark-end text:name="DDE_LINK"/>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
          <text:p text:style-name="P6"/>
          <text:p text:style-name="P6"/>
          <text:p text:style-name="P6"/>
          <text:p text:style-name="P6"/>
          <text:p text:style-name="P6"/>
          <text:p text:style-name="P6"/>
          <text:p text:style-name="P6"/>
          <text:p text:style-name="P6"/>
          <text:p text:style-name="P6"/>
          <text:p text:style-name="P6"/>
          <text:p text:style-name="P7">Licensed to the Apache Software Foundation (ASF) under one or more contributor license agreements. <text:s/>The ASF licenses this file to You under the Apache License, Version 2.0 (the "License"); you may not use this file except in compliance with the License. You may obtain a copy of the License at</text:p>
          <text:p text:style-name="P7"><text:s text:c="6"/>http://www.apache.org/licenses/LICENSE-2.0</text:p>
          <text:p text:style-name="P7">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For additional information regarding copyright in this work, please see the NOTICE file in the top level directory of this distribution.</text:p>
        </text:section>
        <text:section text:style-name="Sect1" text:name="centercontent">
          <text:p text:style-name="P8"/>
          <text:table-of-content text:style-name="Sect2" text:protected="true" text:name="Table of Contents2">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9">1 - Introduction<text:tab/>3</text:p>
              <text:p text:style-name="P9">2 - Overview<text:tab/>4</text:p>
              <text:p text:style-name="P10">2.1 - Page templates<text:tab/>4</text:p>
              <text:p text:style-name="P10">2.2 - The Velocity template language<text:tab/>4</text:p>
              <text:p text:style-name="P9">3 - Editing and creating page templates<text:tab/>6</text:p>
              <text:p text:style-name="P10">3.1 - The Weblog template<text:tab/>6</text:p>
              <text:p text:style-name="P10">3.2 - The _day template<text:tab/>8</text:p>
              <text:p text:style-name="P10">3.3 - Customizing your theme<text:tab/>9</text:p>
              <text:p text:style-name="P10">3.4 - Editing and creating page templates<text:tab/>10</text:p>
              <text:p text:style-name="P9">4 - Using models, objects and macros<text:tab/>12</text:p>
              <text:p text:style-name="P10">4.1 - Accessing data via models and objects<text:tab/>12</text:p>
              <text:p text:style-name="P10">4.2 - Calling macros<text:tab/>12</text:p>
              <text:p text:style-name="P10">4.3 - A word about pagers<text:tab/>13</text:p>
              <text:p text:style-name="P9">5 - Model Object Reference <text:tab/>14</text:p>
              <text:p text:style-name="P10">5.1 - $config<text:tab/>14</text:p>
              <text:p text:style-name="P10">5.2 - $model<text:tab/>15</text:p>
              <text:p text:style-name="P10">5.3 - $url<text:tab/>17</text:p>
              <text:p text:style-name="P10">5.4 - $utils<text:tab/>18</text:p>
              <text:p text:style-name="P9">6 - Data Object Reference<text:tab/>19</text:p>
              <text:p text:style-name="P10">6.1 - Bookmark<text:tab/>19</text:p>
              <text:p text:style-name="P10">6.2 - BookmarkFolder<text:tab/>19</text:p>
              <text:p text:style-name="P10">6.3 - Comment<text:tab/>20</text:p>
              <text:p text:style-name="P10">6.4 - PageTemplate<text:tab/>20</text:p>
              <text:p text:style-name="P10">6.5 - Referrer<text:tab/>20</text:p>
              <text:p text:style-name="P10">6.6 - TagStat<text:tab/>21</text:p>
              <text:p text:style-name="P10">6.7 - User<text:tab/>21</text:p>
              <text:p text:style-name="P10">6.8 - Weblog<text:tab/>21</text:p>
              <text:p text:style-name="P10">6.9 - WeblogCategory<text:tab/>22</text:p>
              <text:p text:style-name="P10">6.10 - WeblogEntry<text:tab/>22</text:p>
              <text:p text:style-name="P10">6.11 - WeblogEntryTag<text:tab/>23</text:p>
              <text:p text:style-name="P10">6.12 - WeblogEntryAttribute<text:tab/>23</text:p>
              <text:p text:style-name="P9">7 - Macro Reference<text:tab/>24</text:p>
              <text:p text:style-name="P10">7.1 - Entry macros<text:tab/>24</text:p>
              <text:p text:style-name="P10">7.2 - Comment macros<text:tab/>24</text:p>
              <text:p text:style-name="P10">7.3 - List macros<text:tab/>24</text:p>
              <text:p text:style-name="P10">7.4 - Menu macros<text:tab/>24</text:p>
              <text:p text:style-name="P10">7.5 - Search macros<text:tab/>24</text:p>
              <text:p text:style-name="P10">7.6 - Misc. macros<text:tab/>25</text:p>
              <text:p text:style-name="P10">7.7 - Displaying a Tag Cloud<text:tab/>25</text:p>
              <text:p text:style-name="P9">8 - Additional models<text:tab/>26</text:p>
              <text:p text:style-name="P10">8.1 - $site<text:tab/>26</text:p>
              <text:p text:style-name="P10">8.2 - $planet<text:tab/>27</text:p>
            </text:index-body>
          </text:table-of-content>
          <text:p text:style-name="Text_20_body"/>
          <text:h text:style-name="P11" text:outline-level="1">Introduction</text:h>
          <text:p text:style-name="Text_20_body">If you know a little about HTML and CSS, then you'll find that it's easy to customize the appearance, layout and content of your Roller-based weblog. You can change the appearance of any of your weblog's pages and add as many new pages as you want. Any Roller user can do it through Roller's web-based interface and it's all done with Roller's simple and easy-to-use template language. In this guide, we'll tell you how. We'll start by explaining how Roller's weblog template system works then we'll provide a reference to the objects and macros that you can use in your templates.</text:p>
          <text:p text:style-name="P12">NOTE: If you have only AUTHOR or LIMITED permissions within a weblog then you won't have access to the Preferences-&gt;Theme or Preferences-&gt;Templates pages and you won't be able to change or customize your theme. You need to have ADMIN permission within a weblog to be able to do the things described in this guide.</text:p>
          <text:p text:style-name="P12">NOTE: It is possible for a Roller site administrator to disable theme customization. So if you do have ADMIN permission in your weblog and you still don't see the Preferences-&gt;Templates page, perhaps your Roller site does not allow customization.</text:p>
          <text:p text:style-name="Text_20_body"/>
          <text:h text:style-name="P11" text:outline-level="1">Overview</text:h>
          <text:p text:style-name="Standard">Each Roller weblog is defined by a set of page templates, which you can edit to customize the content, layout and appearance of your weblog. </text:p>
          <text:h text:style-name="Heading_20_2" text:outline-level="2">Page templates</text:h>
          <text:p text:style-name="Text_20_body">When you create a new Roller weblog you must pick a theme to define the new weblog's appearance and layout. A theme is just a small set of templates, where each template contains HTML code, template language expressions and macros. What's a template? A template for an HTML web page is simply an HTML web page with some Velocity code embedded inside. For example, this is a valid Roller template, with one Velocity expression:</text:p>
          <text:p text:style-name="Code"><text:s text:c="4"/>&lt;html&gt;</text:p>
          <text:p text:style-name="Code"><text:s text:c="4"/>&lt;body&gt;</text:p>
          <text:p text:style-name="Code"><text:s text:c="8"/>My blog is named <text:span text:style-name="T1">$model.weblog.name</text:span></text:p>
          <text:p text:style-name="Code"><text:s text:c="4"/>&lt;/body&gt;</text:p>
          <text:p text:style-name="Code"><text:s text:c="4"/>&lt;/html&gt;</text:p>
          <text:p text:style-name="Code"/>
          <text:p text:style-name="Text_20_body">The string "$model.weblog.name" is a template language expression and when Roller displays the template, that expression will be replaced with the name of the weblog.</text:p>
          <text:p text:style-name="Text_20_body">Note that <text:span text:style-name="T1">$model</text:span> is something special. Roller makes a set of objects, known as <text:span text:style-name="T2">models</text:span>, available to page templates. In the example above, we see only the $model object, but here are others. You'll learn more about models in Section 4 and Section 5 provides a complete reference.</text:p>
          <text:h text:style-name="Heading_20_2" text:outline-level="2">The Velocity template language</text:h>
          <text:p text:style-name="Text_20_body">The simple template language that we use inside Roller page templates is called Velocity. It's designed to be simple and easy for even non-programmers, but it's also a simple programming language. You can set variables, use if-else conditional logic and create loops. <text:s/></text:p>
          <text:p text:style-name="Text_20_body">For example, this Roller page template will list the categories available in your weblog except for the one named Music:</text:p>
          <text:p text:style-name="Code"><text:s text:c="4"/>&lt;html&gt;</text:p>
          <text:p text:style-name="Code"><text:s text:c="4"/>&lt;body&gt;</text:p>
          <text:p text:style-name="Code"><text:s text:c="8"/>My blog is named <text:span text:style-name="T1">$model.weblog.name</text:span>. These are my categories:&lt;br&gt;</text:p>
          <text:p text:style-name="P13"><text:s text:c="8"/>#foreach ($cat in $model.weblog.categories)</text:p>
          <text:p text:style-name="P13"><text:s text:c="12"/>#if ($cat.name != "Music")</text:p>
          <text:p text:style-name="Code"><text:s text:c="16"/><text:span text:style-name="T1">$cat.name</text:span>&lt;br&gt;</text:p>
          <text:p text:style-name="Code"><text:s text:c="12"/><text:span text:style-name="T1">#end</text:span></text:p>
          <text:p text:style-name="P13"><text:s text:c="8"/>#end</text:p>
          <text:p text:style-name="Code"><text:s text:c="4"/>&lt;/body&gt;</text:p>
          <text:p text:style-name="Code"><text:s text:c="4"/>&lt;/html&gt;</text:p>
          <text:p text:style-name="Code"/>
          <text:p text:style-name="Text_20_body">Velocity also supports the concepts of <text:span text:style-name="T2">macros</text:span>. A macro is essentially a Velocity method call. We use them in Roller to generate HTML. For example, as illustrated below, to display a bookmark folder you first retrieve if from the weblog and second pass it to the <text:span text:style-name="T3">#showBookmarkLinksList()</text:span> macro to display it as an HTML <text:span text:style-name="T3">&lt;ul&gt;</text:span> list.</text:p>
          <text:p text:style-name="Code"><text:s text:c="4"/>&lt;html&gt;</text:p>
          <text:p text:style-name="Code"><text:s text:c="4"/>&lt;body&gt;</text:p>
          <text:p text:style-name="Code"><text:s text:c="8"/>&lt;h2&gt;Blogroll&lt;/h2&gt;</text:p>
          <text:p text:style-name="P13"><text:s text:c="8"/>#set($rootFolder = $model.weblog.getBookmarkFolder("/"))</text:p>
          <text:p text:style-name="P13"><text:s text:c="8"/>#showBookmarkLinksList($rootFolder false false) </text:p>
          <text:p text:style-name="Code"><text:s text:c="4"/>&lt;/body&gt;</text:p>
          <text:p text:style-name="Code"><text:s text:c="4"/>&lt;/html&gt;</text:p>
          <text:p text:style-name="Code"/>
          <text:p text:style-name="Text_20_body">You'll learn more about macros in Section <text:s/>4 and Section 7 provides a complete reference to the standard Roller macros. If you want more information on Velocity. the Here are links to the User and Reference guides:</text:p>
          <text:list text:style-name="L2">
            <text:list-item>
              <text:p text:style-name="P14"><text:a xlink:type="simple" xlink:href="http://jakarta.apache.org/velocity/docs/user-guide.html">http://jakarta.apache.org/velocity/docs/user-guide.html</text:a></text:p>
            </text:list-item>
            <text:list-item>
              <text:p text:style-name="P14"><text:a xlink:type="simple" xlink:href="http://jakarta.apache.org/velocity/docs/vtl-reference-guide.html">http://jakarta.apache.org/velocity/docs/vtl-reference-guide.html</text:a></text:p>
            </text:list-item>
          </text:list>
          <text:p text:style-name="Text_20_body"/>
          <text:p text:style-name="Text_20_body">Now that we've covered the basic concepts of page templates and the Velocity template language, let's dig into the details of editing templates.</text:p>
          <text:p text:style-name="Text_20_body"/>
          <text:h text:style-name="P11" text:outline-level="1">Editing and creating page templates</text:h>
          <text:p text:style-name="Text_20_body">After you've used Roller <text:span text:style-name="T1">Preferences-&gt;Themes</text:span> page to customize your weblog theme, you can edit and create page templates through the <text:span text:style-name="T1">Preferences-&gt;Templates</text:span> page. We'll show you how to do that, but first you need to understand <text:s/>how the required pages, found in every theme, work together to display a weblog.</text:p>
          <text:p text:style-name="Text_20_body">Every theme is different, but all themes must have two required pages -- pages that you cannot rename or delete. These are the <text:span text:style-name="T1">Weblog</text:span> template, which defines the main page of your blog, and the <text:span text:style-name="T1">_day</text:span> template, which defines how each day's worth of blog entries is displayed on your main page. Some themes also have a required page named <text:span text:style-name="T1">_css</text:span> which defines the CSS style code used by the weblog.</text:p>
          <text:p text:style-name="Text_20_body">First, let's look at a simple Weblog template. </text:p>
          <text:h text:style-name="Heading_20_2" text:outline-level="2">The Weblog template</text:h>
          <text:p text:style-name="Text_20_body">Below is a simple Weblog page that displays all of the data that weblog typically contains including recent entries with paging to past entries, category link, feed links, a calendar and feed auto-discovery. Check the annotations for more detail.</text:p>
          <text:p text:style-name="P15">Listing 1: a typical Weblog template </text:p>
          <text:p text:style-name="Code">&lt;!DOCTYPE html PUBLIC "-//W3C//DTD HTML 4.01 Transitional//EN"&gt;</text:p>
          <text:p text:style-name="Code">&lt;html&gt;&lt;head&gt; <text:s text:c="3"/></text:p>
          <text:p text:style-name="Code"><text:s text:c="4"/>&lt;title&gt;<text:span text:style-name="T1">$model.weblog.name</text:span> : <text:span text:style-name="T1">$model.weblogPage.name</text:span>&lt;/title&gt; <text:s text:c="13"/><text:tab/><text:span text:style-name="T1">#1</text:span></text:p>
          <text:p text:style-name="Code"><text:s text:c="4"/><text:span text:style-name="T1">#showAutodiscoveryLinks($model.weblog) <text:s text:c="33"/><text:tab/>#2</text:span></text:p>
          <text:p text:style-name="Code"><text:s text:c="4"/>&lt;style type="text/css"&gt;<text:span text:style-name="T1">#includeTemplate($model.weblog "_css")</text:span>&lt;/style&gt;<text:tab/><text:span text:style-name="T1">#3</text:span></text:p>
          <text:p text:style-name="Code">&lt;/head&gt; <text:s/></text:p>
          <text:p text:style-name="Code">&lt;body&gt; <text:s/></text:p>
          <text:p text:style-name="Code">&lt;table border="0" align="center" width="95%"&gt;</text:p>
          <text:p text:style-name="Code"><text:s text:c="4"/>&lt;tr&gt; <text:s text:c="7"/></text:p>
          <text:p text:style-name="Code"><text:s text:c="8"/>&lt;td class="entries" width="80%" valign="top"&gt;</text:p>
          <text:p text:style-name="Code"><text:s text:c="12"/>&lt;h1&gt;<text:span text:style-name="T1">$model.weblog.name</text:span>&lt;/h1&gt; <text:s text:c="24"/><text:tab/><text:tab/><text:tab/><text:span text:style-name="T1">#4</text:span></text:p>
          <text:p text:style-name="Code"><text:s text:c="12"/>&lt;p class="descrip"&gt;<text:span text:style-name="T1">$model.weblog.description</text:span>&lt;/p&gt; <text:s text:c="3"/></text:p>
          <text:p text:style-name="Code"><text:s text:c="12"/><text:span text:style-name="T1">#set($rootCategory = $model.weblog.getWeblogCategory("nil")) <text:s text:c="2"/><text:tab/>#5</text:span></text:p>
          <text:p text:style-name="Code"><text:span text:style-name="T1"><text:s text:c="12"/>#showWeblogCategoryLinksList($rootCategory false false)</text:span>&lt;br&gt; <text:s text:c="2"/></text:p>
          <text:p text:style-name="Code"><text:s text:c="12"/><text:span text:style-name="T1">#set($pager = $model.getWeblogEntriesPager()) <text:s text:c="2"/><text:tab/><text:tab/><text:tab/>#6</text:span></text:p>
          <text:p text:style-name="Code"><text:s text:c="12"/>&lt;div class="next-previous"&gt;</text:p>
          <text:p text:style-name="P13"><text:s text:c="16"/>#if ($model.results)<text:tab/><text:tab/><text:tab/><text:tab/><text:tab/><text:tab/><text:tab/>#7</text:p>
          <text:p text:style-name="P13"><text:s text:c="20"/>#showWeblogSearchAgainForm($model.weblog)<text:tab/><text:tab/></text:p>
          <text:p text:style-name="P13"><text:s text:c="20"/>#showNextPrevSearchControl($pager) <text:s text:c="10"/><text:tab/></text:p>
          <text:p text:style-name="P13"><text:s text:c="16"/>#else</text:p>
          <text:p text:style-name="P13"><text:s text:c="20"/>#showNextPrevEntriesControl($pager) <text:s text:c="5"/><text:tab/><text:tab/><text:tab/>#8</text:p>
          <text:p text:style-name="P13"><text:s text:c="16"/>#end</text:p>
          <text:p text:style-name="Code"><text:s text:c="12"/>&lt;/div&gt;</text:p>
          <text:p text:style-name="P13"><text:s text:c="12"/>#showWeblogEntriesPager($pager) <text:s text:c="4"/><text:tab/><text:tab/><text:tab/><text:tab/><text:tab/>#9</text:p>
          <text:p text:style-name="P13"><text:s text:c="12"/>#if ($model.permalink) <text:s text:c="18"/><text:tab/><text:tab/><text:tab/><text:tab/><text:tab/>#10</text:p>
          <text:p text:style-name="P13"><text:s text:c="15"/>#showWeblogEntryComments($entry) <text:s text:c="6"/><text:tab/><text:tab/><text:tab/></text:p>
          <text:p text:style-name="P13"><text:s text:c="15"/>#showWeblogEntryCommentForm($entry) <text:s text:c="4"/><text:tab/><text:tab/><text:tab/></text:p>
          <text:p text:style-name="P13"><text:s text:c="12"/>#end</text:p>
          <text:p text:style-name="Code"><text:s text:c="8"/>&lt;/td&gt; <text:s text:c="7"/></text:p>
          <text:p text:style-name="Code"><text:s text:c="8"/>&lt;td width="20%" valign="top"&gt;</text:p>
          <text:p text:style-name="Code"><text:s text:c="12"/>&lt;h2&gt;Calendar&lt;/h2&gt; </text:p>
          <text:p text:style-name="Code"><text:s text:c="12"/><text:span text:style-name="T1">#showWeblogEntryCalendar($model.weblog "nil") <text:s text:c="2"/><text:tab/><text:tab/><text:tab/>#11</text:span></text:p>
          <text:p text:style-name="Code"><text:s text:c="12"/>&lt;h2&gt;Feeds&lt;/h2&gt; </text:p>
          <text:p text:style-name="Code"><text:s text:c="12"/><text:span text:style-name="T1">#showAtomFeedsList($model.weblog) <text:s text:c="3"/><text:tab/><text:tab/><text:tab/><text:tab/><text:tab/>#12</text:span></text:p>
          <text:p text:style-name="Code"><text:s text:c="12"/>&lt;h2&gt;Search&lt;/h2&gt;</text:p>
          <text:p text:style-name="Code"><text:s text:c="12"/><text:span text:style-name="T1">#showWeblogSearchForm($model.weblog false) <text:s/><text:tab/><text:tab/><text:tab/><text:tab/>#13</text:span></text:p>
          <text:p text:style-name="Code"><text:s text:c="12"/>&lt;h2&gt;Links&lt;/h2&gt;</text:p>
          <text:p text:style-name="Code"><text:s text:c="12"/><text:span text:style-name="T1">#set($rootFolder = $model.weblog.getBookmarkFolder("/")) <text:s/><text:tab/><text:tab/>#14</text:span></text:p>
          <text:p text:style-name="Code"><text:s text:c="12"/><text:span text:style-name="T1">#showBookmarkLinksList($rootFolder false false) <text:s text:c="10"/><text:tab/></text:span></text:p>
          <text:p text:style-name="Code"><text:s text:c="12"/>&lt;h2&gt;Navigation&lt;/h2&gt;</text:p>
          <text:p text:style-name="Code"><text:s text:c="12"/><text:span text:style-name="T1">#showPageMenu($model.weblog) <text:s text:c="5"/><text:tab/><text:tab/><text:tab/><text:tab/><text:tab/><text:tab/>#15</text:span></text:p>
          <text:p text:style-name="Code"><text:s text:c="12"/><text:span text:style-name="T1">#showAuthorMenu(true) <text:s text:c="12"/><text:tab/><text:tab/><text:tab/><text:tab/><text:tab/><text:tab/>#16</text:span></text:p>
          <text:p text:style-name="Code"><text:s text:c="12"/>&lt;h2&gt;Referrers&lt;/h2&gt;</text:p>
          <text:p text:style-name="Code"><text:s text:c="12"/><text:span text:style-name="T1">#set($refs = $model.weblog.getTodaysReferrers()) <text:s text:c="2"/><text:tab/><text:tab/><text:tab/>#17</text:span></text:p>
          <text:p text:style-name="Code"><text:s text:c="12"/><text:span text:style-name="T1">#showReferrersList($refs 30 20) <text:s text:c="19"/><text:tab/><text:tab/></text:span></text:p>
          <text:p text:style-name="Code"><text:s text:c="8"/>&lt;/td&gt;</text:p>
          <text:p text:style-name="Code"><text:s text:c="4"/>&lt;/tr&gt;</text:p>
          <text:p text:style-name="Code">&lt;/table&gt;</text:p>
          <text:p text:style-name="Code">&lt;/body&gt;</text:p>
          <text:p text:style-name="Code">&lt;/html&gt;</text:p>
          <text:p text:style-name="Code"/>
          <text:p text:style-name="Text_20_body">The above template includes a good mix of Velocity expressions and statements. There's a lot going on, so let's <text:s/>explain it in detail. Here's the point-by-point breakdown.</text:p>
          <text:list text:style-name="L3">
            <text:list-item>
              <text:list>
                <text:list-item>
                  <text:list>
                    <text:list-item>
                      <text:p text:style-name="P16"><text:span text:style-name="T1">HTML title</text:span><text:line-break/>For the HTML title we use the weblog's name, a colon and the name of the page template that is currently being displayed.</text:p>
                    </text:list-item>
                    <text:list-item>
                      <text:p text:style-name="P16"><text:span text:style-name="T1">Auto-discovery links</text:span><text:line-break/>The <text:span text:style-name="T3">#showAutodiscoveryLinks() </text:span>macro adds the HTML <text:span text:style-name="T3">&lt;link&gt;</text:span> elements required for RSS and Atom feed auto-discovery as well as RSD for weblog clients.</text:p>
                    </text:list-item>
                    <text:list-item>
                      <text:p text:style-name="P16"><text:span text:style-name="T1">Include CSS styles</text:span><text:line-break/>Here we use the include the theme's <text:span text:style-name="T1">_css</text:span> template directly in the page, right inside a pair of <text:span text:style-name="T3">&lt;style&gt;</text:span> tags. </text:p>
                    </text:list-item>
                    <text:list-item>
                      <text:p text:style-name="P16"><text:span text:style-name="T1">Display a page title</text:span><text:line-break/>Here we use the weblog's name again in an <text:span text:style-name="T4">&lt;h1&gt;</text:span> title.</text:p>
                    </text:list-item>
                    <text:list-item>
                      <text:p text:style-name="P16"><text:span text:style-name="T1">Category links list</text:span><text:line-break/>Display a list of weblog category links.</text:p>
                    </text:list-item>
                    <text:list-item>
                      <text:p text:style-name="P16"><text:span text:style-name="T1">Get entries pager</text:span><text:line-break/>Get the entries pager object so we can display entries and a paging control.</text:p>
                    </text:list-item>
                    <text:list-item>
                      <text:p text:style-name="P16"><text:span text:style-name="T1">Show search results control?</text:span> <text:line-break/>Show search results pager control if search in progress</text:p>
                    </text:list-item>
                    <text:list-item>
                      <text:p text:style-name="P16"><text:span text:style-name="T1">Else . . .<text:line-break/></text:span>Show normal entries pager control. </text:p>
                    </text:list-item>
                    <text:list-item>
                      <text:p text:style-name="P16"><text:span text:style-name="T1">Show entries</text:span><text:line-break/>Show current page's worth of entries (or search results). Calls on <text:span text:style-name="T1">_day</text:span> template to do the display of each day's worth of entries.</text:p>
                    </text:list-item>
                    <text:list-item>
                      <text:p text:style-name="P16"><text:span text:style-name="T1">Show comments?</text:span> <text:line-break/>If we're on a permalink page, then show comments and comments form</text:p>
                    </text:list-item>
                    <text:list-item>
                      <text:p text:style-name="P16"><text:span text:style-name="T1">Show the calendar</text:span> <text:line-break/>Show the standard weblog calendar.</text:p>
                    </text:list-item>
                    <text:list-item>
                      <text:p text:style-name="P16"><text:span text:style-name="T1">Show feed links</text:span><text:line-break/>Show links to all available Atom entry feeds, one per category.</text:p>
                    </text:list-item>
                    <text:list-item>
                      <text:p text:style-name="P16"><text:span text:style-name="T1">Search form</text:span><text:line-break/>Show the weblog search form, false indicates no category chooser.</text:p>
                    </text:list-item>
                    <text:list-item>
                      <text:p text:style-name="P16"><text:span text:style-name="T1">Display blogroll</text:span><text:line-break/>Display contents of the root bookmark folder.</text:p>
                    </text:list-item>
                    <text:list-item>
                      <text:p text:style-name="P16"><text:span text:style-name="T1">Show page menu</text:span><text:line-break/>Display navigation bar of pages available in weblog.</text:p>
                    </text:list-item>
                    <text:list-item>
                      <text:p text:style-name="P16"><text:span text:style-name="T1">Show author menu</text:span><text:line-break/>Display author's menu, only visible to authorized users.</text:p>
                    </text:list-item>
                    <text:list-item>
                      <text:p text:style-name="P16"><text:span text:style-name="T1">Display today's referrers</text:span><text:line-break/>Display today's referrer URL with hit counts.</text:p>
                    </text:list-item>
                  </text:list>
                </text:list-item>
              </text:list>
            </text:list-item>
          </text:list>
          <text:p text:style-name="Standard"/>
          <text:p text:style-name="Standard">Note in point #9 that the display of the weblog entries is controlled by another template, the _day template. So next let's take a look at that _day template.</text:p>
          <text:h text:style-name="Heading_20_2" text:outline-level="2">The _day template</text:h>
          <text:p text:style-name="Text_20_body">A theme's _day template is responsible for displaying one day's worth of weblog entries. Here's a typical _day template, one that corresponds to the above Weblog template.</text:p>
          <text:p text:style-name="P12">Listing 2: a typical _day template</text:p>
          <text:p text:style-name="Code">&lt;div class="dayBox"&gt;</text:p>
          <text:p text:style-name="Code"><text:s text:c="4"/>&lt;div class="dayTitle"&gt;</text:p>
          <text:p text:style-name="Code"><text:s text:c="7"/><text:span text:style-name="T1">$utils.formatDate($day, "EEEE MMM dd, yyyy") <text:s/><text:tab/><text:tab/><text:tab/><text:tab/><text:tab/>#1</text:span></text:p>
          <text:p text:style-name="Code"><text:s text:c="4"/>&lt;/div&gt;</text:p>
          <text:p text:style-name="Code"><text:s text:c="4"/><text:span text:style-name="T1">#foreach($entry in $entries) <text:s text:c="21"/><text:tab/><text:tab/><text:tab/><text:tab/>#2</text:span></text:p>
          <text:p text:style-name="Code"><text:s text:c="4"/>&lt;div class="entryBox"&gt;</text:p>
          <text:p text:style-name="Code"><text:s text:c="8"/>&lt;p class="entryTitle"&gt;<text:span text:style-name="T1">$entry.title</text:span>&lt;/p&gt;<text:tab/><text:tab/><text:tab/><text:tab/><text:tab/><text:tab/><text:span text:style-name="T1">#3</text:span></text:p>
          <text:p text:style-name="Code"><text:s text:c="8"/>&lt;p class="entryContent"&gt;</text:p>
          <text:p text:style-name="Code"><text:s text:c="12"/>#if($model.permalink)<text:tab/><text:tab/><text:tab/><text:tab/><text:tab/><text:tab/><text:tab/><text:tab/><text:span text:style-name="T1">#4</text:span></text:p>
          <text:p text:style-name="Code"><text:s text:c="16"/>$entry.displayContent</text:p>
          <text:p text:style-name="Code"><text:s text:c="12"/>#else</text:p>
          <text:p text:style-name="Code"><text:s text:c="16"/>$entry.displayContent($url.entry($entry.anchor))</text:p>
          <text:p text:style-name="Code"><text:s text:c="12"/>#end</text:p>
          <text:p text:style-name="Code"><text:span text:style-name="T1"><text:s text:c="8"/></text:span><text:span text:style-name="T5">&lt;/p&gt;</text:span></text:p>
          <text:p text:style-name="Code"/>
          <text:p text:style-name="Code"><text:s text:c="8"/>&lt;p class="entryInfo"&gt;</text:p>
          <text:p text:style-name="Code"><text:s text:c="12"/>Posted at </text:p>
          <text:p text:style-name="Code"><text:s text:c="12"/>&lt;a href="<text:span text:style-name="T1">$url.entry($entry.anchor)</text:span>"&gt; <text:s text:c="28"/><text:tab/><text:span text:style-name="T1">#5</text:span></text:p>
          <text:p text:style-name="Code"><text:s text:c="15"/><text:span text:style-name="T1">$utils.formatDate($entry.pubTime, "hh:mma MMM dd, yyyy")</text:span>&lt;/a&gt;</text:p>
          <text:p text:style-name="Code"><text:s text:c="12"/>by <text:span text:style-name="T1">$entry.creator.fullName</text:span> in <text:tab/><text:tab/><text:tab/><text:tab/><text:tab/><text:tab/><text:span text:style-name="T1">#6</text:span></text:p>
          <text:p text:style-name="Code"><text:s text:c="12"/>&lt;span class="category"&gt;<text:span text:style-name="T1">$entry.category.name</text:span>&lt;/span&gt; &amp;nbsp;|&amp;nbsp;<text:tab/><text:span text:style-name="T1">#7</text:span></text:p>
          <text:p text:style-name="Code"><text:s text:c="12"/><text:span text:style-name="T1">#if ($utils.isUserAuthorizedToAuthor($entry.website))<text:tab/><text:tab/><text:tab/>#8</text:span></text:p>
          <text:p text:style-name="Code"><text:s text:c="15"/>&lt;a href="<text:span text:style-name="T1">$url.editEntry($entry.anchor)</text:span>"&gt;<text:span text:style-name="T1">Edit</text:span>&lt;/a&gt; &amp;nbsp;|&amp;nbsp;</text:p>
          <text:p text:style-name="Code"><text:s text:c="12"/><text:span text:style-name="T1">#end</text:span></text:p>
          <text:p text:style-name="Code"><text:s text:c="12"/>#if($entry.commentsStillAllowed || $entry.commentCount &gt; 0) <text:s/><text:tab/><text:span text:style-name="T1">#9</text:span></text:p>
          <text:p text:style-name="Code"><text:s text:c="16"/>#set($link = "$url.comments($entry.anchor)" )</text:p>
          <text:p text:style-name="Code"><text:s text:c="16"/>&lt;a href="<text:span text:style-name="T1">$link</text:span>" class="commentsLink"&gt;</text:p>
          <text:p text:style-name="Code"><text:s text:c="19"/>Comments[<text:span text:style-name="T1">$entry.commentCount</text:span>]&lt;/a&gt;</text:p>
          <text:p text:style-name="Code"><text:s text:c="12"/><text:span text:style-name="T1">#end</text:span></text:p>
          <text:p text:style-name="Code"><text:s text:c="8"/>&lt;/p&gt;</text:p>
          <text:p text:style-name="Code"><text:s text:c="4"/>&lt;/div&gt;</text:p>
          <text:p text:style-name="Code"><text:s text:c="4"/><text:span text:style-name="T1">#end</text:span></text:p>
          <text:p text:style-name="Code">&lt;/div&gt;</text:p>
          <text:p text:style-name="P17"/>
          <text:p text:style-name="Text_20_body">And here's a point-by-point description of the template language expressions and statements found in the above day template:</text:p>
          <text:list text:style-name="L4">
            <text:list-item>
              <text:p text:style-name="P18"><text:span text:style-name="T1">Display day header.</text:span><text:line-break/>For the day header, we display the current date in a long format.</text:p>
            </text:list-item>
            <text:list-item>
              <text:p text:style-name="P18"><text:span text:style-name="T1">Loop through day's entries.</text:span><text:line-break/>Here we use a $foreach loop to iterate through the $entries collection</text:p>
            </text:list-item>
            <text:list-item>
              <text:p text:style-name="P18"><text:span text:style-name="T1">Display entry title.</text:span><text:line-break/>Display the entry title in a &lt;div&gt; so that it can be easily <text:s/>styled.</text:p>
            </text:list-item>
            <text:list-item>
              <text:p text:style-name="P18"><text:span text:style-name="T1">Display entry content or summary.</text:span><text:line-break/>If we're on a permalink page, show the entry's content. Otherwise, show the summary if a summary is available.</text:p>
            </text:list-item>
            <text:list-item>
              <text:p text:style-name="P18"><text:span text:style-name="T1">Display entry permalink.</text:span><text:line-break/>Display permanent link to the entry.</text:p>
            </text:list-item>
            <text:list-item>
              <text:p text:style-name="P18"><text:span text:style-name="T1">Display entry author's name.</text:span><text:line-break/>Display the name of the author of the entry.</text:p>
            </text:list-item>
            <text:list-item>
              <text:p text:style-name="P18"><text:span text:style-name="T1">Display entry category.</text:span><text:line-break/>Display the name of the category associated with the entry.</text:p>
            </text:list-item>
            <text:list-item>
              <text:p text:style-name="P18"><text:span text:style-name="T1">Show edit link.</text:span><text:line-break/>If user is authorized, display link to edit the entry.</text:p>
            </text:list-item>
            <text:list-item>
              <text:p text:style-name="P18"><text:span text:style-name="T1">Show comments link.</text:span><text:line-break/>If comments are available or are still allowed, display link to entry comments.</text:p>
            </text:list-item>
          </text:list>
          <text:p text:style-name="Text_20_body">Now you've seen the required templates and you've seen most of the commonly used macros in action, let's discuss the mechanics of customizing your theme.</text:p>
          <text:h text:style-name="Heading_20_2" text:outline-level="2">Customizing your theme</text:h>
          <text:p text:style-name="Text_20_body">When you start a Roller weblog and you pick a theme, your weblog uses a <text:span text:style-name="T2">shared</text:span> copy of that theme. The page templates that define your theme are shared by all of the other users who have also picked that theme. Using a shared theme is nice because, when your Roller site administrator makes fixes and improvements to that shared theme, then you'll get those automatically. But you can't customize a shared theme. Before you can customize your theme, you've got to get your own copy of the theme's page templates like so:</text:p>
          <text:p text:style-name="Text_20_body"/>
          <text:list text:style-name="L5">
            <text:list-item>
              <text:p text:style-name="P19"><draw:frame draw:style-name="fr1" draw:name="graphics1" text:anchor-type="paragraph" svg:x="0.5508in" svg:y="0.5035in" svg:width="6.0618in" svg:height="3.5425in" draw:z-index="0"><draw:image xlink:href="Pictures/1000020100000305000001D7BFE90EA6.png" xlink:type="simple" xlink:show="embed" xlink:actuate="onLoad"/></draw:frame><text:span text:style-name="T1">Go to the Preferences-&gt;Theme page.</text:span><text:line-break/>Login to Roller and go to your weblog's <text:span text:style-name="T1">Preferences-&gt;Themes</text:span> page. Shown below.<text:line-break/></text:p>
            </text:list-item>
            <text:list-item>
              <text:p text:style-name="P19"><text:span text:style-name="T1">Pick and save the theme you'd like to customize.</text:span><text:line-break/>If you want to customize your weblog's current theme, then you can skip this step. If you have't decided which theme to customize, then use the preview combo-box to pick the theme that you'd like to use as your starting point. Once you've picked your theme, click the Save button to save it as your current theme.</text:p>
            </text:list-item>
            <text:list-item>
              <text:p text:style-name="P19"><draw:frame draw:style-name="fr1" draw:name="graphics2" text:anchor-type="paragraph" svg:x="0.5882in" svg:y="0.7665in" svg:width="3.8555in" svg:height="0.9744in" draw:z-index="2"><draw:image xlink:href="Pictures/10000201000001AD0000006E8E5B81B6.png" xlink:type="simple" xlink:show="embed" xlink:actuate="onLoad"/></draw:frame><text:span text:style-name="T1">Click the Customize button.</text:span><text:line-break/>Click the Customize button to customize your theme. When you do this, copies of the themes page templates will be copied into your weblog so you can edit them.</text:p>
            </text:list-item>
            <text:list-item>
              <text:p text:style-name="P19"><text:span text:style-name="T1">Customize your theme by editing and creating page templates.</text:span><text:line-break/>Go to the Preferences-&gt;Templates page, edit your page templates and add new ones as needed – as described in the next section.</text:p>
            </text:list-item>
          </text:list>
          <text:p text:style-name="Text_20_body">And if you get tired of your customized theme, just use the <text:span text:style-name="T1">Preferences-&gt;Theme</text:span> page to switch back to a shared theme – or pick another one to customize. Now let's discuss editing and creating templates.</text:p>
          <text:h text:style-name="Heading_20_2" text:outline-level="2">Editing and creating page templates</text:h>
          <text:p text:style-name="Text_20_body">Once you've got the page templates copied into your weblog, you can do just about anything you want to your theme. You can use the <text:span text:style-name="T1">Preferences-&gt;Templates</text:span> page, shown below, to create a new page, delete a page or choose a page to edit.</text:p>
          <text:p text:style-name="Text_20_body"><draw:frame draw:style-name="fr1" draw:name="graphics3" text:anchor-type="paragraph" svg:x="0.161in" svg:y="0.1992in" svg:width="6.6028in" svg:height="3.6626in" draw:z-index="1"><draw:image xlink:href="Pictures/1000020100000317000001BB3BE4C6E2.png" xlink:type="simple" xlink:show="embed" xlink:actuate="onLoad"/></draw:frame></text:p>
          <text:p text:style-name="Text_20_body">Now might be a good time to describe the <text:span text:style-name="T2">page template properties</text:span> since you can see them in the table above. The properties are name, description, link, navbar and hidden. Let's explain each:</text:p>
          <text:list text:style-name="L6">
            <text:list-item>
              <text:p text:style-name="P20"><text:span text:style-name="T1">Name</text:span>: Each template has a name, which you can display in your templates. You can also use the <text:span text:style-name="T4">#includeTemplate()</text:span> macro to include the contents of one page in another, by referring to the template by name.</text:p>
            </text:list-item>
            <text:list-item>
              <text:p text:style-name="P20"><text:span text:style-name="T1">Description</text:span>: You can enter an option description for each page for display or just as a reminder to yourself as to the purpose of the page.</text:p>
            </text:list-item>
            <text:list-item>
              <text:p text:style-name="P20"><text:span text:style-name="T1">Link</text:span>: Each page template has a link property, which is used to form the URL for the page. For example, if the page's name is “simple” then the page will be available at the URL “/page/simple” within the weblog. </text:p>
            </text:list-item>
            <text:list-item>
              <text:p text:style-name="P20"><text:span text:style-name="T1">Navbar</text:span>: This is a flag that indicates whether the page is to be shown in the weblog navigation bar that is produced by the <text:span text:style-name="T4">#showPageMenu()</text:span> macro.</text:p>
            </text:list-item>
            <text:list-item>
              <text:p text:style-name="P20"><text:span text:style-name="T1">Hidden</text:span>: This is a flag that indicates that a page is hidden and not possible to access via URL.</text:p>
            </text:list-item>
          </text:list>
          <text:p text:style-name="Text_20_body"/>
          <text:p text:style-name="Text_20_body">For new templates that you add, you'll be able to edit all of those properties using the <text:span text:style-name="T1">Preferences-&gt;Template-&gt;Edit Template</text:span> page (shown below).</text:p>
          <text:p text:style-name="Text_20_body"/>
          <text:p text:style-name="Text_20_body"><draw:frame draw:style-name="fr1" draw:name="graphics4" text:anchor-type="paragraph" svg:x="0.1661in" svg:y="0in" svg:width="6.5929in" svg:height="4.5528in" draw:z-index="3"><draw:image xlink:href="Pictures/100002010000030900000217FB73282D.png" xlink:type="simple" xlink:show="embed" xlink:actuate="onLoad"/></draw:frame></text:p>
          <text:p text:style-name="Text_20_body">But the rules for <text:span text:style-name="T2">required pages</text:span> are different. The weblog pages named Weblog, _day and _css are considered to be required pages. You can change the template code for those pages but you cannot edit the name, link or any other properties.</text:p>
          <text:p text:style-name="Text_20_body">Now that you know how to edit and create page templates, let's discuss how to use the models, objects and macros that Roller makes available to template authors.</text:p>
          <text:p text:style-name="Text_20_body"/>
          <text:h text:style-name="P11" text:outline-level="1">Using models, objects and macros</text:h>
          <text:p text:style-name="Text_20_body">Roller makes weblog data available to page templates in the form of <text:span text:style-name="T2">models</text:span> and <text:span text:style-name="T2">data</text:span> <text:span text:style-name="T2">objects </text:span>and makes it easy for you to generate the HTML for your weblog by providing <text:span text:style-name="T2">macros</text:span>.<text:span text:style-name="T6"> Let's explain these new terms.</text:span></text:p>
          <text:list text:style-name="L7">
            <text:list-item>
              <text:p text:style-name="P21"><text:span text:style-name="T1">Model objects</text:span>: Model objects provide access to data from Roller and specifically from your Roller weblog. A model object returns data objects or collections or data objects. <text:bookmark-start text:name="DDE_LINK5"/>In Section 6, we'll describe each model, it's properties and methods.<text:bookmark-end text:name="DDE_LINK5"/></text:p>
            </text:list-item>
            <text:list-item>
              <text:p text:style-name="P21"><text:span text:style-name="T1">Data objects</text:span>: Data objects each represent an item of data within your Roller weblog, for example there is a <text:span text:style-name="T2">Weblog</text:span> object that represents your weblog, <text:span text:style-name="T2">WeblogEntry</text:span> objects which represent individual weblog entries and <text:span text:style-name="T2">Bookmark</text:span> objects that represent items in your blogroll. In Section 7, we'll describe each data object, it's properties and methods.</text:p>
            </text:list-item>
            <text:list-item>
              <text:p text:style-name="P21"><text:span text:style-name="T1">Macros</text:span>. A macro is Velocity routine that generates HTML based on a data object or a collection of data objects. In Section 8 we'll describe each of Roller's build-in macros.</text:p>
            </text:list-item>
          </text:list>
          <text:p text:style-name="Text_20_body">Let's discuss how to access data via models and data objects.</text:p>
          <text:h text:style-name="Heading_20_2" text:outline-level="2">Accessing data via models and objects</text:h>
          <text:p text:style-name="Text_20_body">Models and data objects are objects and there are two ways to access data from objects. One way is to access an objects properties. Another is to call the object's methods. Let's talk about these two techniques.</text:p>
          <text:h text:style-name="Heading_20_3" text:outline-level="3">Accessing object properties</text:h>
          <text:p text:style-name="Text_20_body">To access an objects properties, you use a simple dot-notation. For example, if you want to display the Roller version number property of the <text:span text:style-name="T1">$config</text:span> model object, you do something like this in your page:</text:p>
          <text:p text:style-name="Code"><text:tab/>&lt;p&gt;<text:span text:style-name="T1">$config.rollerVersion</text:span>&lt;/p&gt;</text:p>
          <text:p text:style-name="Code"/>
          <text:p text:style-name="Text_20_body">Or, if you'd like to save the Roller version number in a variable named $version, you'd do this:</text:p>
          <text:p text:style-name="P13"><text:tab/>#set( $version = $config.rollerVersion )</text:p>
          <text:p text:style-name="Code"/>
          <text:p text:style-name="Text_20_body">And some properties are themselves objects, which in turn have their own properties and methods. For example, you can get the Weblog object from the $model object and from the weblog object you can display the weblog's name and description like so:</text:p>
          <text:p text:style-name="Code"><text:tab/>&lt;p&gt;<text:span text:style-name="T1">$model.weblog.name</text:span>&lt;/a&gt;</text:p>
          <text:p text:style-name="Code"><text:tab/>&lt;p&gt;<text:span text:style-name="T1">$model.weblog.description</text:span>&lt;/a&gt;</text:p>
          <text:h text:style-name="Heading_20_3" text:outline-level="3">Calling object methods</text:h>
          <text:p text:style-name="Text_20_body">Another way to access an object's data is to call an objects's methods. Methods are different from properties because they require parameters. You use the same simple dot-notation, but you must end the expression with a list of parameters in parentheses. For example, if you'd like to display an image from within your theme, you can use the $url model like so:</text:p>
          <text:p text:style-name="Code"><text:tab/>&lt;img='<text:span text:style-name="T1">$url.themeResource(“basic”, “background.gif”)</text:span>'&gt;&lt;/a&gt;</text:p>
          <text:p text:style-name="Code"/>
          <text:p text:style-name="Text_20_body">Argument one is the name of the theme and argument two is the name of a file that exists in the theme's directory. Note that a comma is used to separate the arguments.</text:p>
          <text:h text:style-name="Heading_20_2" text:outline-level="2">Calling macros</text:h>
          <text:p text:style-name="Text_20_body">In page templates, you get data from objects and you use template code to display that data as HTML. To help you along, Roller includes some macros which can be used to generate commonly used HTML constructs on your weblog. There are macros for displaying your weblog entries, displaying your blogroll and displaying a comment form.</text:p>
          <text:p text:style-name="Text_20_body">Calling a macro is a little different from calling a macro. A macro call starts with a # pound-sign, followed by the macro name and the macro parameters enclosed in parentheses. For example, you call the weblog calendar macro like so:</text:p>
          <text:p text:style-name="P13"><text:tab/>#showWeblogEntryCalendar($model.weblog "nil") </text:p>
          <text:p text:style-name="P13"/>
          <text:p text:style-name="Table_20_Contents">Argument one is the weblog for the calendar and argument two is the category, where “nil” indicates that no category is specified. Note that the arguments for a macro are separated by a space and NOT a comma as was the case for methods.</text:p>
          <text:h text:style-name="Heading_20_2" text:outline-level="2">A word about pagers</text:h>
          <text:p text:style-name="Text_20_body">There are many cases in a weblog when we want to display a large collection of values and we want that collection to be page-able – that is, we want a Next link to go to the next page of results and possibly a Previous link to go to the previous page. So in Roller, we've introduced the concept of a <text:span text:style-name="T6">pager</text:span>. A <text:span text:style-name="T2">pager</text:span> is a special type of object that makes it easy to display a page-able collection of items within a page template. <text:s/>You can see a pager in action in Listing 1 above. </text:p>
          <text:p text:style-name="Text_20_body">You probably won't need to use a pager object directly, since the macros do it for you. But if you do, here's what a pager looks like:</text:p>
          <text:list text:style-name="L8">
            <text:list-item>
              <text:p text:style-name="P22"><text:bookmark-start text:name="DDE_LINK6"/>$pager.homeLink <text:tab/><text:tab/>– URL of the first page of results</text:p>
            </text:list-item>
            <text:list-item>
              <text:p text:style-name="P22">$pager.homeName <text:tab/><text:tab/>– Name to be displayed for that URL</text:p>
            </text:list-item>
            <text:list-item>
              <text:p text:style-name="P22">$pager.nextLink <text:tab/><text:tab/><text:tab/>– URL of the next page of results</text:p>
            </text:list-item>
            <text:list-item>
              <text:p text:style-name="P22">$pager.nextName <text:tab/><text:tab/>– Name to be displayed for that URL</text:p>
            </text:list-item>
            <text:list-item>
              <text:p text:style-name="P22">$pager.prevLink <text:tab/><text:tab/><text:tab/>– URL of the previous page of results</text:p>
            </text:list-item>
            <text:list-item>
              <text:p text:style-name="P22">$pager.prevName <text:tab/><text:tab/>– Name to be displayed for that URL</text:p>
            </text:list-item>
            <text:list-item>
              <text:p text:style-name="P22">$pager.items <text:tab/><text:tab/><text:tab/>– Collection of data objects; the current page of results</text:p>
            </text:list-item>
          </text:list>
          <text:p text:style-name="P23"><text:bookmark-end text:name="DDE_LINK6"/></text:p>
          <text:p text:style-name="Text_20_body">There is also a WeblogEntryPager interface that provides some extra methods for next-collection paging. The collection methods exist because often, with weblog entries, we are paging through the entries that exist within one time period, a month for example. In that case. the nextLink point to the next page of results within that month and the nextCollectionLink points to the next months entries.</text:p>
          <text:list text:style-name="L9">
            <text:list-item>
              <text:p text:style-name="P24">$pager.homeLink <text:tab/><text:tab/>– URL of the first page of results</text:p>
            </text:list-item>
            <text:list-item>
              <text:p text:style-name="P24">$pager.homeName <text:tab/><text:tab/>– Name to be displayed for that URL</text:p>
            </text:list-item>
            <text:list-item>
              <text:p text:style-name="P24">$pager.nextLink <text:tab/><text:tab/><text:tab/>– URL of the next page of results</text:p>
            </text:list-item>
            <text:list-item>
              <text:p text:style-name="P24">$pager.nextName <text:tab/><text:tab/>– Name to be displayed for that URL</text:p>
            </text:list-item>
            <text:list-item>
              <text:p text:style-name="P24">$pager.prevLink <text:tab/><text:tab/><text:tab/>– URL of the previous page of results</text:p>
            </text:list-item>
            <text:list-item>
              <text:p text:style-name="P24">$pager.prevName <text:tab/><text:tab/>– Name to be displayed for that URL</text:p>
            </text:list-item>
            <text:list-item>
              <text:p text:style-name="P24">$pager.nextCollectionLink <text:tab/>– URL of next collection in sequence</text:p>
            </text:list-item>
            <text:list-item>
              <text:p text:style-name="P24">$pager.nextCollectionName <text:tab/>– Name to be displayed for that URL</text:p>
            </text:list-item>
            <text:list-item>
              <text:p text:style-name="P24">$pager.prevCollectionLink <text:tab/>– URL of previous collection in sequence</text:p>
            </text:list-item>
            <text:list-item>
              <text:p text:style-name="P24">$pager.prevCollectionName <text:tab/>– Name to be displayed for that URL</text:p>
            </text:list-item>
            <text:list-item>
              <text:p text:style-name="P24">$pager.items <text:tab/><text:tab/><text:tab/>– Collection of data objects; the current page of results</text:p>
            </text:list-item>
          </text:list>
          <text:p text:style-name="Text_20_body"/>
          <text:h text:style-name="P11" text:outline-level="1">Model Object Reference </text:h>
          <text:p text:style-name="Text_20_body">This section covers the standard model objects available in all page templates:</text:p>
          <text:list text:style-name="L10">
            <text:list-item>
              <text:p text:style-name="P25">$config – provides access to the Roller site configuration parameters</text:p>
            </text:list-item>
            <text:list-item>
              <text:p text:style-name="P25">$model – provides access to data for one specific weblog</text:p>
            </text:list-item>
            <text:list-item>
              <text:p text:style-name="P25">$url – for creating Roller URLs and URLs within one specific weblog</text:p>
            </text:list-item>
            <text:list-item>
              <text:p text:style-name="P25">$utils – utility methods needed within page templates</text:p>
            </text:list-item>
          </text:list>
          <text:p text:style-name="Text_20_body">For each model, we'll cover properties and methods.</text:p>
          <text:h text:style-name="Heading_20_2" text:outline-level="2">$config</text:h>
          <text:p text:style-name="Text_20_body">The $config model provides access to the Roller configuration data that you'll need in your weblog.</text:p>
          <text:h text:style-name="Heading_20_3" text:outline-level="3">$config Properties</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26">Property Name</text:p>
                </table:table-cell>
                <table:table-cell table:style-name="Table9.A1" office:value-type="string">
                  <text:p text:style-name="P27">Type</text:p>
                </table:table-cell>
                <table:table-cell table:style-name="Table9.C1" office:value-type="string">
                  <text:p text:style-name="P27">Description</text:p>
                </table:table-cell>
              </table:table-row>
            </table:table-header-rows>
            <table:table-row>
              <table:table-cell table:style-name="Table9.A2" office:value-type="string">
                <text:p text:style-name="P28">$config.commentAutoFormat</text:p>
              </table:table-cell>
              <table:table-cell table:style-name="Table9.A2" office:value-type="string">
                <text:p text:style-name="P29">Boolean</text:p>
              </table:table-cell>
              <table:table-cell table:style-name="Table9.C2" office:value-type="string">
                <text:p text:style-name="P29">True if comments should be formatted with added line feeds.</text:p>
              </table:table-cell>
            </table:table-row>
            <table:table-row>
              <table:table-cell table:style-name="Table9.A2" office:value-type="string">
                <text:p text:style-name="P28">$config.commentEmailNotify</text:p>
              </table:table-cell>
              <table:table-cell table:style-name="Table9.A2" office:value-type="string">
                <text:p text:style-name="P29">Boolean</text:p>
              </table:table-cell>
              <table:table-cell table:style-name="Table9.C2" office:value-type="string">
                <text:p text:style-name="P30">True if notification of new comments via email is enabled.</text:p>
              </table:table-cell>
            </table:table-row>
            <table:table-row>
              <table:table-cell table:style-name="Table9.A2" office:value-type="string">
                <text:p text:style-name="P28">$config.commentEscapeHtml</text:p>
              </table:table-cell>
              <table:table-cell table:style-name="Table9.A2" office:value-type="string">
                <text:p text:style-name="P29">Boolean</text:p>
              </table:table-cell>
              <table:table-cell table:style-name="Table9.C2" office:value-type="string">
                <text:p text:style-name="P31">True if all HTML will be stripped of comments before display.</text:p>
              </table:table-cell>
            </table:table-row>
            <table:table-row>
              <table:table-cell table:style-name="Table9.A2" office:value-type="string">
                <text:p text:style-name="P28">$config.feedMaxSize</text:p>
              </table:table-cell>
              <table:table-cell table:style-name="Table9.A2" office:value-type="string">
                <text:p text:style-name="P29"><text:bookmark-start text:name="DDE_LINK71"/>I<text:bookmark-end text:name="DDE_LINK71"/>nteger</text:p>
              </table:table-cell>
              <table:table-cell table:style-name="Table9.C2" office:value-type="string">
                <text:p text:style-name="P31">Maximum number of items displayed in RSS and Atom feeds.</text:p>
              </table:table-cell>
            </table:table-row>
            <table:table-row>
              <table:table-cell table:style-name="Table9.A2" office:value-type="string">
                <text:p text:style-name="P28">$config.feedStyle</text:p>
              </table:table-cell>
              <table:table-cell table:style-name="Table9.A2" office:value-type="string">
                <text:p text:style-name="P29">Boolean</text:p>
              </table:table-cell>
              <table:table-cell table:style-name="Table9.C2" office:value-type="string">
                <text:p text:style-name="P31">True if feeds are displayed with user-friendly formatting (via XSL stylesheet).</text:p>
              </table:table-cell>
            </table:table-row>
            <table:table-row>
              <table:table-cell table:style-name="Table9.A2" office:value-type="string">
                <text:p text:style-name="P28">$config.rollerVersion</text:p>
              </table:table-cell>
              <table:table-cell table:style-name="Table9.A2" office:value-type="string">
                <text:p text:style-name="P29">String</text:p>
              </table:table-cell>
              <table:table-cell table:style-name="Table9.C2" office:value-type="string">
                <text:p text:style-name="P31">Version number of Roller build.</text:p>
              </table:table-cell>
            </table:table-row>
            <table:table-row>
              <table:table-cell table:style-name="Table9.A2" office:value-type="string">
                <text:p text:style-name="P28">$config.registrationEnabled</text:p>
              </table:table-cell>
              <table:table-cell table:style-name="Table9.A2" office:value-type="string">
                <text:p text:style-name="P29">Boolean</text:p>
              </table:table-cell>
              <table:table-cell table:style-name="Table9.C2" office:value-type="string">
                <text:p text:style-name="P31">True if new user registration is enabled.</text:p>
              </table:table-cell>
            </table:table-row>
            <table:table-row>
              <table:table-cell table:style-name="Table9.A2" office:value-type="string">
                <text:p text:style-name="P28">$config.registrationURL</text:p>
              </table:table-cell>
              <table:table-cell table:style-name="Table9.A2" office:value-type="string">
                <text:p text:style-name="P29">Boolean</text:p>
              </table:table-cell>
              <table:table-cell table:style-name="Table9.C2" office:value-type="string">
                <text:p text:style-name="P31">URL of new user registration site (if not using standard Roller registration).</text:p>
              </table:table-cell>
            </table:table-row>
            <table:table-row>
              <table:table-cell table:style-name="Table9.A2" office:value-type="string">
                <text:p text:style-name="P28">$config.siteDescription</text:p>
              </table:table-cell>
              <table:table-cell table:style-name="Table9.A2" office:value-type="string">
                <text:p text:style-name="P29">String</text:p>
              </table:table-cell>
              <table:table-cell table:style-name="Table9.C2" office:value-type="string">
                <text:p text:style-name="P31">Description of this Roller site.</text:p>
              </table:table-cell>
            </table:table-row>
            <table:table-row>
              <table:table-cell table:style-name="Table9.A2" office:value-type="string">
                <text:p text:style-name="P28">$config.siteEmail</text:p>
              </table:table-cell>
              <table:table-cell table:style-name="Table9.A2" office:value-type="string">
                <text:p text:style-name="P29">String</text:p>
              </table:table-cell>
              <table:table-cell table:style-name="Table9.C2" office:value-type="string">
                <text:p text:style-name="P31">Email address of this Roller site's administrator.</text:p>
              </table:table-cell>
            </table:table-row>
            <table:table-row>
              <table:table-cell table:style-name="Table9.A2" office:value-type="string">
                <text:p text:style-name="P28">$config.siteName</text:p>
              </table:table-cell>
              <table:table-cell table:style-name="Table9.A2" office:value-type="string">
                <text:p text:style-name="P29">String</text:p>
              </table:table-cell>
              <table:table-cell table:style-name="Table9.C2" office:value-type="string">
                <text:p text:style-name="P31">Name of this Roller site.</text:p>
              </table:table-cell>
            </table:table-row>
            <table:table-row>
              <table:table-cell table:style-name="Table9.A2" office:value-type="string">
                <text:p text:style-name="P28">$config.siteShortName</text:p>
              </table:table-cell>
              <table:table-cell table:style-name="Table9.A2" office:value-type="string">
                <text:p text:style-name="P29"><text:bookmark-start text:name="DDE_LINK2"/>String<text:bookmark-end text:name="DDE_LINK2"/></text:p>
              </table:table-cell>
              <table:table-cell table:style-name="Table9.C2" office:value-type="string">
                <text:p text:style-name="P31">Short name of this Roller site.</text:p>
              </table:table-cell>
            </table:table-row>
          </table:table>
          <text:h text:style-name="Heading_20_3" text:outline-level="3">$config Methods</text:h>
          <text:p text:style-name="Text_20_body">The <text:span text:style-name="T1">$config</text:span> model also provides a set of methods for accessing properties by name. Generally, you <text:s/>should be able to get the configuration data you need from the properties above. You shouldn't need to call these methods, but just so you know:</text:p>
          <text:list text:style-name="L11">
            <text:list-item>
              <text:p text:style-name="P32"><text:span text:style-name="T1">boolean getBooleanProperty(String propertyName)</text:span><text:line-break/>Returns the named runtime property as a booean.</text:p>
            </text:list-item>
            <text:list-item>
              <text:p text:style-name="P32"><text:span text:style-name="T1">String getProperty(String propertyName)</text:span><text:line-break/>Returns the named runtime property as a String.</text:p>
            </text:list-item>
            <text:list-item>
              <text:p text:style-name="P32"><text:span text:style-name="T1">int getIntProperty(String propertyName)</text:span><text:line-break/>Returns the named runtime property as an integer.</text:p>
            </text:list-item>
          </text:list>
          <text:h text:style-name="Heading_20_2" text:outline-level="2">$model</text:h>
          <text:p text:style-name="Text_20_body">The <text:span text:style-name="T1">$model </text:span>object provides you with access to all of the data objects that make up your weblog. You can get a pager object to access your weblog entries, the weblog entry referenced by the request, the category object referenced by the request and the weblog itself. </text:p>
          <text:p text:style-name="Text_20_body">The diagram below show the objects you can get from the <text:span text:style-name="T1">$model</text:span> and the collections of objects that you can get from those. See Section 6 for a complete reference to the data objects and their properties.</text:p>
          <text:p text:style-name="Text_20_body"><draw:frame draw:style-name="fr2" draw:name="Frame1" text:anchor-type="paragraph" svg:x="0.1854in" svg:y="0.2307in" svg:width="7.0555in" draw:z-index="4"><draw:text-box fo:min-height="3.9583in"><text:p text:style-name="Frame_20_contents"><draw:rect text:anchor-type="paragraph" draw:z-index="32" draw:style-name="gr1" draw:text-style-name="P33" svg:width="1.4795in" svg:height="0.3106in" svg:x="1.4563in" svg:y="1.9098in"><text:p text:style-name="P33">Weblog</text:p></draw:rect><draw:rect text:anchor-type="paragraph" draw:z-index="33" draw:style-name="gr1" draw:text-style-name="P33" svg:width="1.4795in" svg:height="0.3106in" svg:x="1.5701in" svg:y="1.248in"><text:p text:style-name="P33">Weblog Entry</text:p></draw:rect><draw:rect text:anchor-type="paragraph" draw:z-index="5" draw:style-name="gr1" draw:text-style-name="P33" svg:width="1.4795in" svg:height="0.3106in" svg:x="1.2382in" svg:y="2.6382in"><text:p text:style-name="P33">Weblog Page</text:p></draw:rect><draw:rect text:anchor-type="paragraph" draw:z-index="6" draw:style-name="gr1" draw:text-style-name="P33" svg:width="1.4795in" svg:height="0.3106in" svg:x="0.9429in" svg:y="3.0689in"><text:p text:style-name="P33">Weblog Category</text:p></draw:rect><draw:rect text:anchor-type="paragraph" draw:z-index="7" draw:style-name="gr2" draw:text-style-name="P33" svg:width="1.4795in" svg:height="0.3106in" svg:x="4.4008in" svg:y="1.3835in"><text:p/></draw:rect><draw:rect text:anchor-type="paragraph" draw:z-index="8" draw:style-name="gr1" draw:text-style-name="P33" svg:width="1.4795in" svg:height="0.3106in" svg:x="4.3055in" svg:y="1.2984in"><text:p text:style-name="P33">Recent entries</text:p></draw:rect><draw:rect text:anchor-type="paragraph" draw:z-index="9" draw:style-name="gr2" draw:text-style-name="P33" svg:width="1.4795in" svg:height="0.3106in" svg:x="4.4008in" svg:y="1.952in"><text:p/></draw:rect><draw:rect text:anchor-type="paragraph" draw:z-index="10" draw:style-name="gr1" draw:text-style-name="P33" svg:width="1.4795in" svg:height="0.3106in" svg:x="4.3055in" svg:y="1.8673in"><text:p text:style-name="P33">Recent Comments</text:p></draw:rect><draw:rect text:anchor-type="paragraph" draw:z-index="12" draw:style-name="gr1" draw:text-style-name="P33" svg:width="1.4795in" svg:height="0.3106in" svg:x="4.3055in" svg:y="2.4264in"><text:p text:style-name="P33">Bookmark Folders</text:p></draw:rect><draw:rect text:anchor-type="paragraph" draw:z-index="13" draw:style-name="gr2" draw:text-style-name="P33" svg:width="1.4795in" svg:height="0.3106in" svg:x="4.3835in" svg:y="0.2382in"><text:p/></draw:rect><draw:rect text:anchor-type="paragraph" draw:z-index="14" draw:style-name="gr1" draw:text-style-name="P33" svg:width="1.4795in" svg:height="0.3106in" svg:x="4.2882in" svg:y="0.1602in"><text:p text:style-name="P33">Weblog Entries</text:p></draw:rect><draw:rect text:anchor-type="paragraph" draw:z-index="15" draw:style-name="gr2" draw:text-style-name="P33" svg:width="1.4795in" svg:height="0.3106in" svg:x="4.4008in" svg:y="3.098in"><text:p/></draw:rect><draw:rect text:anchor-type="paragraph" draw:z-index="16" draw:style-name="gr1" draw:text-style-name="P33" svg:width="1.4795in" svg:height="0.3106in" svg:x="4.3055in" svg:y="3.0043in"><text:p text:style-name="P33">Weblog Pages</text:p></draw:rect><draw:rect text:anchor-type="paragraph" draw:z-index="17" draw:style-name="gr2" draw:text-style-name="P33" svg:width="1.4795in" svg:height="0.3106in" svg:x="4.3925in" svg:y="0.8346in"><text:p/></draw:rect><draw:rect text:anchor-type="paragraph" draw:z-index="18" draw:style-name="gr1" draw:text-style-name="P33" svg:width="1.4795in" svg:height="0.3106in" svg:x="4.2972in" svg:y="0.75in"><text:p text:style-name="P33">Comments</text:p></draw:rect><draw:line text:anchor-type="paragraph" draw:z-index="19" draw:style-name="gr3" draw:text-style-name="P33" svg:x1="0.7102in" svg:y1="0.4634in" svg:x2="1.5701in" svg:y2="1.248in"><text:p/></draw:line><draw:line text:anchor-type="paragraph" draw:z-index="20" draw:style-name="gr3" draw:text-style-name="P33" svg:x1="0.8335in" svg:y1="0.4634in" svg:x2="1.7118in" svg:y2="0.8244in"><text:p/></draw:line><draw:line text:anchor-type="paragraph" draw:z-index="21" draw:style-name="gr3" draw:text-style-name="P33" svg:x1="0.6252in" svg:y1="0.4634in" svg:x2="1.4563in" svg:y2="1.9098in"><text:p/></draw:line><draw:line text:anchor-type="paragraph" draw:z-index="22" draw:style-name="gr3" draw:text-style-name="P33" svg:x1="0.5402in" svg:y1="0.4634in" svg:x2="1.2382in" svg:y2="2.6386in"><text:p/></draw:line><draw:line text:anchor-type="paragraph" draw:z-index="23" draw:style-name="gr3" draw:text-style-name="P33" svg:x1="0.4547in" svg:y1="0.4634in" svg:x2="0.9429in" svg:y2="3.0689in"><text:p/></draw:line><draw:line text:anchor-type="paragraph" draw:z-index="24" draw:style-name="gr3" draw:text-style-name="P33" svg:x1="3.1909in" svg:y1="0.9634in" svg:x2="4.2882in" svg:y2="0.3189in"><text:p/></draw:line><draw:line text:anchor-type="paragraph" draw:z-index="25" draw:style-name="gr3" draw:text-style-name="P33" svg:x1="3.0492in" svg:y1="1.3984in" svg:x2="4.2972in" svg:y2="0.8874in"><text:p/></draw:line><draw:line text:anchor-type="paragraph" draw:z-index="26" draw:style-name="gr3" draw:text-style-name="P33" svg:x1="2.9354in" svg:y1="1.9535in" svg:x2="4.3055in" svg:y2="1.4744in"><text:p/></draw:line><draw:line text:anchor-type="paragraph" draw:z-index="27" draw:style-name="gr3" draw:text-style-name="P33" svg:x1="2.9354in" svg:y1="2.0953in" svg:x2="4.3055in" svg:y2="2.5917in"><text:p/></draw:line><draw:line text:anchor-type="paragraph" draw:z-index="28" draw:style-name="gr3" draw:text-style-name="P33" svg:x1="2.9354in" svg:y1="2.0236in" svg:x2="4.3055in" svg:y2="2.0236in"><text:p/></draw:line><draw:line text:anchor-type="paragraph" draw:z-index="29" draw:style-name="gr3" draw:text-style-name="P33" svg:x1="2.9354in" svg:y1="2.1618in" svg:x2="4.3055in" svg:y2="3.1311in"><text:p/></draw:line><draw:rect text:anchor-type="paragraph" draw:z-index="30" draw:style-name="gr1" draw:text-style-name="P33" svg:width="1.4795in" svg:height="0.3106in" svg:x="1.7118in" svg:y="0.8244in"><text:p text:style-name="P33">Pager</text:p></draw:rect><draw:rect text:anchor-type="paragraph" draw:z-index="31" draw:style-name="gr1" draw:text-style-name="P33" svg:width="1.4795in" svg:height="0.3106in" svg:x="0.1402in" svg:y="0.1528in"><text:p text:style-name="P33">Model</text:p></draw:rect><draw:rect text:anchor-type="paragraph" draw:z-index="11" draw:style-name="gr2" draw:text-style-name="P33" svg:width="1.4795in" svg:height="0.3106in" svg:x="4.4008in" svg:y="2.5201in"><text:p/></draw:rect></text:p></draw:text-box></draw:frame></text:p>
          <text:p text:style-name="Text_20_body">Now let's the details of the $model object, starting with properties.</text:p>
          <text:h text:style-name="Heading_20_3" text:outline-level="3">$model Properties</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26">Name</text:p>
                </table:table-cell>
                <table:table-cell table:style-name="Table16.A1" office:value-type="string">
                  <text:p text:style-name="P27">Type</text:p>
                </table:table-cell>
                <table:table-cell table:style-name="Table16.C1" office:value-type="string">
                  <text:p text:style-name="P27">Description</text:p>
                </table:table-cell>
              </table:table-row>
            </table:table-header-rows>
            <table:table-row>
              <table:table-cell table:style-name="Table16.A2" office:value-type="string">
                <text:p text:style-name="P28">$model.commentForm</text:p>
              </table:table-cell>
              <table:table-cell table:style-name="Table16.A2" office:value-type="string">
                <text:p text:style-name="P29">CommentForm</text:p>
              </table:table-cell>
              <table:table-cell table:style-name="Table16.C2" office:value-type="string">
                <text:p text:style-name="P29">On a comment-page, this object will be populated with the comment form values. Values available are $model.commentForm.name, $model.commentForm.url and $model.commenForm.content.</text:p>
              </table:table-cell>
            </table:table-row>
            <table:table-row>
              <table:table-cell table:style-name="Table16.A2" office:value-type="string">
                <text:p text:style-name="P28">$model.locale</text:p>
              </table:table-cell>
              <table:table-cell table:style-name="Table16.A2" office:value-type="string">
                <text:p text:style-name="P29">String</text:p>
              </table:table-cell>
              <table:table-cell table:style-name="Table16.C2" office:value-type="string">
                <text:p text:style-name="P30">Name of locale if one is specified in the URL.</text:p>
              </table:table-cell>
            </table:table-row>
            <table:table-row>
              <table:table-cell table:style-name="Table16.A2" office:value-type="string">
                <text:p text:style-name="P28">$model.weblog</text:p>
              </table:table-cell>
              <table:table-cell table:style-name="Table16.A2" office:value-type="string">
                <text:p text:style-name="P29">Weblog</text:p>
              </table:table-cell>
              <table:table-cell table:style-name="Table16.C2" office:value-type="string">
                <text:p text:style-name="P31">Current weblog being displayed.</text:p>
              </table:table-cell>
            </table:table-row>
            <table:table-row>
              <table:table-cell table:style-name="Table16.A2" office:value-type="string">
                <text:p text:style-name="P28">$model.weblogCategory</text:p>
              </table:table-cell>
              <table:table-cell table:style-name="Table16.A2" office:value-type="string">
                <text:p text:style-name="P29"><text:bookmark-start text:name="DDE_LINK72"/>W<text:bookmark-end text:name="DDE_LINK72"/>eblogCategory</text:p>
              </table:table-cell>
              <table:table-cell table:style-name="Table16.C2" office:value-type="string">
                <text:p text:style-name="P31">Weblog category specified by URL or null if not specified.</text:p>
              </table:table-cell>
            </table:table-row>
            <table:table-row>
              <table:table-cell table:style-name="Table16.A2" office:value-type="string">
                <text:p text:style-name="P28">$model.weblogEntry</text:p>
              </table:table-cell>
              <table:table-cell table:style-name="Table16.A2" office:value-type="string">
                <text:p text:style-name="P29">WeblogEntry</text:p>
              </table:table-cell>
              <table:table-cell table:style-name="Table16.C2" office:value-type="string">
                <text:p text:style-name="P31">Weblog entry object specified by URL or null if none specified.</text:p>
              </table:table-cell>
            </table:table-row>
            <table:table-row>
              <table:table-cell table:style-name="Table16.A2" office:value-type="string">
                <text:p text:style-name="P28">$model.weblogEntriesPager</text:p>
              </table:table-cell>
              <table:table-cell table:style-name="Table16.A2" office:value-type="string">
                <text:p text:style-name="P29">Pager</text:p>
              </table:table-cell>
              <table:table-cell table:style-name="Table16.C2" office:value-type="string">
                <text:p text:style-name="P31">Weblog entry pager for paging over entries specified by URL.</text:p>
              </table:table-cell>
            </table:table-row>
            <table:table-row>
              <table:table-cell table:style-name="Table16.A2" office:value-type="string">
                <text:p text:style-name="P28">$model.weblogPage</text:p>
              </table:table-cell>
              <table:table-cell table:style-name="Table16.A2" office:value-type="string">
                <text:p text:style-name="P29">PageTemplate</text:p>
              </table:table-cell>
              <table:table-cell table:style-name="Table16.C2" office:value-type="string">
                <text:p text:style-name="P31">Weblog page object specified or implied by URL.</text:p>
              </table:table-cell>
            </table:table-row>
            <table:table-row>
              <table:table-cell table:style-name="Table16.A2" office:value-type="string">
                <text:p text:style-name="P28">$model.permalink</text:p>
              </table:table-cell>
              <table:table-cell table:style-name="Table16.A2" office:value-type="string">
                <text:p text:style-name="P29">Boolean</text:p>
              </table:table-cell>
              <table:table-cell table:style-name="Table16.C2" office:value-type="string">
                <text:p text:style-name="P31">True if URL specifies one specific Weblog Entry permalink.</text:p>
              </table:table-cell>
            </table:table-row>
            <table:table-row>
              <table:table-cell table:style-name="Table16.A2" office:value-type="string">
                <text:p text:style-name="P28">$model.searchResults</text:p>
              </table:table-cell>
              <table:table-cell table:style-name="Table16.A2" office:value-type="string">
                <text:p text:style-name="P29">Boolean</text:p>
              </table:table-cell>
              <table:table-cell table:style-name="Table16.C2" office:value-type="string">
                <text:p text:style-name="P31">True if displaying search results.</text:p>
              </table:table-cell>
            </table:table-row>
            <table:table-row>
              <table:table-cell table:style-name="Table16.A2" office:value-type="string">
                <text:p text:style-name="P28">$model.tags</text:p>
              </table:table-cell>
              <table:table-cell table:style-name="Table16.A2" office:value-type="string">
                <text:p text:style-name="P29">List of strings</text:p>
              </table:table-cell>
              <table:table-cell table:style-name="Table16.C2" office:value-type="string">
                <text:p text:style-name="P31">List of tags specified by request.</text:p>
              </table:table-cell>
            </table:table-row>
          </table:table>
          <text:h text:style-name="Heading_20_3" text:outline-level="3">$model Search Properties</text:h>
          <text:p text:style-name="Text_20_body">If the URL indicates a search, then the pager returned by <text:span text:style-name="T1">$model.weblogEntriesPager</text:span> will return entries from the search and some additional properties will be available on the <text:span text:style-name="T1">$model </text:span>object:</text:p>
          <text:p text:style-name="Standard"/>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26">Name</text:p>
                </table:table-cell>
                <table:table-cell table:style-name="Table17.A1" office:value-type="string">
                  <text:p text:style-name="P27">Type</text:p>
                </table:table-cell>
                <table:table-cell table:style-name="Table17.C1" office:value-type="string">
                  <text:p text:style-name="P27">Description</text:p>
                </table:table-cell>
              </table:table-row>
            </table:table-header-rows>
            <table:table-row>
              <table:table-cell table:style-name="Table17.A2" office:value-type="string">
                <text:p text:style-name="P28">$model.categories</text:p>
              </table:table-cell>
              <table:table-cell table:style-name="Table17.A2" office:value-type="string">
                <text:p text:style-name="P29">List of Strings</text:p>
              </table:table-cell>
              <table:table-cell table:style-name="Table17.C2" office:value-type="string">
                <text:p text:style-name="P29">List of category names available in search.</text:p>
              </table:table-cell>
            </table:table-row>
            <table:table-row>
              <table:table-cell table:style-name="Table17.A2" office:value-type="string">
                <text:p text:style-name="P28">$model.hits</text:p>
              </table:table-cell>
              <table:table-cell table:style-name="Table17.A2" office:value-type="string">
                <text:p text:style-name="P29">Integer</text:p>
              </table:table-cell>
              <table:table-cell table:style-name="Table17.C2" office:value-type="string">
                <text:p text:style-name="P29">Total number of hits found.</text:p>
              </table:table-cell>
            </table:table-row>
            <table:table-row>
              <table:table-cell table:style-name="Table17.A2" office:value-type="string">
                <text:p text:style-name="P28">$model.limit</text:p>
              </table:table-cell>
              <table:table-cell table:style-name="Table17.A2" office:value-type="string">
                <text:p text:style-name="P29">Integer</text:p>
              </table:table-cell>
              <table:table-cell table:style-name="Table17.C2" office:value-type="string">
                <text:p text:style-name="P29">Max. number of search results displayed per page.</text:p>
              </table:table-cell>
            </table:table-row>
            <table:table-row>
              <table:table-cell table:style-name="Table17.A2" office:value-type="string">
                <text:p text:style-name="P28">$model.offset</text:p>
              </table:table-cell>
              <table:table-cell table:style-name="Table17.A2" office:value-type="string">
                <text:p text:style-name="P29">Integer</text:p>
              </table:table-cell>
              <table:table-cell table:style-name="Table17.C2" office:value-type="string">
                <text:p text:style-name="P29">Offset into current page of search results.</text:p>
              </table:table-cell>
            </table:table-row>
            <table:table-row>
              <table:table-cell table:style-name="Table17.A2" office:value-type="string">
                <text:p text:style-name="P28">$model.weblogSpecificSearch</text:p>
              </table:table-cell>
              <table:table-cell table:style-name="Table17.A2" office:value-type="string">
                <text:p text:style-name="P29">Boolean</text:p>
              </table:table-cell>
              <table:table-cell table:style-name="Table17.C2" office:value-type="string">
                <text:p text:style-name="P29">True if search is specific to one weblog.</text:p>
              </table:table-cell>
            </table:table-row>
          </table:table>
          <text:h text:style-name="Heading_20_3" text:outline-level="3">$model methods</text:h>
          <text:p text:style-name="Text_20_body">The <text:span text:style-name="T1">$model</text:span> object also provides a couple of methods:</text:p>
          <text:list text:style-name="L12">
            <text:list-item>
              <text:p text:style-name="P34"><text:span text:style-name="T1">Pager getWeblogEntriesPager(String catPath)</text:span><text:line-break/>Returns a pager that contains only entries from the specified category.</text:p>
            </text:list-item>
            <text:list-item>
              <text:p text:style-name="P34"><text:span text:style-name="T1">String getRequestParameter(String paramName)</text:span><text:line-break/>Returns a specific request parameter from the URL.</text:p>
            </text:list-item>
          </text:list>
          <text:p text:style-name="Text_20_body"/>
          <text:h text:style-name="P35" text:outline-level="2">$url</text:h>
          <text:p text:style-name="Text_20_body">To ensure that your URLs are formed correctly, you should use the <text:span text:style-name="T1">$url</text:span> model to form all URLs that point to the Roller site or to your weblog. Every possible type of Roller URL is supported:</text:p>
          <text:p text:style-name="Text_20_body"/>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26">Name</text:p>
                </table:table-cell>
                <table:table-cell table:style-name="Table12.A1" office:value-type="string">
                  <text:p text:style-name="P27">Type</text:p>
                </table:table-cell>
                <table:table-cell table:style-name="Table12.C1" office:value-type="string">
                  <text:p text:style-name="P27">Description</text:p>
                </table:table-cell>
              </table:table-row>
            </table:table-header-rows>
            <table:table-row>
              <table:table-cell table:style-name="Table12.A2" office:value-type="string">
                <text:p text:style-name="P28">$url.absoluteSite</text:p>
              </table:table-cell>
              <table:table-cell table:style-name="Table12.A2" office:value-type="string">
                <text:p text:style-name="P28">String</text:p>
              </table:table-cell>
              <table:table-cell table:style-name="Table12.C2" office:value-type="string">
                <text:p text:style-name="P28">Absolute URL of Roller site.</text:p>
              </table:table-cell>
            </table:table-row>
            <table:table-row>
              <table:table-cell table:style-name="Table12.A2" office:value-type="string">
                <text:p text:style-name="P28">$url.category(String catPath)</text:p>
              </table:table-cell>
              <table:table-cell table:style-name="Table12.A2" office:value-type="string">
                <text:p text:style-name="P28">String</text:p>
              </table:table-cell>
              <table:table-cell table:style-name="Table12.C2" office:value-type="string">
                <text:p text:style-name="P28">URL for one categor within weblog.</text:p>
              </table:table-cell>
            </table:table-row>
            <table:table-row>
              <table:table-cell table:style-name="Table12.A2" office:value-type="string">
                <text:p text:style-name="P28">$url.category(String catPath, int pageNum)</text:p>
              </table:table-cell>
              <table:table-cell table:style-name="Table12.A2" office:value-type="string">
                <text:p text:style-name="P28">String</text:p>
              </table:table-cell>
              <table:table-cell table:style-name="Table12.C2" office:value-type="string">
                <text:p text:style-name="P28">URL for one categor within weblog, w/page.</text:p>
              </table:table-cell>
            </table:table-row>
            <table:table-row>
              <table:table-cell table:style-name="Table12.A2" office:value-type="string">
                <text:p text:style-name="P28">$url.commentAuthenticator</text:p>
              </table:table-cell>
              <table:table-cell table:style-name="Table12.A2" office:value-type="string">
                <text:p text:style-name="P28">String</text:p>
              </table:table-cell>
              <table:table-cell table:style-name="Table12.C2" office:value-type="string">
                <text:p text:style-name="P28">URL of comment authenticator.</text:p>
              </table:table-cell>
            </table:table-row>
            <table:table-row>
              <table:table-cell table:style-name="Table12.A2" office:value-type="string">
                <text:p text:style-name="P28">$url.comment(String anchor, String timeStamp)</text:p>
              </table:table-cell>
              <table:table-cell table:style-name="Table12.A2" office:value-type="string">
                <text:p text:style-name="P28">String</text:p>
              </table:table-cell>
              <table:table-cell table:style-name="Table12.C2" office:value-type="string">
                <text:p text:style-name="P28">URL of comment for entry specified by anchor.</text:p>
              </table:table-cell>
            </table:table-row>
            <table:table-row>
              <table:table-cell table:style-name="Table12.A2" office:value-type="string">
                <text:p text:style-name="P28">$url.comments(String anchor)</text:p>
              </table:table-cell>
              <table:table-cell table:style-name="Table12.A2" office:value-type="string">
                <text:p text:style-name="P28">String</text:p>
              </table:table-cell>
              <table:table-cell table:style-name="Table12.C2" office:value-type="string">
                <text:p text:style-name="P28">URL of comments for entry specified by anchor.</text:p>
              </table:table-cell>
            </table:table-row>
            <table:table-row>
              <table:table-cell table:style-name="Table12.A2" office:value-type="string">
                <text:p text:style-name="P28">$url.createEntry</text:p>
              </table:table-cell>
              <table:table-cell table:style-name="Table12.A2" office:value-type="string">
                <text:p text:style-name="P28">String</text:p>
              </table:table-cell>
              <table:table-cell table:style-name="Table12.C2" office:value-type="string">
                <text:p text:style-name="P28">URL for new-entry page in Roller UI.</text:p>
              </table:table-cell>
            </table:table-row>
            <table:table-row>
              <table:table-cell table:style-name="Table12.A2" office:value-type="string">
                <text:p text:style-name="P28">$url.editEntry(String anchor)</text:p>
              </table:table-cell>
              <table:table-cell table:style-name="Table12.A2" office:value-type="string">
                <text:p text:style-name="P28">String</text:p>
              </table:table-cell>
              <table:table-cell table:style-name="Table12.C2" office:value-type="string">
                <text:p text:style-name="P28">URL for edit-single-entry page in Roller UI.</text:p>
              </table:table-cell>
            </table:table-row>
            <table:table-row>
              <table:table-cell table:style-name="Table12.A2" office:value-type="string">
                <text:p text:style-name="P28">$url.date(String dateString)</text:p>
              </table:table-cell>
              <table:table-cell table:style-name="Table12.A2" office:value-type="string">
                <text:p text:style-name="P28">String</text:p>
              </table:table-cell>
              <table:table-cell table:style-name="Table12.C2" office:value-type="string">
                <text:p text:style-name="P28">URL for one specific 6 or 8 character date.</text:p>
              </table:table-cell>
            </table:table-row>
            <table:table-row>
              <table:table-cell table:style-name="Table12.A2" office:value-type="string">
                <text:p text:style-name="P28">$url.date(String dateString, int pageNum)</text:p>
              </table:table-cell>
              <table:table-cell table:style-name="Table12.A2" office:value-type="string">
                <text:p text:style-name="P28">String</text:p>
              </table:table-cell>
              <table:table-cell table:style-name="Table12.C2" office:value-type="string">
                <text:p text:style-name="P28">URL for one specific 6 or 8 character date, w/page.</text:p>
              </table:table-cell>
            </table:table-row>
            <table:table-row>
              <table:table-cell table:style-name="Table12.A2" office:value-type="string">
                <text:p text:style-name="P28">$url.editSettings</text:p>
              </table:table-cell>
              <table:table-cell table:style-name="Table12.A2" office:value-type="string">
                <text:p text:style-name="P28">String</text:p>
              </table:table-cell>
              <table:table-cell table:style-name="Table12.C2" office:value-type="string">
                <text:p text:style-name="P28">URL for edit-weblog-settings page in Roller UI.</text:p>
              </table:table-cell>
            </table:table-row>
            <table:table-row>
              <table:table-cell table:style-name="Table12.A2" office:value-type="string">
                <text:p text:style-name="P28">$url.entry(String anchor)</text:p>
              </table:table-cell>
              <table:table-cell table:style-name="Table12.A2" office:value-type="string">
                <text:p text:style-name="P28">String</text:p>
              </table:table-cell>
              <table:table-cell table:style-name="Table12.C2" office:value-type="string">
                <text:p text:style-name="P28">URL for entry specified by anchor.</text:p>
              </table:table-cell>
            </table:table-row>
            <table:table-row>
              <table:table-cell table:style-name="Table12.A2" office:value-type="string">
                <text:p text:style-name="P28">$url.feed.entries.atom</text:p>
              </table:table-cell>
              <table:table-cell table:style-name="Table12.A2" office:value-type="string">
                <text:p text:style-name="P28">String</text:p>
              </table:table-cell>
              <table:table-cell table:style-name="Table12.C2" office:value-type="string">
                <text:p text:style-name="P28">URL of entries feed (Atom).</text:p>
              </table:table-cell>
            </table:table-row>
            <table:table-row>
              <table:table-cell table:style-name="Table12.A2" office:value-type="string">
                <text:p text:style-name="P28">$url.feed.entries.rss</text:p>
              </table:table-cell>
              <table:table-cell table:style-name="Table12.A2" office:value-type="string">
                <text:p text:style-name="P28">String</text:p>
              </table:table-cell>
              <table:table-cell table:style-name="Table12.C2" office:value-type="string">
                <text:p text:style-name="P28">URL of entries feed (RSS).</text:p>
              </table:table-cell>
            </table:table-row>
            <table:table-row>
              <table:table-cell table:style-name="Table12.A2" office:value-type="string">
                <text:p text:style-name="P28">$url.feed.comments.atom</text:p>
              </table:table-cell>
              <table:table-cell table:style-name="Table12.A2" office:value-type="string">
                <text:p text:style-name="P28">String</text:p>
              </table:table-cell>
              <table:table-cell table:style-name="Table12.C2" office:value-type="string">
                <text:p text:style-name="P28">URL of comments feed (Atom).</text:p>
              </table:table-cell>
            </table:table-row>
            <table:table-row>
              <table:table-cell table:style-name="Table12.A2" office:value-type="string">
                <text:p text:style-name="P28">$url.feed.comments.rss</text:p>
              </table:table-cell>
              <table:table-cell table:style-name="Table12.A2" office:value-type="string">
                <text:p text:style-name="P28">String</text:p>
              </table:table-cell>
              <table:table-cell table:style-name="Table12.C2" office:value-type="string">
                <text:p text:style-name="P28">URL of comments feed (RSS).</text:p>
              </table:table-cell>
            </table:table-row>
            <table:table-row>
              <table:table-cell table:style-name="Table12.A2" office:value-type="string">
                <text:p text:style-name="P28">$url.home</text:p>
              </table:table-cell>
              <table:table-cell table:style-name="Table12.A2" office:value-type="string">
                <text:p text:style-name="P28">String</text:p>
              </table:table-cell>
              <table:table-cell table:style-name="Table12.C2" office:value-type="string">
                <text:p text:style-name="P28">URL of weblog.</text:p>
              </table:table-cell>
            </table:table-row>
            <table:table-row>
              <table:table-cell table:style-name="Table12.A2" office:value-type="string">
                <text:p text:style-name="P28">$url.home(String locale)</text:p>
              </table:table-cell>
              <table:table-cell table:style-name="Table12.A2" office:value-type="string">
                <text:p text:style-name="P28">String</text:p>
              </table:table-cell>
              <table:table-cell table:style-name="Table12.C2" office:value-type="string">
                <text:p text:style-name="P28">URL to access weblog in one specific language</text:p>
              </table:table-cell>
            </table:table-row>
            <table:table-row>
              <table:table-cell table:style-name="Table12.A2" office:value-type="string">
                <text:p text:style-name="P28">$url.home(String locale, int pageNum)</text:p>
              </table:table-cell>
              <table:table-cell table:style-name="Table12.A2" office:value-type="string">
                <text:p text:style-name="P28">String</text:p>
              </table:table-cell>
              <table:table-cell table:style-name="Table12.C2" office:value-type="string">
                <text:p text:style-name="P28">URL to access weblog in one specific language, with paging</text:p>
              </table:table-cell>
            </table:table-row>
            <table:table-row>
              <table:table-cell table:style-name="Table12.A2" office:value-type="string">
                <text:p text:style-name="P28">$url.login</text:p>
              </table:table-cell>
              <table:table-cell table:style-name="Table12.A2" office:value-type="string">
                <text:p text:style-name="P28">String</text:p>
              </table:table-cell>
              <table:table-cell table:style-name="Table12.C2" office:value-type="string">
                <text:p text:style-name="P28">URL of login page.</text:p>
              </table:table-cell>
            </table:table-row>
            <table:table-row>
              <table:table-cell table:style-name="Table12.A2" office:value-type="string">
                <text:p text:style-name="P28">$url.logout</text:p>
              </table:table-cell>
              <table:table-cell table:style-name="Table12.A2" office:value-type="string">
                <text:p text:style-name="P28">String</text:p>
              </table:table-cell>
              <table:table-cell table:style-name="Table12.C2" office:value-type="string">
                <text:p text:style-name="P28">URL of logout page.</text:p>
              </table:table-cell>
            </table:table-row>
            <table:table-row>
              <table:table-cell table:style-name="Table12.A2" office:value-type="string">
                <text:p text:style-name="P28">$url.rsd</text:p>
              </table:table-cell>
              <table:table-cell table:style-name="Table12.A2" office:value-type="string">
                <text:p text:style-name="P28">String</text:p>
              </table:table-cell>
              <table:table-cell table:style-name="Table12.C2" office:value-type="string">
                <text:p text:style-name="P28">URL of Really Simple Discovery (RSD) service.</text:p>
              </table:table-cell>
            </table:table-row>
            <table:table-row>
              <table:table-cell table:style-name="Table12.A2" office:value-type="string">
                <text:p text:style-name="P28">$url.page(String pageLink)</text:p>
              </table:table-cell>
              <table:table-cell table:style-name="Table12.A2" office:value-type="string">
                <text:p text:style-name="P28">String</text:p>
              </table:table-cell>
              <table:table-cell table:style-name="Table12.C2" office:value-type="string">
                <text:p text:style-name="P28">URL of page specified by pageLink.</text:p>
              </table:table-cell>
            </table:table-row>
            <table:table-row>
              <table:table-cell table:style-name="Table12.A2" office:value-type="string">
                <text:p text:style-name="P28">$url.page(String pageLink, String dateString, <text:line-break/> <text:s text:c="4"/>String catPath, int pageNum)</text:p>
              </table:table-cell>
              <table:table-cell table:style-name="Table12.A2" office:value-type="string">
                <text:p text:style-name="P28">String</text:p>
              </table:table-cell>
              <table:table-cell table:style-name="Table12.C2" office:value-type="string">
                <text:p text:style-name="P28">URL of page specified by pageLink, dateString, catPath and pageNum.</text:p>
              </table:table-cell>
            </table:table-row>
            <table:table-row>
              <table:table-cell table:style-name="Table12.A2" office:value-type="string">
                <text:p text:style-name="P28">$url.search</text:p>
              </table:table-cell>
              <table:table-cell table:style-name="Table12.A2" office:value-type="string">
                <text:p text:style-name="P28">String</text:p>
              </table:table-cell>
              <table:table-cell table:style-name="Table12.C2" office:value-type="string">
                <text:p text:style-name="P28">URL of search.</text:p>
              </table:table-cell>
            </table:table-row>
            <table:table-row>
              <table:table-cell table:style-name="Table12.A2" office:value-type="string">
                <text:p text:style-name="P28">$url.search(String query, <text:line-break/> <text:s text:c="4"/>String catPath, int pageNum)</text:p>
              </table:table-cell>
              <table:table-cell table:style-name="Table12.A2" office:value-type="string">
                <text:p text:style-name="P28">String</text:p>
              </table:table-cell>
              <table:table-cell table:style-name="Table12.C2" office:value-type="string">
                <text:p text:style-name="P28">URL of search for specific search string, catPath and pageNum.</text:p>
              </table:table-cell>
            </table:table-row>
            <table:table-row>
              <table:table-cell table:style-name="Table12.A2" office:value-type="string">
                <text:p text:style-name="P28">$url.site</text:p>
              </table:table-cell>
              <table:table-cell table:style-name="Table12.A2" office:value-type="string">
                <text:p text:style-name="P28">String</text:p>
              </table:table-cell>
              <table:table-cell table:style-name="Table12.C2" office:value-type="string">
                <text:p text:style-name="P28">Relative URL of Roller site.</text:p>
              </table:table-cell>
            </table:table-row>
            <table:table-row>
              <table:table-cell table:style-name="Table12.A2" office:value-type="string">
                <text:p text:style-name="P28">$url.resource(String filePath)</text:p>
              </table:table-cell>
              <table:table-cell table:style-name="Table12.A2" office:value-type="string">
                <text:p text:style-name="P28">String</text:p>
              </table:table-cell>
              <table:table-cell table:style-name="Table12.C2" office:value-type="string">
                <text:p text:style-name="P28">URL of uploaded file resource in weblog.</text:p>
              </table:table-cell>
            </table:table-row>
            <table:table-row>
              <table:table-cell table:style-name="Table12.A2" office:value-type="string">
                <text:p text:style-name="P28">$url.themeResource(String theme, String file)</text:p>
              </table:table-cell>
              <table:table-cell table:style-name="Table12.A2" office:value-type="string">
                <text:p text:style-name="P28">String</text:p>
              </table:table-cell>
              <table:table-cell table:style-name="Table12.C2" office:value-type="string">
                <text:p text:style-name="P28">URL of a resource within a Roller theme.</text:p>
              </table:table-cell>
            </table:table-row>
            <table:table-row>
              <table:table-cell table:style-name="Table12.A2" office:value-type="string">
                <text:p text:style-name="P28">$url.themeResource(<text:line-break/> <text:s text:c="4"/>String theme, String file, boolean abs)</text:p>
              </table:table-cell>
              <table:table-cell table:style-name="Table12.A2" office:value-type="string">
                <text:p text:style-name="P28">String</text:p>
              </table:table-cell>
              <table:table-cell table:style-name="Table12.C2" office:value-type="string">
                <text:p text:style-name="P28">Absolute URL of a resource within a Roller theme.</text:p>
              </table:table-cell>
            </table:table-row>
            <table:table-row>
              <table:table-cell table:style-name="Table12.A2" office:value-type="string">
                <text:p text:style-name="P28">$url.trackback(String anchor)</text:p>
              </table:table-cell>
              <table:table-cell table:style-name="Table12.A2" office:value-type="string">
                <text:p text:style-name="P28">String</text:p>
              </table:table-cell>
              <table:table-cell table:style-name="Table12.C2" office:value-type="string">
                <text:p text:style-name="P28">Trackback URL for entry specified by anchor.</text:p>
              </table:table-cell>
            </table:table-row>
          </table:table>
          <text:p text:style-name="Text_20_body"/>
          <text:p text:style-name="Text_20_body"/>
          <text:h text:style-name="P35" text:outline-level="2">$utils</text:h>
          <text:p text:style-name="Text_20_body">The <text:span text:style-name="T1">$utils </text:span>object provides all of the string manipulation methods you'll ever need for your weblog, including methods for formatting dates, escapeing HTML, encoding URLs and even removing HTML entirely. Here's a comprehensive list of the $utils methods:</text:p>
          <text:list text:style-name="L13">
            <text:list-item>
              <text:p text:style-name="P36"><text:span text:style-name="T1">String addNowFollow(String s)</text:span><text:line-break/>Adds the nofollow attribute to any HTML links found within the string.</text:p>
            </text:list-item>
            <text:list-item>
              <text:p text:style-name="P36"><text:span text:style-name="T1">String autoformat(String s)</text:span><text:line-break/>Converts any line-breaks in the string with<text:span text:style-name="T4"> &lt;br&gt;</text:span> tags.</text:p>
            </text:list-item>
            <text:list-item>
              <text:p text:style-name="P36"><text:span text:style-name="T1">String decode(String s)</text:span><text:line-break/>Decodes a string that has been URL encoded.</text:p>
            </text:list-item>
            <text:list-item>
              <text:p text:style-name="P36"><text:span text:style-name="T1">String encode(String s)</text:span><text:line-break/>Applies URL encoding to a string.</text:p>
            </text:list-item>
            <text:list-item>
              <text:p text:style-name="P36"><text:span text:style-name="T1">String escapeHTML(String s)</text:span><text:line-break/>Escapes any non-HTML characters found in the string.</text:p>
            </text:list-item>
            <text:list-item>
              <text:p text:style-name="P36"><text:span text:style-name="T1">String escapeXML(String s)</text:span><text:line-break/>Escapes any non-XML compatible characters found in the string.</text:p>
            </text:list-item>
            <text:list-item>
              <text:p text:style-name="P36"><text:span text:style-name="T1">String formatDate(Date date, String fmt)</text:span><text:line-break/>Formats a date object according to the format specified (see java.text.SimpleDateFormat)</text:p>
            </text:list-item>
            <text:list-item>
              <text:p text:style-name="P36"><text:span text:style-name="T1">String formatIso8601Date(Date date)</text:span><text:line-break/>Formats a date object using ISO-8601 date formatting.</text:p>
            </text:list-item>
            <text:list-item>
              <text:p text:style-name="P36"><text:span text:style-name="T1">String formatRfc822Date(Data date)</text:span><text:line-break/>Formats a date object using RFC-822 date formatting.</text:p>
            </text:list-item>
            <text:list-item>
              <text:p text:style-name="P36"><text:span text:style-name="T1">boolean isEmpty(Object o)</text:span><text:line-break/>Returns true if the object is null or if it is an empty string.</text:p>
            </text:list-item>
            <text:list-item>
              <text:p text:style-name="P36"><text:span text:style-name="T1">boolean IsNotEmpty(Object o)</text:span><text:line-break/>Returns true of the object is not null or is a non-empty string.</text:p>
            </text:list-item>
            <text:list-item>
              <text:p text:style-name="P36"><text:span text:style-name="T1">String removeHTML(String s)</text:span><text:line-break/>Remove all HTML markup from a string.</text:p>
            </text:list-item>
            <text:list-item>
              <text:p text:style-name="P36"><text:span text:style-name="T1">String replace(String str, String target, String replacement)</text:span><text:line-break/>In the string str, replace the target string with the replacement string.</text:p>
            </text:list-item>
            <text:list-item>
              <text:p text:style-name="P36"><text:span text:style-name="T1">String toBase64(String s)</text:span><text:line-break/>Convert a string to Base64 encoding.</text:p>
            </text:list-item>
            <text:list-item>
              <text:p text:style-name="P36"><text:span text:style-name="T1">String transformToHTMLSubset(String s)</text:span><text:line-break/>Transform any HTML in the string to a safe HTML subset.</text:p>
            </text:list-item>
            <text:list-item>
              <text:p text:style-name="P36"><text:span text:style-name="T1">String truncate(String str, int lower, int upper, String append)</text:span><text:line-break/>Truncate a string str so that it is between lower and upper characters in length and add the append string.</text:p>
            </text:list-item>
            <text:list-item>
              <text:p text:style-name="P36"><text:span text:style-name="T1">String unescapeHTML(String s)</text:span><text:line-break/>Unscape a string that has been HTML escaped.</text:p>
            </text:list-item>
            <text:list-item>
              <text:p text:style-name="P36"><text:span text:style-name="T1">String unescapeXML(String s)</text:span><text:line-break/>Unescape a string that has been XML escaped.</text:p>
            </text:list-item>
          </text:list>
          <text:p text:style-name="P37"/>
          <text:p text:style-name="P37">That's it for the $url model and for models in general. Let's move on to the data objects.</text:p>
          <text:p text:style-name="Text_20_body"/>
          <text:h text:style-name="P11" text:outline-level="1">Data Object Reference</text:h>
          <text:p text:style-name="Text_20_body">In this section we'll list each of the properties and methods of the Roller data objects. These are:</text:p>
          <text:list text:style-name="L14">
            <text:list-item>
              <text:p text:style-name="P38"><text:span text:style-name="T1">Bookmark</text:span>: A single link within a weblog's web bookmark collection, exists with a Folder</text:p>
            </text:list-item>
            <text:list-item>
              <text:p text:style-name="P38"><text:span text:style-name="T1">Bookmark Folder</text:span>: A Folder containing Bookmarks.</text:p>
            </text:list-item>
            <text:list-item>
              <text:p text:style-name="P38"><text:span text:style-name="T1">Comment</text:span>: A Comment associated with a specific Weblog Entry</text:p>
            </text:list-item>
            <text:list-item>
              <text:p text:style-name="P38"><text:span text:style-name="T1">Page Template</text:span>: An individual page template within a Weblog.</text:p>
            </text:list-item>
            <text:list-item>
              <text:p text:style-name="P38"><text:span text:style-name="T1">Referrer</text:span><text:span text:style-name="T5">: A Referrer represents an external site that links to the Weblog</text:span></text:p>
            </text:list-item>
            <text:list-item>
              <text:p text:style-name="P38"><text:span text:style-name="T1">User</text:span>: Represents a single user within the Roller site.</text:p>
            </text:list-item>
            <text:list-item>
              <text:p text:style-name="P38"><text:span text:style-name="T1">Weblog</text:span>: a Weblog containing Weblog Entries, Page Templates, Bookmarks, etc.</text:p>
            </text:list-item>
            <text:list-item>
              <text:p text:style-name="P38"><text:span text:style-name="T1">Weblog Entry</text:span>: an individual Weblog Entry</text:p>
            </text:list-item>
            <text:list-item>
              <text:p text:style-name="P38"><text:span text:style-name="T1">Weblog Entry Attrbute</text:span>: a name value pair-associated with a Weblog Entry</text:p>
            </text:list-item>
            <text:list-item>
              <text:p text:style-name="P38"><text:span text:style-name="T1">Weblog Category</text:span>: A category within a weblog, categories in Roller are hierarchical</text:p>
            </text:list-item>
          </text:list>
          <text:h text:style-name="Heading_20_2" text:outline-level="2">Bookmark</text:h>
          <text:p text:style-name="Text_20_body"/>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26">Name</text:p>
                </table:table-cell>
                <table:table-cell table:style-name="Table13.A1" office:value-type="string">
                  <text:p text:style-name="P27">Type</text:p>
                </table:table-cell>
                <table:table-cell table:style-name="Table13.C1" office:value-type="string">
                  <text:p text:style-name="Table_20_Heading">Description</text:p>
                </table:table-cell>
              </table:table-row>
            </table:table-header-rows>
            <table:table-row>
              <table:table-cell table:style-name="Table13.A2" office:value-type="string">
                <text:p text:style-name="P28">$bookmark.description</text:p>
              </table:table-cell>
              <table:table-cell table:style-name="Table13.A2" office:value-type="string">
                <text:p text:style-name="P39">String</text:p>
              </table:table-cell>
              <table:table-cell table:style-name="Table13.C2" office:value-type="string">
                <text:p text:style-name="P39">Description of the bookmark</text:p>
              </table:table-cell>
            </table:table-row>
            <table:table-row>
              <table:table-cell table:style-name="Table13.A2" office:value-type="string">
                <text:p text:style-name="P28">$bookmark.feedUrl</text:p>
              </table:table-cell>
              <table:table-cell table:style-name="Table13.A2" office:value-type="string">
                <text:p text:style-name="P39">String</text:p>
              </table:table-cell>
              <table:table-cell table:style-name="Table13.C2" office:value-type="string">
                <text:p text:style-name="P39">URL of the newsfeed associated with the bookmark</text:p>
              </table:table-cell>
            </table:table-row>
            <table:table-row>
              <table:table-cell table:style-name="Table13.A2" office:value-type="string">
                <text:p text:style-name="P28">$bookmark.folder</text:p>
              </table:table-cell>
              <table:table-cell table:style-name="Table13.A2" office:value-type="string">
                <text:p text:style-name="P39">BookmarkFolder</text:p>
              </table:table-cell>
              <table:table-cell table:style-name="Table13.C2" office:value-type="string">
                <text:p text:style-name="P39">Parent folder of the bookmark</text:p>
              </table:table-cell>
            </table:table-row>
            <table:table-row>
              <table:table-cell table:style-name="Table13.A2" office:value-type="string">
                <text:p text:style-name="P28">$bookmark.image</text:p>
              </table:table-cell>
              <table:table-cell table:style-name="Table13.A2" office:value-type="string">
                <text:p text:style-name="P39">String</text:p>
              </table:table-cell>
              <table:table-cell table:style-name="Table13.C2" office:value-type="string">
                <text:p text:style-name="P39">URL of image to be displayed for bookmark</text:p>
              </table:table-cell>
            </table:table-row>
            <table:table-row>
              <table:table-cell table:style-name="Table13.A2" office:value-type="string">
                <text:p text:style-name="P28">$bookmark.name</text:p>
              </table:table-cell>
              <table:table-cell table:style-name="Table13.A2" office:value-type="string">
                <text:p text:style-name="P39">String</text:p>
              </table:table-cell>
              <table:table-cell table:style-name="Table13.C2" office:value-type="string">
                <text:p text:style-name="P39">Name of the bookmark</text:p>
              </table:table-cell>
            </table:table-row>
            <table:table-row>
              <table:table-cell table:style-name="Table13.A2" office:value-type="string">
                <text:p text:style-name="P28">$bookmark.url</text:p>
              </table:table-cell>
              <table:table-cell table:style-name="Table13.A2" office:value-type="string">
                <text:p text:style-name="P39">String</text:p>
              </table:table-cell>
              <table:table-cell table:style-name="Table13.C2" office:value-type="string">
                <text:p text:style-name="P39">URL of the bookmark</text:p>
              </table:table-cell>
            </table:table-row>
          </table:table>
          <text:p text:style-name="Standard"/>
          <text:h text:style-name="Heading_20_2" text:outline-level="2">BookmarkFolder</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6">Name</text:p>
                </table:table-cell>
                <table:table-cell table:style-name="Table1.A1" office:value-type="string">
                  <text:p text:style-name="P27">Type</text:p>
                </table:table-cell>
                <table:table-cell table:style-name="Table1.C1" office:value-type="string">
                  <text:p text:style-name="Table_20_Heading">Description</text:p>
                </table:table-cell>
              </table:table-row>
            </table:table-header-rows>
            <table:table-row>
              <table:table-cell table:style-name="Table1.A2" office:value-type="string">
                <text:p text:style-name="P37">$folder.bookmarks</text:p>
              </table:table-cell>
              <table:table-cell table:style-name="Table1.A2" office:value-type="string">
                <text:p text:style-name="P39">List of <text:bookmark-start text:name="DDE_LINK116"/>B<text:bookmark-end text:name="DDE_LINK116"/>ookmarks</text:p>
              </table:table-cell>
              <table:table-cell table:style-name="Table1.C2" office:value-type="string">
                <text:p text:style-name="P39">Bookmarks contained in folder.</text:p>
              </table:table-cell>
            </table:table-row>
            <table:table-row>
              <table:table-cell table:style-name="Table1.A2" office:value-type="string">
                <text:p text:style-name="P37">$folder.description</text:p>
              </table:table-cell>
              <table:table-cell table:style-name="Table1.A2" office:value-type="string">
                <text:p text:style-name="P39">String</text:p>
              </table:table-cell>
              <table:table-cell table:style-name="Table1.C2" office:value-type="string">
                <text:p text:style-name="P40">Description of folder</text:p>
              </table:table-cell>
            </table:table-row>
            <table:table-row>
              <table:table-cell table:style-name="Table1.A2" office:value-type="string">
                <text:p text:style-name="P37">$folder.folders</text:p>
              </table:table-cell>
              <table:table-cell table:style-name="Table1.A2" office:value-type="string">
                <text:p text:style-name="P39">List of BookmarkFolders</text:p>
              </table:table-cell>
              <table:table-cell table:style-name="Table1.C2" office:value-type="string">
                <text:p text:style-name="P41">Folders contained in <text:span text:style-name="T5">folder</text:span></text:p>
              </table:table-cell>
            </table:table-row>
            <table:table-row>
              <table:table-cell table:style-name="Table1.A2" office:value-type="string">
                <text:p text:style-name="P37">$folder.inUse</text:p>
              </table:table-cell>
              <table:table-cell table:style-name="Table1.A2" office:value-type="string">
                <text:p text:style-name="P39">Boolean</text:p>
              </table:table-cell>
              <table:table-cell table:style-name="Table1.C2" office:value-type="string">
                <text:p text:style-name="P41">True if folder contains other bookmarks or folders.</text:p>
              </table:table-cell>
            </table:table-row>
            <table:table-row>
              <table:table-cell table:style-name="Table1.A2" office:value-type="string">
                <text:p text:style-name="P37">$folder.name</text:p>
              </table:table-cell>
              <table:table-cell table:style-name="Table1.A2" office:value-type="string">
                <text:p text:style-name="P39">String</text:p>
              </table:table-cell>
              <table:table-cell table:style-name="Table1.C2" office:value-type="string">
                <text:p text:style-name="P41">Name of folder</text:p>
              </table:table-cell>
            </table:table-row>
            <table:table-row>
              <table:table-cell table:style-name="Table1.A2" office:value-type="string">
                <text:p text:style-name="P37">$folder.parent </text:p>
              </table:table-cell>
              <table:table-cell table:style-name="Table1.A2" office:value-type="string">
                <text:p text:style-name="P39">BookmarkFolder</text:p>
              </table:table-cell>
              <table:table-cell table:style-name="Table1.C2" office:value-type="string">
                <text:p text:style-name="P41">Parent of <text:s/>folder</text:p>
              </table:table-cell>
            </table:table-row>
            <table:table-row>
              <table:table-cell table:style-name="Table1.A2" office:value-type="string">
                <text:p text:style-name="P37">$folder.path</text:p>
              </table:table-cell>
              <table:table-cell table:style-name="Table1.A2" office:value-type="string">
                <text:p text:style-name="P39">String</text:p>
              </table:table-cell>
              <table:table-cell table:style-name="Table1.C2" office:value-type="string">
                <text:p text:style-name="P41">Path in the BookmarkFolder hierarchy</text:p>
              </table:table-cell>
            </table:table-row>
            <table:table-row>
              <table:table-cell table:style-name="Table1.A2" office:value-type="string">
                <text:p text:style-name="P37">$folder.website</text:p>
              </table:table-cell>
              <table:table-cell table:style-name="Table1.A2" office:value-type="string">
                <text:p text:style-name="P39">Weblog</text:p>
              </table:table-cell>
              <table:table-cell table:style-name="Table1.C2" office:value-type="string">
                <text:p text:style-name="P41">Weblog in which folder is contained</text:p>
              </table:table-cell>
            </table:table-row>
          </table:table>
          <text:h text:style-name="Heading_20_2" text:outline-level="2">Comment</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26">Name</text:p>
                </table:table-cell>
                <table:table-cell table:style-name="Table11.A1" office:value-type="string">
                  <text:p text:style-name="P27">Type</text:p>
                </table:table-cell>
                <table:table-cell table:style-name="Table11.C1" office:value-type="string">
                  <text:p text:style-name="Table_20_Heading">Description</text:p>
                </table:table-cell>
              </table:table-row>
            </table:table-header-rows>
            <table:table-row>
              <table:table-cell table:style-name="Table11.A2" office:value-type="string">
                <text:p text:style-name="P28"><text:span text:style-name="T7">$comment.</text:span>approved</text:p>
              </table:table-cell>
              <table:table-cell table:style-name="Table11.A2" office:value-type="string">
                <text:p text:style-name="P29"><text:bookmark-start text:name="DDE_LINK119"/>B<text:bookmark-end text:name="DDE_LINK119"/>oolean</text:p>
              </table:table-cell>
              <table:table-cell table:style-name="Table11.C2" office:value-type="string">
                <text:p text:style-name="P29">True if comment has been approved for display</text:p>
              </table:table-cell>
            </table:table-row>
            <table:table-row>
              <table:table-cell table:style-name="Table11.A2" office:value-type="string">
                <text:p text:style-name="P28"><text:span text:style-name="T7">$comment.</text:span>content</text:p>
              </table:table-cell>
              <table:table-cell table:style-name="Table11.A2" office:value-type="string">
                <text:p text:style-name="P29">String</text:p>
              </table:table-cell>
              <table:table-cell table:style-name="Table11.C2" office:value-type="string">
                <text:p text:style-name="P29">Content of the comment</text:p>
              </table:table-cell>
            </table:table-row>
            <table:table-row>
              <table:table-cell table:style-name="Table11.A2" office:value-type="string">
                <text:p text:style-name="P28"><text:span text:style-name="T7">$comment.</text:span>email</text:p>
              </table:table-cell>
              <table:table-cell table:style-name="Table11.A2" office:value-type="string">
                <text:p text:style-name="P29">String</text:p>
              </table:table-cell>
              <table:table-cell table:style-name="Table11.C2" office:value-type="string">
                <text:p text:style-name="P29">Email address of the commenter</text:p>
              </table:table-cell>
            </table:table-row>
            <table:table-row>
              <table:table-cell table:style-name="Table11.A2" office:value-type="string">
                <text:p text:style-name="P28"><text:span text:style-name="T7">$comment.</text:span>name</text:p>
              </table:table-cell>
              <table:table-cell table:style-name="Table11.A2" office:value-type="string">
                <text:p text:style-name="P29">String</text:p>
              </table:table-cell>
              <table:table-cell table:style-name="Table11.C2" office:value-type="string">
                <text:p text:style-name="P29">Name of the commenter</text:p>
              </table:table-cell>
            </table:table-row>
            <table:table-row>
              <table:table-cell table:style-name="Table11.A2" office:value-type="string">
                <text:p text:style-name="P28"><text:span text:style-name="T7">$comment.</text:span>notify</text:p>
              </table:table-cell>
              <table:table-cell table:style-name="Table11.A2" office:value-type="string">
                <text:p text:style-name="P29">Boolean</text:p>
              </table:table-cell>
              <table:table-cell table:style-name="Table11.C2" office:value-type="string">
                <text:p text:style-name="P29">True if commenter choose the 'please notify me via email' option</text:p>
              </table:table-cell>
            </table:table-row>
            <table:table-row>
              <table:table-cell table:style-name="Table11.A2" office:value-type="string">
                <text:p text:style-name="P28"><text:span text:style-name="T7">$comment.</text:span>pending</text:p>
              </table:table-cell>
              <table:table-cell table:style-name="Table11.A2" office:value-type="string">
                <text:p text:style-name="P29">Boolean</text:p>
              </table:table-cell>
              <table:table-cell table:style-name="Table11.C2" office:value-type="string">
                <text:p text:style-name="P29">True if comment is waiting for approval</text:p>
              </table:table-cell>
            </table:table-row>
            <table:table-row>
              <table:table-cell table:style-name="Table11.A2" office:value-type="string">
                <text:p text:style-name="P28"><text:span text:style-name="T7">$comment.</text:span>postTime</text:p>
              </table:table-cell>
              <table:table-cell table:style-name="Table11.A2" office:value-type="string">
                <text:p text:style-name="P29">Date</text:p>
              </table:table-cell>
              <table:table-cell table:style-name="Table11.C2" office:value-type="string">
                <text:p text:style-name="P29">Time that comment was created</text:p>
              </table:table-cell>
            </table:table-row>
            <table:table-row>
              <table:table-cell table:style-name="Table11.A2" office:value-type="string">
                <text:p text:style-name="P28"><text:span text:style-name="T7">$comment.</text:span>remoteHost</text:p>
              </table:table-cell>
              <table:table-cell table:style-name="Table11.A2" office:value-type="string">
                <text:p text:style-name="P29">String</text:p>
              </table:table-cell>
              <table:table-cell table:style-name="Table11.C2" office:value-type="string">
                <text:p text:style-name="P29">Host name or IP address of commenter</text:p>
              </table:table-cell>
            </table:table-row>
            <table:table-row>
              <table:table-cell table:style-name="Table11.A2" office:value-type="string">
                <text:p text:style-name="P28"><text:span text:style-name="T7">$comment.</text:span>spam</text:p>
              </table:table-cell>
              <table:table-cell table:style-name="Table11.A2" office:value-type="string">
                <text:p text:style-name="P29">Boolean</text:p>
              </table:table-cell>
              <table:table-cell table:style-name="Table11.C2" office:value-type="string">
                <text:p text:style-name="P29">True if comment is marked as spam</text:p>
              </table:table-cell>
            </table:table-row>
            <table:table-row>
              <table:table-cell table:style-name="Table11.A2" office:value-type="string">
                <text:p text:style-name="P28"><text:span text:style-name="T7">$comment.</text:span>url</text:p>
              </table:table-cell>
              <table:table-cell table:style-name="Table11.A2" office:value-type="string">
                <text:p text:style-name="P29">String</text:p>
              </table:table-cell>
              <table:table-cell table:style-name="Table11.C2" office:value-type="string">
                <text:p text:style-name="P29">URL of the commenter</text:p>
              </table:table-cell>
            </table:table-row>
            <table:table-row>
              <table:table-cell table:style-name="Table11.A2" office:value-type="string">
                <text:p text:style-name="P28"><text:span text:style-name="T7">$comment.</text:span>weblogEntry</text:p>
              </table:table-cell>
              <table:table-cell table:style-name="Table11.A2" office:value-type="string">
                <text:p text:style-name="P29">WeblogEntry</text:p>
              </table:table-cell>
              <table:table-cell table:style-name="Table11.C2" office:value-type="string">
                <text:p text:style-name="P30">Weblog entry with which comment is associated</text:p>
              </table:table-cell>
            </table:table-row>
          </table:table>
          <text:h text:style-name="Heading_20_2" text:outline-level="2">PageTemplate</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6">Name</text:p>
                </table:table-cell>
                <table:table-cell table:style-name="Table3.A1" office:value-type="string">
                  <text:p text:style-name="P27">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P37">$page.contents</text:p>
              </table:table-cell>
              <table:table-cell table:style-name="Table3.A2" office:value-type="string">
                <text:p text:style-name="P39"><text:bookmark-start text:name="DDE_LINK113"/>String<text:bookmark-end text:name="DDE_LINK113"/></text:p>
              </table:table-cell>
              <table:table-cell table:style-name="Table3.C2" office:value-type="string">
                <text:p text:style-name="P39">The content of the page template, typically HTML and Velocity code</text:p>
              </table:table-cell>
            </table:table-row>
            <table:table-row>
              <table:table-cell table:style-name="Table3.A2" office:value-type="string">
                <text:p text:style-name="P37">$page.description</text:p>
              </table:table-cell>
              <table:table-cell table:style-name="Table3.A2" office:value-type="string">
                <text:p text:style-name="P39">String</text:p>
              </table:table-cell>
              <table:table-cell table:style-name="Table3.C2" office:value-type="string">
                <text:p text:style-name="P40">Description of the page</text:p>
              </table:table-cell>
            </table:table-row>
            <table:table-row>
              <table:table-cell table:style-name="Table3.A2" office:value-type="string">
                <text:p text:style-name="P37">$page.lastModified</text:p>
              </table:table-cell>
              <table:table-cell table:style-name="Table3.A2" office:value-type="string">
                <text:p text:style-name="P39">Date</text:p>
              </table:table-cell>
              <table:table-cell table:style-name="Table3.C2" office:value-type="string">
                <text:p text:style-name="P41">Date that page properties or content was last modified</text:p>
              </table:table-cell>
            </table:table-row>
            <table:table-row>
              <table:table-cell table:style-name="Table3.A2" office:value-type="string">
                <text:p text:style-name="P37">$page.link</text:p>
              </table:table-cell>
              <table:table-cell table:style-name="Table3.A2" office:value-type="string">
                <text:p text:style-name="P39">String</text:p>
              </table:table-cell>
              <table:table-cell table:style-name="Table3.C2" office:value-type="string">
                <text:p text:style-name="P41">String used to form URL to page</text:p>
              </table:table-cell>
            </table:table-row>
            <table:table-row>
              <table:table-cell table:style-name="Table3.A2" office:value-type="string">
                <text:p text:style-name="P37">$page.name</text:p>
              </table:table-cell>
              <table:table-cell table:style-name="Table3.A2" office:value-type="string">
                <text:p text:style-name="P39">String</text:p>
              </table:table-cell>
              <table:table-cell table:style-name="Table3.C2" office:value-type="string">
                <text:p text:style-name="P41">Name of the page</text:p>
              </table:table-cell>
            </table:table-row>
            <table:table-row>
              <table:table-cell table:style-name="Table3.A2" office:value-type="string">
                <text:p text:style-name="P37">$page.navbar</text:p>
              </table:table-cell>
              <table:table-cell table:style-name="Table3.A2" office:value-type="string">
                <text:p text:style-name="P39">String</text:p>
              </table:table-cell>
              <table:table-cell table:style-name="Table3.C2" office:value-type="string">
                <text:p text:style-name="P41">True if page should be included in page navigation menu</text:p>
              </table:table-cell>
            </table:table-row>
            <table:table-row>
              <table:table-cell table:style-name="Table3.A2" office:value-type="string">
                <text:p text:style-name="P37">$page.hidden</text:p>
              </table:table-cell>
              <table:table-cell table:style-name="Table3.A2" office:value-type="string">
                <text:p text:style-name="P39">String</text:p>
              </table:table-cell>
              <table:table-cell table:style-name="Table3.C2" office:value-type="string">
                <text:p text:style-name="P41">True if page is NOT callable by URL</text:p>
              </table:table-cell>
            </table:table-row>
          </table:table>
          <text:h text:style-name="Heading_20_2" text:outline-level="2">Referrer</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26">Name</text:p>
                </table:table-cell>
                <table:table-cell table:style-name="Table4.A1" office:value-type="string">
                  <text:p text:style-name="P27">Type</text:p>
                </table:table-cell>
                <table:table-cell table:style-name="Table4.C1" office:value-type="string">
                  <text:p text:style-name="Table_20_Heading">Description</text:p>
                </table:table-cell>
              </table:table-row>
            </table:table-header-rows>
            <table:table-row>
              <table:table-cell table:style-name="Table4.A2" office:value-type="string">
                <text:p text:style-name="P28">$referrer.dateString</text:p>
              </table:table-cell>
              <table:table-cell table:style-name="Table4.A2" office:value-type="string">
                <text:p text:style-name="P29">String</text:p>
              </table:table-cell>
              <table:table-cell table:style-name="Table4.C2" office:value-type="string">
                <text:p text:style-name="P29">Eight character date string implied by referred to URL</text:p>
              </table:table-cell>
            </table:table-row>
            <table:table-row>
              <table:table-cell table:style-name="Table4.A2" office:value-type="string">
                <text:p text:style-name="P28">$referrer.dayHits</text:p>
              </table:table-cell>
              <table:table-cell table:style-name="Table4.A2" office:value-type="string">
                <text:p text:style-name="P29">Integer</text:p>
              </table:table-cell>
              <table:table-cell table:style-name="Table4.C2" office:value-type="string">
                <text:p text:style-name="P29">Number of hits counted against this referrer today</text:p>
              </table:table-cell>
            </table:table-row>
            <table:table-row>
              <table:table-cell table:style-name="Table4.A2" office:value-type="string">
                <text:p text:style-name="P28">$referrer.displayUrl</text:p>
              </table:table-cell>
              <table:table-cell table:style-name="Table4.A2" office:value-type="string">
                <text:p text:style-name="P29">String</text:p>
              </table:table-cell>
              <table:table-cell table:style-name="Table4.C2" office:value-type="string">
                <text:p text:style-name="P29">URL to be displayed for this referrer</text:p>
              </table:table-cell>
            </table:table-row>
            <table:table-row>
              <table:table-cell table:style-name="Table4.A2" office:value-type="string">
                <text:p text:style-name="P28">$referrer.excerpt</text:p>
              </table:table-cell>
              <table:table-cell table:style-name="Table4.A2" office:value-type="string">
                <text:p text:style-name="P29">String</text:p>
              </table:table-cell>
              <table:table-cell table:style-name="Table4.C2" office:value-type="string">
                <text:p text:style-name="P29">Except extracted from referring site by linkback extractor</text:p>
              </table:table-cell>
            </table:table-row>
            <table:table-row>
              <table:table-cell table:style-name="Table4.A2" office:value-type="string">
                <text:p text:style-name="P28">$referrer.refererUrl</text:p>
              </table:table-cell>
              <table:table-cell table:style-name="Table4.A2" office:value-type="string">
                <text:p text:style-name="P29">String</text:p>
              </table:table-cell>
              <table:table-cell table:style-name="Table4.C2" office:value-type="string">
                <text:p text:style-name="P31">URL that refers to your weblog</text:p>
              </table:table-cell>
            </table:table-row>
            <table:table-row>
              <table:table-cell table:style-name="Table4.A2" office:value-type="string">
                <text:p text:style-name="P28">$referrer.refererPermalink</text:p>
              </table:table-cell>
              <table:table-cell table:style-name="Table4.A2" office:value-type="string">
                <text:p text:style-name="P29">String</text:p>
              </table:table-cell>
              <table:table-cell table:style-name="Table4.C2" office:value-type="string">
                <text:p text:style-name="P29">Permalink URL referrered by by the referrer</text:p>
              </table:table-cell>
            </table:table-row>
            <table:table-row>
              <table:table-cell table:style-name="Table4.A2" office:value-type="string">
                <text:p text:style-name="P28">$referrer.title</text:p>
              </table:table-cell>
              <table:table-cell table:style-name="Table4.A2" office:value-type="string">
                <text:p text:style-name="P29">String</text:p>
              </table:table-cell>
              <table:table-cell table:style-name="Table4.C2" office:value-type="string">
                <text:p text:style-name="P29">Title extracted from referring site by linkback extractor</text:p>
              </table:table-cell>
            </table:table-row>
            <table:table-row>
              <table:table-cell table:style-name="Table4.A2" office:value-type="string">
                <text:p text:style-name="P28">$referrer.totalHits</text:p>
              </table:table-cell>
              <table:table-cell table:style-name="Table4.A2" office:value-type="string">
                <text:p text:style-name="P29">Integer</text:p>
              </table:table-cell>
              <table:table-cell table:style-name="Table4.C2" office:value-type="string">
                <text:p text:style-name="P29">Total number of hits counted against this referrer</text:p>
              </table:table-cell>
            </table:table-row>
            <table:table-row>
              <table:table-cell table:style-name="Table4.A2" office:value-type="string">
                <text:p text:style-name="P28">$referrer.visible</text:p>
              </table:table-cell>
              <table:table-cell table:style-name="Table4.A2" office:value-type="string">
                <text:p text:style-name="P29">Boolean</text:p>
              </table:table-cell>
              <table:table-cell table:style-name="Table4.C2" office:value-type="string">
                <text:p text:style-name="P30">True if referrer should be displayed</text:p>
              </table:table-cell>
            </table:table-row>
            <table:table-row>
              <table:table-cell table:style-name="Table4.A2" office:value-type="string">
                <text:p text:style-name="P28">$referrer.weblogEntry</text:p>
              </table:table-cell>
              <table:table-cell table:style-name="Table4.A2" office:value-type="string">
                <text:p text:style-name="P29">WeblogEntry</text:p>
              </table:table-cell>
              <table:table-cell table:style-name="Table4.C2" office:value-type="string">
                <text:p text:style-name="P30">Weblog entry referenced by this referrer</text:p>
              </table:table-cell>
            </table:table-row>
            <table:table-row>
              <table:table-cell table:style-name="Table4.A2" office:value-type="string">
                <text:p text:style-name="P37">$referrer.website</text:p>
              </table:table-cell>
              <table:table-cell table:style-name="Table4.A2" office:value-type="string">
                <text:p text:style-name="P39">Weblog</text:p>
              </table:table-cell>
              <table:table-cell table:style-name="Table4.C2" office:value-type="string">
                <text:p text:style-name="P41">Weblog referred to by this referrer</text:p>
              </table:table-cell>
            </table:table-row>
          </table:table>
          <text:h text:style-name="Heading_20_2" text:outline-level="2">TagStat</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26">Name</text:p>
                </table:table-cell>
                <table:table-cell table:style-name="Table18.A1" office:value-type="string">
                  <text:p text:style-name="P27">Type</text:p>
                </table:table-cell>
                <table:table-cell table:style-name="Table18.C1" office:value-type="string">
                  <text:p text:style-name="Table_20_Heading">Description</text:p>
                </table:table-cell>
              </table:table-row>
            </table:table-header-rows>
            <table:table-row>
              <table:table-cell table:style-name="Table18.A2" office:value-type="string">
                <text:p text:style-name="P28">$tagStat.name</text:p>
              </table:table-cell>
              <table:table-cell table:style-name="Table18.A2" office:value-type="string">
                <text:p text:style-name="P29">String</text:p>
              </table:table-cell>
              <table:table-cell table:style-name="Table18.C2" office:value-type="string">
                <text:p text:style-name="P29">Name of tag</text:p>
              </table:table-cell>
            </table:table-row>
            <table:table-row>
              <table:table-cell table:style-name="Table18.A2" office:value-type="string">
                <text:p text:style-name="P28">$tagStat.count</text:p>
              </table:table-cell>
              <table:table-cell table:style-name="Table18.A2" office:value-type="string">
                <text:p text:style-name="P29">Integer</text:p>
              </table:table-cell>
              <table:table-cell table:style-name="Table18.C2" office:value-type="string">
                <text:p text:style-name="P29">Number of usages of tag within weblog <text:s/>or site (depending on context)</text:p>
              </table:table-cell>
            </table:table-row>
            <table:table-row>
              <table:table-cell table:style-name="Table18.A2" office:value-type="string">
                <text:p text:style-name="P28">$tagStat.intensity</text:p>
              </table:table-cell>
              <table:table-cell table:style-name="Table18.A2" office:value-type="string">
                <text:p text:style-name="P29">Integer</text:p>
              </table:table-cell>
              <table:table-cell table:style-name="Table18.C2" office:value-type="string">
                <text:p text:style-name="P29">Relative intensity rating of tag (values 1 through 5)</text:p>
              </table:table-cell>
            </table:table-row>
          </table:table>
          <text:h text:style-name="Heading_20_2" text:outline-level="2">User</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26">Name</text:p>
                </table:table-cell>
                <table:table-cell table:style-name="Table5.A1" office:value-type="string">
                  <text:p text:style-name="P27">Type</text:p>
                </table:table-cell>
                <table:table-cell table:style-name="Table5.C1" office:value-type="string">
                  <text:p text:style-name="Table_20_Heading">Description</text:p>
                </table:table-cell>
              </table:table-row>
            </table:table-header-rows>
            <table:table-row>
              <table:table-cell table:style-name="Table5.A2" office:value-type="string">
                <text:p text:style-name="P37">$user.dateCreated</text:p>
              </table:table-cell>
              <table:table-cell table:style-name="Table5.A2" office:value-type="string">
                <text:p text:style-name="P39"><text:bookmark-start text:name="DDE_LINK112"/>D<text:bookmark-end text:name="DDE_LINK112"/>ate</text:p>
              </table:table-cell>
              <table:table-cell table:style-name="Table5.C2" office:value-type="string">
                <text:p text:style-name="P39">Date that user was created</text:p>
              </table:table-cell>
            </table:table-row>
            <table:table-row>
              <table:table-cell table:style-name="Table5.A2" office:value-type="string">
                <text:p text:style-name="P37">$user.emailAddress</text:p>
              </table:table-cell>
              <table:table-cell table:style-name="Table5.A2" office:value-type="string">
                <text:p text:style-name="P39">String</text:p>
              </table:table-cell>
              <table:table-cell table:style-name="Table5.C2" office:value-type="string">
                <text:p text:style-name="P40">User's email address</text:p>
              </table:table-cell>
            </table:table-row>
            <table:table-row>
              <table:table-cell table:style-name="Table5.A2" office:value-type="string">
                <text:p text:style-name="P37">$user.fullName</text:p>
              </table:table-cell>
              <table:table-cell table:style-name="Table5.A2" office:value-type="string">
                <text:p text:style-name="P39">String</text:p>
              </table:table-cell>
              <table:table-cell table:style-name="Table5.C2" office:value-type="string">
                <text:p text:style-name="P41">Users full name</text:p>
              </table:table-cell>
            </table:table-row>
            <table:table-row>
              <table:table-cell table:style-name="Table5.A2" office:value-type="string">
                <text:p text:style-name="P37">$user.locale</text:p>
              </table:table-cell>
              <table:table-cell table:style-name="Table5.A2" office:value-type="string">
                <text:p text:style-name="P39">String</text:p>
              </table:table-cell>
              <table:table-cell table:style-name="Table5.C2" office:value-type="string">
                <text:p text:style-name="P41">User's locale</text:p>
              </table:table-cell>
            </table:table-row>
            <table:table-row>
              <table:table-cell table:style-name="Table5.A2" office:value-type="string">
                <text:p text:style-name="P37">$user.timeZone</text:p>
              </table:table-cell>
              <table:table-cell table:style-name="Table5.A2" office:value-type="string">
                <text:p text:style-name="P39">String</text:p>
              </table:table-cell>
              <table:table-cell table:style-name="Table5.C2" office:value-type="string">
                <text:p text:style-name="P41">User's timezone</text:p>
              </table:table-cell>
            </table:table-row>
            <table:table-row>
              <table:table-cell table:style-name="Table5.A2" office:value-type="string">
                <text:p text:style-name="P37">$user.userName</text:p>
              </table:table-cell>
              <table:table-cell table:style-name="Table5.A2" office:value-type="string">
                <text:p text:style-name="P39">String</text:p>
              </table:table-cell>
              <table:table-cell table:style-name="Table5.C2" office:value-type="string">
                <text:p text:style-name="P41">User's username</text:p>
              </table:table-cell>
            </table:table-row>
          </table:table>
          <text:h text:style-name="Heading_20_2" text:outline-level="2">Weblog</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26">Name</text:p>
                </table:table-cell>
                <table:table-cell table:style-name="Table8.A1" office:value-type="string">
                  <text:p text:style-name="P27">Type</text:p>
                </table:table-cell>
                <table:table-cell table:style-name="Table8.C1" office:value-type="string">
                  <text:p text:style-name="Table_20_Heading">Description</text:p>
                </table:table-cell>
              </table:table-row>
            </table:table-header-rows>
            <table:table-row>
              <table:table-cell table:style-name="Table8.A2" office:value-type="string">
                <text:p text:style-name="P42">$weblog.active</text:p>
              </table:table-cell>
              <table:table-cell table:style-name="Table8.A2" office:value-type="string">
                <text:p text:style-name="P39"><text:bookmark-start text:name="DDE_LINK7"/><text:bookmark-start text:name="DDE_LINK111"/>B<text:bookmark-end text:name="DDE_LINK111"/>oolean<text:bookmark-end text:name="DDE_LINK7"/></text:p>
              </table:table-cell>
              <table:table-cell table:style-name="Table8.C2" office:value-type="string">
                <text:p text:style-name="P39">True if weblog is considered active</text:p>
              </table:table-cell>
            </table:table-row>
            <table:table-row>
              <table:table-cell table:style-name="Table8.A2" office:value-type="string">
                <text:p text:style-name="P42">$weblog.allowComments</text:p>
              </table:table-cell>
              <table:table-cell table:style-name="Table8.A2" office:value-type="string">
                <text:p text:style-name="P39"><text:bookmark-start text:name="DDE_LINK1111"/>B<text:bookmark-end text:name="DDE_LINK1111"/>oolean</text:p>
              </table:table-cell>
              <table:table-cell table:style-name="Table8.C2" office:value-type="string">
                <text:p text:style-name="P40">True if comments are allowed in weblog</text:p>
              </table:table-cell>
            </table:table-row>
            <table:table-row>
              <table:table-cell table:style-name="Table8.A2" office:value-type="string">
                <text:p text:style-name="P42">$weblog.commentCount</text:p>
              </table:table-cell>
              <table:table-cell table:style-name="Table8.A2" office:value-type="string">
                <text:p text:style-name="P39">Long</text:p>
              </table:table-cell>
              <table:table-cell table:style-name="Table8.C2" office:value-type="string">
                <text:p text:style-name="P40">Total number of comments of approved in weblog</text:p>
              </table:table-cell>
            </table:table-row>
            <table:table-row>
              <table:table-cell table:style-name="Table8.A2" office:value-type="string">
                <text:p text:style-name="P42">$weblog.creator</text:p>
              </table:table-cell>
              <table:table-cell table:style-name="Table8.A2" office:value-type="string">
                <text:p text:style-name="P39">User</text:p>
              </table:table-cell>
              <table:table-cell table:style-name="Table8.C2" office:value-type="string">
                <text:p text:style-name="P41">User who created this weblog</text:p>
              </table:table-cell>
            </table:table-row>
            <table:table-row>
              <table:table-cell table:style-name="Table8.A2" office:value-type="string">
                <text:p text:style-name="P42">$weblog.dateCreated</text:p>
              </table:table-cell>
              <table:table-cell table:style-name="Table8.A2" office:value-type="string">
                <text:p text:style-name="P39">Date</text:p>
              </table:table-cell>
              <table:table-cell table:style-name="Table8.C2" office:value-type="string">
                <text:p text:style-name="P41">Date weblog was created</text:p>
              </table:table-cell>
            </table:table-row>
            <table:table-row>
              <table:table-cell table:style-name="Table8.A2" office:value-type="string">
                <text:p text:style-name="P42">$weblog.description</text:p>
              </table:table-cell>
              <table:table-cell table:style-name="Table8.A2" office:value-type="string">
                <text:p text:style-name="P39">String</text:p>
              </table:table-cell>
              <table:table-cell table:style-name="Table8.C2" office:value-type="string">
                <text:p text:style-name="P41">Description of weblog</text:p>
              </table:table-cell>
            </table:table-row>
            <table:table-row>
              <table:table-cell table:style-name="Table8.A2" office:value-type="string">
                <text:p text:style-name="P42">$weblog.emailAddress</text:p>
              </table:table-cell>
              <table:table-cell table:style-name="Table8.A2" office:value-type="string">
                <text:p text:style-name="P39">String</text:p>
              </table:table-cell>
              <table:table-cell table:style-name="Table8.C2" office:value-type="string">
                <text:p text:style-name="P40">Email address of weblog's managing editor</text:p>
              </table:table-cell>
            </table:table-row>
            <table:table-row>
              <table:table-cell table:style-name="Table8.A2" office:value-type="string">
                <text:p text:style-name="P42">$weblog.emailComments</text:p>
              </table:table-cell>
              <table:table-cell table:style-name="Table8.A2" office:value-type="string">
                <text:p text:style-name="P39"><text:bookmark-start text:name="DDE_LINK1112"/>B<text:bookmark-end text:name="DDE_LINK1112"/>oolean</text:p>
              </table:table-cell>
              <table:table-cell table:style-name="Table8.C2" office:value-type="string">
                <text:p text:style-name="P41">True if email notification of comments is enabled</text:p>
              </table:table-cell>
            </table:table-row>
            <table:table-row>
              <table:table-cell table:style-name="Table8.A2" office:value-type="string">
                <text:p text:style-name="P42">$weblog.emailFromAddress</text:p>
              </table:table-cell>
              <table:table-cell table:style-name="Table8.A2" office:value-type="string">
                <text:p text:style-name="P39">String</text:p>
              </table:table-cell>
              <table:table-cell table:style-name="Table8.C2" office:value-type="string">
                <text:p text:style-name="P41">Email address for from-address of notifications</text:p>
              </table:table-cell>
            </table:table-row>
            <table:table-row>
              <table:table-cell table:style-name="Table8.A2" office:value-type="string">
                <text:p text:style-name="P42">$weblog.enableBloggerApi</text:p>
              </table:table-cell>
              <table:table-cell table:style-name="Table8.A2" office:value-type="string">
                <text:p text:style-name="P39"><text:bookmark-start text:name="DDE_LINK1113"/>B<text:bookmark-end text:name="DDE_LINK1113"/>oolean</text:p>
              </table:table-cell>
              <table:table-cell table:style-name="Table8.C2" office:value-type="string">
                <text:p text:style-name="P41">True if remote blogging API is enabled</text:p>
              </table:table-cell>
            </table:table-row>
            <table:table-row>
              <table:table-cell table:style-name="Table8.A2" office:value-type="string">
                <text:p text:style-name="P42">$weblog.enabled</text:p>
              </table:table-cell>
              <table:table-cell table:style-name="Table8.A2" office:value-type="string">
                <text:p text:style-name="P39"><text:bookmark-start text:name="DDE_LINK1114"/>B<text:bookmark-end text:name="DDE_LINK1114"/>oolean</text:p>
              </table:table-cell>
              <table:table-cell table:style-name="Table8.C2" office:value-type="string">
                <text:p text:style-name="P41">True if weblog is enabled</text:p>
              </table:table-cell>
            </table:table-row>
            <table:table-row>
              <table:table-cell table:style-name="Table8.A2" office:value-type="string">
                <text:p text:style-name="P42">$weblog.entryCount</text:p>
              </table:table-cell>
              <table:table-cell table:style-name="Table8.A2" office:value-type="string">
                <text:p text:style-name="P39">Long</text:p>
              </table:table-cell>
              <table:table-cell table:style-name="Table8.C2" office:value-type="string">
                <text:p text:style-name="P41">Total number of entries in weblog</text:p>
              </table:table-cell>
            </table:table-row>
            <table:table-row>
              <table:table-cell table:style-name="Table8.A2" office:value-type="string">
                <text:p text:style-name="P42">$weblog.entryDisplayCount</text:p>
              </table:table-cell>
              <table:table-cell table:style-name="Table8.A2" office:value-type="string">
                <text:p text:style-name="P39">Integer</text:p>
              </table:table-cell>
              <table:table-cell table:style-name="Table8.C2" office:value-type="string">
                <text:p text:style-name="P41">Default number of entries to display in pagers</text:p>
              </table:table-cell>
            </table:table-row>
            <table:table-row>
              <table:table-cell table:style-name="Table8.A2" office:value-type="string">
                <text:p text:style-name="P42">$weblog.handle</text:p>
              </table:table-cell>
              <table:table-cell table:style-name="Table8.A2" office:value-type="string">
                <text:p text:style-name="P39">String</text:p>
              </table:table-cell>
              <table:table-cell table:style-name="Table8.C2" office:value-type="string">
                <text:p text:style-name="P41">Simple string handle that uniquely identifies weblog</text:p>
              </table:table-cell>
            </table:table-row>
            <table:table-row>
              <table:table-cell table:style-name="Table8.A2" office:value-type="string">
                <text:p text:style-name="P42">$weblog.lastModified</text:p>
              </table:table-cell>
              <table:table-cell table:style-name="Table8.A2" office:value-type="string">
                <text:p text:style-name="P39">Date</text:p>
              </table:table-cell>
              <table:table-cell table:style-name="Table8.C2" office:value-type="string">
                <text:p text:style-name="P41">Timestamp of last modification to weblog</text:p>
              </table:table-cell>
            </table:table-row>
            <table:table-row>
              <table:table-cell table:style-name="Table8.A2" office:value-type="string">
                <text:p text:style-name="P42">$weblog.locale</text:p>
              </table:table-cell>
              <table:table-cell table:style-name="Table8.A2" office:value-type="string">
                <text:p text:style-name="P39">String</text:p>
              </table:table-cell>
              <table:table-cell table:style-name="Table8.C2" office:value-type="string">
                <text:p text:style-name="P41">Default locale used by weblog</text:p>
              </table:table-cell>
            </table:table-row>
            <table:table-row>
              <table:table-cell table:style-name="Table8.A2" office:value-type="string">
                <text:p text:style-name="P42">$weblog.moderateComments</text:p>
              </table:table-cell>
              <table:table-cell table:style-name="Table8.A2" office:value-type="string">
                <text:p text:style-name="P39">True</text:p>
              </table:table-cell>
              <table:table-cell table:style-name="Table8.C2" office:value-type="string">
                <text:p text:style-name="P40">True if comment moderation is enabled in weblog</text:p>
              </table:table-cell>
            </table:table-row>
            <table:table-row>
              <table:table-cell table:style-name="Table8.A2" office:value-type="string">
                <text:p text:style-name="P42">$weblog.name</text:p>
              </table:table-cell>
              <table:table-cell table:style-name="Table8.A2" office:value-type="string">
                <text:p text:style-name="P39">String</text:p>
              </table:table-cell>
              <table:table-cell table:style-name="Table8.C2" office:value-type="string">
                <text:p text:style-name="P41">Name of the weblog</text:p>
              </table:table-cell>
            </table:table-row>
            <table:table-row>
              <table:table-cell table:style-name="Table8.A2" office:value-type="string">
                <text:p text:style-name="P42">$weblog.pages</text:p>
              </table:table-cell>
              <table:table-cell table:style-name="Table8.A2" office:value-type="string">
                <text:p text:style-name="P39">List of PageTemplates</text:p>
              </table:table-cell>
              <table:table-cell table:style-name="Table8.C2" office:value-type="string">
                <text:p text:style-name="P41">Page templates of weblog</text:p>
              </table:table-cell>
            </table:table-row>
            <table:table-row>
              <table:table-cell table:style-name="Table8.A2" office:value-type="string">
                <text:p text:style-name="P42">$weblog.popularTags(<text:line-break/> <text:s text:c="3"/>int sinceDays, int length)</text:p>
              </table:table-cell>
              <table:table-cell table:style-name="Table8.A2" office:value-type="string">
                <text:p text:style-name="P39">List of TagStat objects</text:p>
              </table:table-cell>
              <table:table-cell table:style-name="Table8.C2" office:value-type="string">
                <text:p text:style-name="P41">Popular tags in past <text:span text:style-name="T2">sinceDays</text:span> number of days. Returns up to <text:span text:style-name="T2">length</text:span> number of objects.</text:p>
              </table:table-cell>
            </table:table-row>
            <table:table-row>
              <table:table-cell table:style-name="Table8.A2" office:value-type="string">
                <text:p text:style-name="P42">$weblog.timeZone</text:p>
              </table:table-cell>
              <table:table-cell table:style-name="Table8.A2" office:value-type="string">
                <text:p text:style-name="P39">String</text:p>
              </table:table-cell>
              <table:table-cell table:style-name="Table8.C2" office:value-type="string">
                <text:p text:style-name="P41">Timezone of the weblog</text:p>
              </table:table-cell>
            </table:table-row>
            <table:table-row>
              <table:table-cell table:style-name="Table8.A2" office:value-type="string">
                <text:p text:style-name="P42">$weblog.todaysHits</text:p>
              </table:table-cell>
              <table:table-cell table:style-name="Table8.A2" office:value-type="string">
                <text:p text:style-name="P39">Integer</text:p>
              </table:table-cell>
              <table:table-cell table:style-name="Table8.C2" office:value-type="string">
                <text:p text:style-name="P41">Number of <text:s/>hits counted today</text:p>
              </table:table-cell>
            </table:table-row>
            <table:table-row>
              <table:table-cell table:style-name="Table8.A2" office:value-type="string">
                <text:p text:style-name="P42">$weblog.weblogCategories</text:p>
              </table:table-cell>
              <table:table-cell table:style-name="Table8.A2" office:value-type="string">
                <text:p text:style-name="P39">List of WeblogCategories</text:p>
              </table:table-cell>
              <table:table-cell table:style-name="Table8.C2" office:value-type="string">
                <text:p text:style-name="P41">Top-level categories of weblog</text:p>
              </table:table-cell>
            </table:table-row>
          </table:table>
          <text:p text:style-name="P26"/>
          <text:p text:style-name="P26">Weblog Methods</text:p>
          <text:list text:style-name="L15">
            <text:list-item>
              <text:list>
                <text:list-item>
                  <text:p text:style-name="P43"><text:span text:style-name="T1">WeblogEntry getWeblogEntry(String anchor)<text:line-break/></text:span>Get an individual weblog entry by the entry's anchor, which is unique within a weblog.</text:p>
                </text:list-item>
                <text:list-item>
                  <text:p text:style-name="P43"><text:span text:style-name="T1">List getRecentWeblogEntries(String cat, int max)</text:span><text:line-break/>Get most recent WeblogEntries in the weblog up to the number max. You can specify a category name if you'd liike only entries from one category (or “nil” for all categories). </text:p>
                </text:list-item>
                <text:list-item>
                  <text:p text:style-name="P43"><text:span text:style-name="T1">List getRecentComments(int max)</text:span><text:line-break/>Get most recent Comments in the weblog up to the limit max.</text:p>
                </text:list-item>
                <text:list-item>
                  <text:p text:style-name="P43"><text:span text:style-name="T1">List getWeblogCategories(String catpath)</text:span><text:line-break/>Get WeblogCategories in folder found at the specified category path.</text:p>
                </text:list-item>
                <text:list-item>
                  <text:p text:style-name="P43"><text:span text:style-name="T1">WeblogCategory getWeblogCategoryByPath(String path)</text:span><text:line-break/>Get weblog category specified by path.</text:p>
                </text:list-item>
                <text:list-item>
                  <text:p text:style-name="P43"><text:span text:style-name="T1">PageTemplate getPageByName(String name)</text:span><text:line-break/>Get page template specified by name.</text:p>
                </text:list-item>
                <text:list-item>
                  <text:p text:style-name="P43"><text:span text:style-name="T1">PageTemplate getPageByLink(String link)</text:span><text:line-break/>Get page template specified by link.</text:p>
                </text:list-item>
              </text:list>
            </text:list-item>
          </text:list>
          <text:h text:style-name="Heading_20_2" text:outline-level="2">WeblogCategory</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26">Name</text:p>
                </table:table-cell>
                <table:table-cell table:style-name="Table2.A1" office:value-type="string">
                  <text:p text:style-name="P27">Type</text:p>
                </table:table-cell>
                <table:table-cell table:style-name="Table2.C1" office:value-type="string">
                  <text:p text:style-name="Table_20_Heading">Description</text:p>
                </table:table-cell>
              </table:table-row>
            </table:table-header-rows>
            <table:table-row>
              <table:table-cell table:style-name="Table2.A2" office:value-type="string">
                <text:p text:style-name="P42">$category.description</text:p>
              </table:table-cell>
              <table:table-cell table:style-name="Table2.A2" office:value-type="string">
                <text:p text:style-name="P39"><text:bookmark-start text:name="DDE_LINK11101"/>String<text:bookmark-end text:name="DDE_LINK11101"/></text:p>
              </table:table-cell>
              <table:table-cell table:style-name="Table2.C2" office:value-type="string">
                <text:p text:style-name="P39">Description</text:p>
              </table:table-cell>
            </table:table-row>
            <table:table-row>
              <table:table-cell table:style-name="Table2.A2" office:value-type="string">
                <text:p text:style-name="P42">$category.image</text:p>
              </table:table-cell>
              <table:table-cell table:style-name="Table2.A2" office:value-type="string">
                <text:p text:style-name="P39">String</text:p>
              </table:table-cell>
              <table:table-cell table:style-name="Table2.C2" office:value-type="string">
                <text:p text:style-name="P39">URL of image to be displayed for category</text:p>
              </table:table-cell>
            </table:table-row>
            <table:table-row>
              <table:table-cell table:style-name="Table2.A2" office:value-type="string">
                <text:p text:style-name="P42">$category.inUse</text:p>
              </table:table-cell>
              <table:table-cell table:style-name="Table2.A2" office:value-type="string">
                <text:p text:style-name="P39">Boolean</text:p>
              </table:table-cell>
              <table:table-cell table:style-name="Table2.C2" office:value-type="string">
                <text:p text:style-name="P39">True if category is in use, i.e. if WeblogEntry objects use it</text:p>
              </table:table-cell>
            </table:table-row>
            <table:table-row>
              <table:table-cell table:style-name="Table2.A2" office:value-type="string">
                <text:p text:style-name="P42">$category.name</text:p>
              </table:table-cell>
              <table:table-cell table:style-name="Table2.A2" office:value-type="string">
                <text:p text:style-name="P39">String</text:p>
              </table:table-cell>
              <table:table-cell table:style-name="Table2.C2" office:value-type="string">
                <text:p text:style-name="P39">Name of the category</text:p>
              </table:table-cell>
            </table:table-row>
            <table:table-row>
              <table:table-cell table:style-name="Table2.A2" office:value-type="string">
                <text:p text:style-name="P42">$category.parent </text:p>
              </table:table-cell>
              <table:table-cell table:style-name="Table2.A2" office:value-type="string">
                <text:p text:style-name="P39">WeblogCategory</text:p>
              </table:table-cell>
              <table:table-cell table:style-name="Table2.C2" office:value-type="string">
                <text:p text:style-name="P39">Parent category</text:p>
              </table:table-cell>
            </table:table-row>
            <table:table-row>
              <table:table-cell table:style-name="Table2.A2" office:value-type="string">
                <text:p text:style-name="P42">$category.path</text:p>
              </table:table-cell>
              <table:table-cell table:style-name="Table2.A2" office:value-type="string">
                <text:p text:style-name="P39">String</text:p>
              </table:table-cell>
              <table:table-cell table:style-name="Table2.C2" office:value-type="string">
                <text:p text:style-name="P39">Absolute path to category in hierarchy</text:p>
              </table:table-cell>
            </table:table-row>
            <table:table-row>
              <table:table-cell table:style-name="Table2.A2" office:value-type="string">
                <text:p text:style-name="P42">$category.website</text:p>
              </table:table-cell>
              <table:table-cell table:style-name="Table2.A2" office:value-type="string">
                <text:p text:style-name="P39">Weblog</text:p>
              </table:table-cell>
              <table:table-cell table:style-name="Table2.C2" office:value-type="string">
                <text:p text:style-name="P40">Weblog that contains category</text:p>
              </table:table-cell>
            </table:table-row>
            <table:table-row>
              <table:table-cell table:style-name="Table2.A2" office:value-type="string">
                <text:p text:style-name="P42">$category.weblogCategories</text:p>
              </table:table-cell>
              <table:table-cell table:style-name="Table2.A2" office:value-type="string">
                <text:p text:style-name="P39">List of WeblogCategories</text:p>
              </table:table-cell>
              <table:table-cell table:style-name="Table2.C2" office:value-type="string">
                <text:p text:style-name="P40">Children of this weblog category</text:p>
              </table:table-cell>
            </table:table-row>
          </table:table>
          <text:h text:style-name="Heading_20_2" text:outline-level="2">WeblogEntry</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26">Name</text:p>
                </table:table-cell>
                <table:table-cell table:style-name="Table7.A1" office:value-type="string">
                  <text:p text:style-name="P27">Type</text:p>
                </table:table-cell>
                <table:table-cell table:style-name="Table7.C1" office:value-type="string">
                  <text:p text:style-name="Table_20_Heading">Description</text:p>
                </table:table-cell>
              </table:table-row>
            </table:table-header-rows>
            <table:table-row>
              <table:table-cell table:style-name="Table7.A2" office:value-type="string">
                <text:p text:style-name="P44">$entry.allowComments</text:p>
              </table:table-cell>
              <table:table-cell table:style-name="Table7.A2" office:value-type="string">
                <text:p text:style-name="P39"><text:bookmark-start text:name="DDE_LINK118"/>B<text:bookmark-end text:name="DDE_LINK118"/>oolean</text:p>
              </table:table-cell>
              <table:table-cell table:style-name="Table7.C2" office:value-type="string">
                <text:p text:style-name="P39">True if this weblog entry allows comments</text:p>
              </table:table-cell>
            </table:table-row>
            <table:table-row>
              <table:table-cell table:style-name="Table7.A2" office:value-type="string">
                <text:p text:style-name="P44">$entry.anchor</text:p>
              </table:table-cell>
              <table:table-cell table:style-name="Table7.A2" office:value-type="string">
                <text:p text:style-name="P39">String</text:p>
              </table:table-cell>
              <table:table-cell table:style-name="Table7.C2" office:value-type="string">
                <text:p text:style-name="P40">Simple string that uniquely identifies post in weblog</text:p>
              </table:table-cell>
            </table:table-row>
            <table:table-row>
              <table:table-cell table:style-name="Table7.A2" office:value-type="string">
                <text:p text:style-name="P44">$entry.categories</text:p>
              </table:table-cell>
              <table:table-cell table:style-name="Table7.A2" office:value-type="string">
                <text:p text:style-name="P39">List of <text:bookmark-start text:name="DDE_LINK3"/>WeblogCategories<text:bookmark-end text:name="DDE_LINK3"/></text:p>
              </table:table-cell>
              <table:table-cell table:style-name="Table7.C2" office:value-type="string">
                <text:p text:style-name="P41">Weblog categories associated with this entry</text:p>
              </table:table-cell>
            </table:table-row>
            <table:table-row>
              <table:table-cell table:style-name="Table7.A2" office:value-type="string">
                <text:p text:style-name="P44">$entry.category</text:p>
              </table:table-cell>
              <table:table-cell table:style-name="Table7.A2" office:value-type="string">
                <text:p text:style-name="P39">WeblogCategory</text:p>
              </table:table-cell>
              <table:table-cell table:style-name="Table7.C2" office:value-type="string">
                <text:p text:style-name="P41">Primary weblog category of this entry</text:p>
              </table:table-cell>
            </table:table-row>
            <table:table-row>
              <table:table-cell table:style-name="Table7.A2" office:value-type="string">
                <text:p text:style-name="P44">$entry.commentDays</text:p>
              </table:table-cell>
              <table:table-cell table:style-name="Table7.A2" office:value-type="string">
                <text:p text:style-name="P39">Integer</text:p>
              </table:table-cell>
              <table:table-cell table:style-name="Table7.C2" office:value-type="string">
                <text:p text:style-name="P41">Number of days that comments are allowed</text:p>
              </table:table-cell>
            </table:table-row>
            <table:table-row>
              <table:table-cell table:style-name="Table7.A2" office:value-type="string">
                <text:p text:style-name="P44">$entry.commentsStillAllowed</text:p>
              </table:table-cell>
              <table:table-cell table:style-name="Table7.A2" office:value-type="string">
                <text:p text:style-name="P39">Boolean</text:p>
              </table:table-cell>
              <table:table-cell table:style-name="Table7.C2" office:value-type="string">
                <text:p text:style-name="P41">True if comments are currently allowed</text:p>
              </table:table-cell>
            </table:table-row>
            <table:table-row>
              <table:table-cell table:style-name="Table7.A2" office:value-type="string">
                <text:p text:style-name="P44">$entry.contentSrc</text:p>
              </table:table-cell>
              <table:table-cell table:style-name="Table7.A2" office:value-type="string">
                <text:p text:style-name="P39">String</text:p>
              </table:table-cell>
              <table:table-cell table:style-name="Table7.C2" office:value-type="string">
                <text:p text:style-name="P41">URL of entry content, if out-of-line</text:p>
              </table:table-cell>
            </table:table-row>
            <table:table-row>
              <table:table-cell table:style-name="Table7.A2" office:value-type="string">
                <text:p text:style-name="P44">$entry.contentType</text:p>
              </table:table-cell>
              <table:table-cell table:style-name="Table7.A2" office:value-type="string">
                <text:p text:style-name="P39">String</text:p>
              </table:table-cell>
              <table:table-cell table:style-name="Table7.C2" office:value-type="string">
                <text:p text:style-name="P41">MIME content-type of entry</text:p>
              </table:table-cell>
            </table:table-row>
            <table:table-row>
              <table:table-cell table:style-name="Table7.A2" office:value-type="string">
                <text:p text:style-name="P44">$entry.creator</text:p>
              </table:table-cell>
              <table:table-cell table:style-name="Table7.A2" office:value-type="string">
                <text:p text:style-name="P39">User</text:p>
              </table:table-cell>
              <table:table-cell table:style-name="Table7.C2" office:value-type="string">
                <text:p text:style-name="P41">User who created the entry</text:p>
              </table:table-cell>
            </table:table-row>
            <table:table-row>
              <table:table-cell table:style-name="Table7.A2" office:value-type="string">
                <text:p text:style-name="P44">$entry.entryAttributes</text:p>
              </table:table-cell>
              <table:table-cell table:style-name="Table7.A2" office:value-type="string">
                <text:p text:style-name="P39">List of EntryAttributes</text:p>
              </table:table-cell>
              <table:table-cell table:style-name="Table7.C2" office:value-type="string">
                <text:p text:style-name="P41">Arbitrary name/value attributes associated with entry</text:p>
              </table:table-cell>
            </table:table-row>
            <table:table-row>
              <table:table-cell table:style-name="Table7.A2" office:value-type="string">
                <text:p text:style-name="P44">$entry.pubTime</text:p>
              </table:table-cell>
              <table:table-cell table:style-name="Table7.A2" office:value-type="string">
                <text:p text:style-name="P39">Date</text:p>
              </table:table-cell>
              <table:table-cell table:style-name="Table7.C2" office:value-type="string">
                <text:p text:style-name="P41">Timestamp when entry was published</text:p>
              </table:table-cell>
            </table:table-row>
            <table:table-row>
              <table:table-cell table:style-name="Table7.A2" office:value-type="string">
                <text:p text:style-name="P44">$entry.referers</text:p>
              </table:table-cell>
              <table:table-cell table:style-name="Table7.A2" office:value-type="string">
                <text:p text:style-name="P39">List of referrers</text:p>
              </table:table-cell>
              <table:table-cell table:style-name="Table7.C2" office:value-type="string">
                <text:p text:style-name="P41">List of referrers to entry (cleared nightly)</text:p>
              </table:table-cell>
            </table:table-row>
            <table:table-row>
              <table:table-cell table:style-name="Table7.A2" office:value-type="string">
                <text:p text:style-name="P44">$entry.rightToLeft</text:p>
              </table:table-cell>
              <table:table-cell table:style-name="Table7.A2" office:value-type="string">
                <text:p text:style-name="P39">Boolean</text:p>
              </table:table-cell>
              <table:table-cell table:style-name="Table7.C2" office:value-type="string">
                <text:p text:style-name="P41">True if entry text is to be displayed right-to-left</text:p>
              </table:table-cell>
            </table:table-row>
            <table:table-row>
              <table:table-cell table:style-name="Table7.A2" office:value-type="string">
                <text:p text:style-name="P44">$entry.status</text:p>
              </table:table-cell>
              <table:table-cell table:style-name="Table7.A2" office:value-type="string">
                <text:p text:style-name="P39">String</text:p>
              </table:table-cell>
              <table:table-cell table:style-name="Table7.C2" office:value-type="string">
                <text:p text:style-name="P41">Status of entry (i.e. PUBLISHED)</text:p>
              </table:table-cell>
            </table:table-row>
            <table:table-row>
              <table:table-cell table:style-name="Table7.A2" office:value-type="string">
                <text:p text:style-name="P44">$entry.summary</text:p>
              </table:table-cell>
              <table:table-cell table:style-name="Table7.A2" office:value-type="string">
                <text:p text:style-name="P39">String</text:p>
              </table:table-cell>
              <table:table-cell table:style-name="Table7.C2" office:value-type="string">
                <text:p text:style-name="P41">Raw summary text of entry</text:p>
              </table:table-cell>
            </table:table-row>
            <table:table-row>
              <table:table-cell table:style-name="Table7.A2" office:value-type="string">
                <text:p text:style-name="P44">$entry.tags</text:p>
              </table:table-cell>
              <table:table-cell table:style-name="Table7.A2" office:value-type="string">
                <text:p text:style-name="P39">List of WeblogEntryTags</text:p>
              </table:table-cell>
              <table:table-cell table:style-name="Table7.C2" office:value-type="string">
                <text:p text:style-name="P41">Tags associated with entry</text:p>
              </table:table-cell>
            </table:table-row>
            <table:table-row>
              <table:table-cell table:style-name="Table7.A2" office:value-type="string">
                <text:p text:style-name="P44">$entry.tagsAsString</text:p>
              </table:table-cell>
              <table:table-cell table:style-name="Table7.A2" office:value-type="string">
                <text:p text:style-name="P39">String</text:p>
              </table:table-cell>
              <table:table-cell table:style-name="Table7.C2" office:value-type="string">
                <text:p text:style-name="P41">Tags listed as a string</text:p>
              </table:table-cell>
            </table:table-row>
            <table:table-row>
              <table:table-cell table:style-name="Table7.A2" office:value-type="string">
                <text:p text:style-name="P44">$entry.text</text:p>
              </table:table-cell>
              <table:table-cell table:style-name="Table7.A2" office:value-type="string">
                <text:p text:style-name="P39">String</text:p>
              </table:table-cell>
              <table:table-cell table:style-name="Table7.C2" office:value-type="string">
                <text:p text:style-name="P41">Raw content text of entry</text:p>
              </table:table-cell>
            </table:table-row>
            <table:table-row>
              <table:table-cell table:style-name="Table7.A2" office:value-type="string">
                <text:p text:style-name="P44"><text:bookmark-start text:name="DDE_LINK10"/>$entry.transformedText<text:bookmark-end text:name="DDE_LINK10"/></text:p>
              </table:table-cell>
              <table:table-cell table:style-name="Table7.A2" office:value-type="string">
                <text:p text:style-name="P39">String</text:p>
              </table:table-cell>
              <table:table-cell table:style-name="Table7.C2" office:value-type="string">
                <text:p text:style-name="P41">Content text of entry processed by plugins</text:p>
              </table:table-cell>
            </table:table-row>
            <table:table-row>
              <table:table-cell table:style-name="Table7.A2" office:value-type="string">
                <text:p text:style-name="P44">$entry.transformedSummary</text:p>
              </table:table-cell>
              <table:table-cell table:style-name="Table7.A2" office:value-type="string">
                <text:p text:style-name="P39">String</text:p>
              </table:table-cell>
              <table:table-cell table:style-name="Table7.C2" office:value-type="string">
                <text:p text:style-name="P41">Summary text of entry processed by plugins</text:p>
              </table:table-cell>
            </table:table-row>
            <table:table-row>
              <table:table-cell table:style-name="Table7.A2" office:value-type="string">
                <text:p text:style-name="P44">$entry.updateTime</text:p>
              </table:table-cell>
              <table:table-cell table:style-name="Table7.A2" office:value-type="string">
                <text:p text:style-name="P39">Date</text:p>
              </table:table-cell>
              <table:table-cell table:style-name="Table7.C2" office:value-type="string">
                <text:p text:style-name="P41">Timestamp of last modification to entry</text:p>
              </table:table-cell>
            </table:table-row>
            <table:table-row>
              <table:table-cell table:style-name="Table7.A2" office:value-type="string">
                <text:p text:style-name="P44">$entry.website</text:p>
              </table:table-cell>
              <table:table-cell table:style-name="Table7.A2" office:value-type="string">
                <text:p text:style-name="P39">Weblog</text:p>
              </table:table-cell>
              <table:table-cell table:style-name="Table7.C2" office:value-type="string">
                <text:p text:style-name="P41">Entry's weblog</text:p>
              </table:table-cell>
            </table:table-row>
          </table:table>
          <text:p text:style-name="Standard"/>
          <text:p text:style-name="P26">WeblogEntry methods</text:p>
          <text:list text:style-name="L16">
            <text:list-item>
              <text:list>
                <text:list-item>
                  <text:p text:style-name="P45"><text:span text:style-name="T1">public String getDisplayContent()</text:span><text:line-break/>Returns transformed text of entry or transformed summary if there is no entry.</text:p>
                </text:list-item>
                <text:list-item>
                  <text:p text:style-name="P45"><text:span text:style-name="T1">public String getDisplayContent(String readMoreLink)</text:span><text:line-break/>If you pass in a non-null and non-empty entry permalink, then this method will return the transformed summary of the entry, or the text if there is no summary.</text:p>
                </text:list-item>
                <text:list-item>
                  <text:p text:style-name="P45"><text:span text:style-name="T1">public String findEntryAttribute(String name)</text:span><text:line-break/>Returns the value of the entry attribute specified or null if no such attribute</text:p>
                </text:list-item>
              </text:list>
            </text:list-item>
          </text:list>
          <text:h text:style-name="Heading_20_2" text:outline-level="2">WeblogEntryTag</text:h>
          <text:p text:style-name="Text_20_body">A user can assign as many tags as they wish to each weblog entry.</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26">Name</text:p>
                </table:table-cell>
                <table:table-cell table:style-name="Table19.A1" office:value-type="string">
                  <text:p text:style-name="P27">Type</text:p>
                </table:table-cell>
                <table:table-cell table:style-name="Table19.C1" office:value-type="string">
                  <text:p text:style-name="Table_20_Heading">Description</text:p>
                </table:table-cell>
              </table:table-row>
            </table:table-header-rows>
            <table:table-row>
              <table:table-cell table:style-name="Table19.A2" office:value-type="string">
                <text:p text:style-name="P37">$tag.name</text:p>
              </table:table-cell>
              <table:table-cell table:style-name="Table19.A2" office:value-type="string">
                <text:p text:style-name="P39">String</text:p>
              </table:table-cell>
              <table:table-cell table:style-name="Table19.C2" office:value-type="string">
                <text:p text:style-name="P39">Weblog entry associated with this attribute</text:p>
              </table:table-cell>
            </table:table-row>
            <table:table-row>
              <table:table-cell table:style-name="Table19.A2" office:value-type="string">
                <text:p text:style-name="P37">$tag.user</text:p>
              </table:table-cell>
              <table:table-cell table:style-name="Table19.A2" office:value-type="string">
                <text:p text:style-name="P39">User </text:p>
              </table:table-cell>
              <table:table-cell table:style-name="Table19.C2" office:value-type="string">
                <text:p text:style-name="P40">User who added the tag</text:p>
              </table:table-cell>
            </table:table-row>
            <table:table-row>
              <table:table-cell table:style-name="Table19.A2" office:value-type="string">
                <text:p text:style-name="P37">$tag.weblogEntry</text:p>
              </table:table-cell>
              <table:table-cell table:style-name="Table19.A2" office:value-type="string">
                <text:p text:style-name="P39">WeblogEntry</text:p>
              </table:table-cell>
              <table:table-cell table:style-name="Table19.C2" office:value-type="string">
                <text:p text:style-name="P40">Weblog entry associated with tag</text:p>
              </table:table-cell>
            </table:table-row>
            <table:table-row>
              <table:table-cell table:style-name="Table19.A2" office:value-type="string">
                <text:p text:style-name="P37">$tag.weblog</text:p>
              </table:table-cell>
              <table:table-cell table:style-name="Table19.A2" office:value-type="string">
                <text:p text:style-name="P39">Weblog</text:p>
              </table:table-cell>
              <table:table-cell table:style-name="Table19.C2" office:value-type="string">
                <text:p text:style-name="P40">Weblog associated with tag</text:p>
              </table:table-cell>
            </table:table-row>
          </table:table>
          <text:h text:style-name="Heading_20_2" text:outline-level="2">WeblogEntryAttribute</text:h>
          <text:p text:style-name="Text_20_body"><text:bookmark text:name="DDE_LINK4"/>Weblog entry attributes are name/value pairs that can be assigned to weblog entries. Currently, they're only used to add podcasts to blog entries.</text:p>
          <text:h text:style-name="P11" text:outline-level="1">Macro Reference</text:h>
          <text:p text:style-name="Text_20_body">This section lists the macros that are available for use in Roller page templates and a brief description of how each works.</text:p>
          <text:h text:style-name="Heading_20_2" text:outline-level="2">Entry macros</text:h>
          <text:list text:style-name="L17">
            <text:list-item>
              <text:p text:style-name="P46"><text:span text:style-name="T1">#showWeblogEntriesPager($pager)</text:span><text:line-break/>Displays the weblog entries contained in the specified $pager object.</text:p>
            </text:list-item>
            <text:list-item>
              <text:p text:style-name="P46"><text:span text:style-name="T1">#showNextPrevEntriesControl($pager)</text:span><text:line-break/>Display the next/prev links of the specified $pager object.</text:p>
            </text:list-item>
            <text:list-item>
              <text:p text:style-name="P46"><text:span text:style-name="T1">#showEntryTags($entry)</text:span><text:line-break/>Display tags associated with one weblog entry as list of links to tag specific views of weblog.</text:p>
            </text:list-item>
          </text:list>
          <text:h text:style-name="Heading_20_2" text:outline-level="2">Comment macros</text:h>
          <text:list text:style-name="L18">
            <text:list-item>
              <text:p text:style-name="P47"><text:span text:style-name="T1">#showWeblogEntryComments($entry)</text:span><text:line-break/>Display the comments associated with the specified entry, not including those entries that are not approved for posting or that are marked as spam.</text:p>
            </text:list-item>
            <text:list-item>
              <text:p text:style-name="P47"><text:span text:style-name="T1">#showWeblogEntryCommentForm($entry)</text:span><text:line-break/>Display a comment form for adding a comment to the specified entry.</text:p>
            </text:list-item>
          </text:list>
          <text:h text:style-name="Heading_20_2" text:outline-level="2">List macros</text:h>
          <text:list text:style-name="L19">
            <text:list-item>
              <text:p text:style-name="P48"><text:span text:style-name="T1">#showWeblogEntryLinksList($entries)</text:span><text:line-break/>Display a simple list of entries, with a title and link for each.</text:p>
            </text:list-item>
            <text:list-item>
              <text:p text:style-name="P48"><text:span text:style-name="T1">#showBookmarkLinksList($folderObj $expanding $subfolders)</text:span><text:line-break/>Displays all bookmarks in a specified bookmark folder object. <text:s/>If $expanding and $subfolders are set to true, then display the bookmarks as an expandable tree view.</text:p>
            </text:list-item>
            <text:list-item>
              <text:p text:style-name="P48"><text:span text:style-name="T1">#showWeblogCategoryLinksList($categoryObj $expanding $subcats)</text:span><text:line-break/>Displays all categories under a specified category object. If $expanding and $subcats are set to true, then display the categories as an expandable tree view.</text:p>
            </text:list-item>
          </text:list>
          <text:h text:style-name="Heading_20_2" text:outline-level="2">Menu macros</text:h>
          <text:list text:style-name="L20">
            <text:list-item>
              <text:p text:style-name="P49"><text:span text:style-name="T1">#showPageMenu($weblog)</text:span><text:line-break/>Display a page navigation menu that lists all pages in the weblog.</text:p>
            </text:list-item>
            <text:list-item>
              <text:p text:style-name="P49"><text:span text:style-name="T1">#showAuthorMenu($vertical)</text:span><text:line-break/>Display an authoring menu for the current weblog. If $vertical is true, then display a menu suitable for use in a narrow sidebar.</text:p>
            </text:list-item>
          </text:list>
          <text:h text:style-name="Heading_20_2" text:outline-level="2">Search macros</text:h>
          <text:list text:style-name="L21">
            <text:list-item>
              <text:p text:style-name="P50"><text:span text:style-name="T1">#showWeblogSearchForm($weblog $withCats)</text:span><text:line-break/>Show a search form for searching the weblog and, if $withCats is true show a category chooser.</text:p>
            </text:list-item>
            <text:list-item>
              <text:p text:style-name="P50"><text:span text:style-name="T1">#showWeblogSearchAgainForm($weblog)</text:span><text:line-break/>Show search again form, suitable for display at the start of a page of search results.</text:p>
            </text:list-item>
            <text:list-item>
              <text:p text:style-name="P50"><text:span text:style-name="T1">#showNextPrevSearchControl($pager)</text:span><text:line-break/>Show special pager designed for paging through search results.</text:p>
            </text:list-item>
          </text:list>
          <text:h text:style-name="Heading_20_2" text:outline-level="2">Misc. macros</text:h>
          <text:list text:style-name="L22">
            <text:list-item>
              <text:p text:style-name="P51"><text:span text:style-name="T1">#showWeblogEntryCalendar($weblog $category)</text:span><text:line-break/>Show weblog entry calendar, optionally restricted by category name (“nil” for no category)</text:p>
            </text:list-item>
            <text:list-item>
              <text:p text:style-name="P51"><text:span text:style-name="T1">#includeTemplate($weblog $pageName)</text:span><text:line-break/>Parse and include a page template into the current page tempate.</text:p>
            </text:list-item>
            <text:list-item>
              <text:p text:style-name="P51"><text:span text:style-name="T1">#showAutodiscoveryLinks($weblog)</text:span><text:line-break/>Show the RSS, Atom and RSD auto-discovery links suitable for use within an HTML &lt;head&gt; element.</text:p>
            </text:list-item>
            <text:list-item>
              <text:p text:style-name="P51"><text:span text:style-name="T1">#showTrackbackAutodiscovery($entry)</text:span><text:line-break/>Show trackback autodiscovery code for a specified weblog entry, suitable for use within a day template.</text:p>
            </text:list-item>
          </text:list>
          <text:p text:style-name="Text_20_body">And that's it for the Roller macros. Now let's move on to some additional models for use in site-wide weblogs.</text:p>
          <text:h text:style-name="Heading_20_2" text:outline-level="2">Displaying a Tag Cloud</text:h>
          <text:p text:style-name="Text_20_body">We don't yet include a Tag Cloud macro in Roller because it's so easy to create one yourself. Here's what you do to display a tag cloud for your weblog. First, if you have not already done so, customize your theme. Next, you've got to get the tags you want to display from your weblog object. For example, to get your most 100 most often used tags for all time you'd do this:</text:p>
          <text:p text:style-name="Code"><text:s text:c="10"/>#set($mytags = $model.weblog.getPopularTags(-1, 30))</text:p>
          <text:p text:style-name="Text_20_body"/>
          <text:p text:style-name="Text_20_body">Or if you want to only get tags used in the last 90 days you'd do this:</text:p>
          <text:p text:style-name="Code"><text:s text:c="10"/>#set($mytags = $model.weblog.getPopularTags(90, 30))</text:p>
          <text:p text:style-name="Text_20_body"/>
          <text:p text:style-name="Text_20_body">Once you've got your tags, you can display them with a <text:span text:style-name="T8">foreach</text:span> loop. For example, here's a loop that displays each tag as a link to your weblog that displays only entries in that tag. It also gives each tag a CSS class that indicates the intensity of the tag, which indicates on a scale of zero to five how often-used the tag is.</text:p>
          <text:p text:style-name="Code"><text:s text:c="4"/>#foreach ($tag in $mytags)</text:p>
          <text:p text:style-name="Code"><text:s text:c="8"/>&lt;a class="tag s${tag.intensity}" href="$url.tag($tag.name)" title="$tag.count"&gt;</text:p>
          <text:p text:style-name="Code"><text:s text:c="12"/>$tag.name</text:p>
          <text:p text:style-name="Code"><text:s text:c="8"/>&lt;/a&gt;</text:p>
          <text:p text:style-name="Code"><text:s text:c="4"/>#end</text:p>
          <text:p text:style-name="Code"/>
          <text:p text:style-name="Text_20_body">Include that <text:span text:style-name="T8">#set</text:span> statement and loop in your weblog template and you'll see a tag cloud, but it all the tags will be displayed in the same size and font. If you'd like to vary the size of the tags based on how often they are used, then you'll need to add some CSS. Edit your CSS template and add this to size often used tags larger than those less often used:</text:p>
          <text:p text:style-name="Code"><text:s text:c="4"/>.s1 {font-size:60%;}</text:p>
          <text:p text:style-name="Code"><text:s text:c="4"/>.s2 {font-size:80%;}</text:p>
          <text:p text:style-name="Code"><text:s text:c="4"/>.s3 {font-size:100%;}</text:p>
          <text:p text:style-name="Code"><text:s text:c="4"/>.s4 {font-size:120%;}</text:p>
          <text:p text:style-name="Code"><text:s text:c="4"/>.s5 {font-size:140%;}</text:p>
          <text:h text:style-name="P11" text:outline-level="1">Additional models</text:h>
          <text:p text:style-name="Text_20_body">There are some additional models that can be made available to Roller weblogs by a site administrator. These are the <text:span text:style-name="T1">$site </text:span>for accessing site-wide data,and the <text:span text:style-name="T1">$planet </text:span>model for accessing Planet Roller data. Let's start with the $site model.</text:p>
          <text:h text:style-name="Heading_20_2" text:outline-level="2">$site</text:h>
          <text:p text:style-name="Text_20_body">The <text:span text:style-name="T1">$site </text:span>model provides access to site-wide data: aggregations of webog entries from all weblogs, comments from all weblogs, lists of users, lists of weblogs, etc. -- in short, everything you need to build an interesting community front page for Roller.</text:p>
          <text:h text:style-name="Heading_20_3" text:outline-level="3">$site Objects</text:h>
          <text:p text:style-name="P26">Site object</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6">Name</text:p>
                </table:table-cell>
                <table:table-cell table:style-name="Table6.A1" office:value-type="string">
                  <text:p text:style-name="P27">Type</text:p>
                </table:table-cell>
                <table:table-cell table:style-name="Table6.C1" office:value-type="string">
                  <text:p text:style-name="Table_20_Heading">Description</text:p>
                </table:table-cell>
              </table:table-row>
            </table:table-header-rows>
            <table:table-row>
              <table:table-cell table:style-name="Table6.A2" office:value-type="string">
                <text:p text:style-name="P52">$site.commentCount</text:p>
              </table:table-cell>
              <table:table-cell table:style-name="Table6.A2" office:value-type="string">
                <text:p text:style-name="P53">Long</text:p>
              </table:table-cell>
              <table:table-cell table:style-name="Table6.C2" office:value-type="string">
                <text:p text:style-name="P53">Total number of comments in entire site</text:p>
              </table:table-cell>
            </table:table-row>
            <table:table-row>
              <table:table-cell table:style-name="Table6.A2" office:value-type="string">
                <text:p text:style-name="P52">$site.entryCount</text:p>
              </table:table-cell>
              <table:table-cell table:style-name="Table6.A2" office:value-type="string">
                <text:p text:style-name="P53">Long</text:p>
              </table:table-cell>
              <table:table-cell table:style-name="Table6.C2" office:value-type="string">
                <text:p text:style-name="P53">Total number of entries in entire site</text:p>
              </table:table-cell>
            </table:table-row>
            <table:table-row>
              <table:table-cell table:style-name="Table6.A2" office:value-type="string">
                <text:p text:style-name="P52">$site.userCount</text:p>
              </table:table-cell>
              <table:table-cell table:style-name="Table6.A2" office:value-type="string">
                <text:p text:style-name="P53">Long</text:p>
              </table:table-cell>
              <table:table-cell table:style-name="Table6.C2" office:value-type="string">
                <text:p text:style-name="P53">Total number of users in entire site</text:p>
              </table:table-cell>
            </table:table-row>
            <table:table-row>
              <table:table-cell table:style-name="Table6.A2" office:value-type="string">
                <text:p text:style-name="P52">$site.weblogCount</text:p>
              </table:table-cell>
              <table:table-cell table:style-name="Table6.A2" office:value-type="string">
                <text:p text:style-name="P53">Long</text:p>
              </table:table-cell>
              <table:table-cell table:style-name="Table6.C2" office:value-type="string">
                <text:p text:style-name="P53">Total number of weblogs <text:s/>in entire site</text:p>
              </table:table-cell>
            </table:table-row>
          </table:table>
          <text:p text:style-name="Text_20_body"/>
          <text:p text:style-name="Text_20_body">For some SiteModel methods (e.g. hot-blogs, most commented, etc.) return a special type of object use to expressing a count with a short name, a long name and an internationalized type:</text:p>
          <text:p text:style-name="P26">StatCount object</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26">Name</text:p>
                </table:table-cell>
                <table:table-cell table:style-name="Table10.A1" office:value-type="string">
                  <text:p text:style-name="P27">Type</text:p>
                </table:table-cell>
                <table:table-cell table:style-name="Table10.C1" office:value-type="string">
                  <text:p text:style-name="Table_20_Heading">Description</text:p>
                </table:table-cell>
              </table:table-row>
            </table:table-header-rows>
            <table:table-row>
              <table:table-cell table:style-name="Table10.A2" office:value-type="string">
                <text:p text:style-name="P52">$stat.subjectNameLong</text:p>
              </table:table-cell>
              <table:table-cell table:style-name="Table10.A2" office:value-type="string">
                <text:p text:style-name="P53"><text:bookmark-start text:name="DDE_LINK1171"/>W<text:bookmark-end text:name="DDE_LINK1171"/>eblogEntry</text:p>
              </table:table-cell>
              <table:table-cell table:style-name="Table10.C2" office:value-type="string">
                <text:p text:style-name="P53">Long name of subject of statistic (e.g. name of a weblog)</text:p>
              </table:table-cell>
            </table:table-row>
            <table:table-row>
              <table:table-cell table:style-name="Table10.A2" office:value-type="string">
                <text:p text:style-name="P52">$stat.subjectNameShort</text:p>
              </table:table-cell>
              <table:table-cell table:style-name="Table10.A2" office:value-type="string">
                <text:p text:style-name="P53">String</text:p>
              </table:table-cell>
              <table:table-cell table:style-name="Table10.C2" office:value-type="string">
                <text:p text:style-name="P54">Short name of subject of statistic (e.g. handle of a weblog)</text:p>
              </table:table-cell>
            </table:table-row>
            <table:table-row>
              <table:table-cell table:style-name="Table10.A2" office:value-type="string">
                <text:p text:style-name="P52">$stat.count</text:p>
              </table:table-cell>
              <table:table-cell table:style-name="Table10.A2" office:value-type="string">
                <text:p text:style-name="P53">Integer</text:p>
              </table:table-cell>
              <table:table-cell table:style-name="Table10.C2" office:value-type="string">
                <text:p text:style-name="P54">Value of the statistic (i.e. number of hits)</text:p>
              </table:table-cell>
            </table:table-row>
            <table:table-row>
              <table:table-cell table:style-name="Table10.A2" office:value-type="string">
                <text:p text:style-name="P52">$stat.typeKey</text:p>
              </table:table-cell>
              <table:table-cell table:style-name="Table10.A2" office:value-type="string">
                <text:p text:style-name="P53">String</text:p>
              </table:table-cell>
              <table:table-cell table:style-name="Table10.C2" office:value-type="string">
                <text:p text:style-name="P54">I18N key for type of the statistic</text:p>
              </table:table-cell>
            </table:table-row>
          </table:table>
          <text:h text:style-name="Heading_20_3" text:outline-level="3">$site Methods</text:h>
          <text:list text:style-name="L23">
            <text:list-item>
              <text:p text:style-name="P55"><text:span text:style-name="T1">Pager getWeblogEntriesPager(int sinceDays, int max)</text:span><text:line-break/>Get pager that returns WeblogEntry objects. Will only return entries created in last sinceDays number of days and never more than max items.</text:p>
            </text:list-item>
            <text:list-item>
              <text:p text:style-name="P55"><text:span text:style-name="T1">Pager getWeblogEntriesPager(Weblog weblog, int sinceDays, int max)</text:span><text:line-break/>Get pager that returns WeblogEntry objects from one specific weblog. Will only return entries created in last sinceDays number of days and never more than max items.</text:p>
            </text:list-item>
            <text:list-item>
              <text:p text:style-name="P55"><text:span text:style-name="T1">Pager getWeblogEntriesPager(</text:span><text:bookmark-start text:name="DDE_LINK1"/><text:span text:style-name="T1">Weblog weblog, User user, </text:span><text:bookmark-end text:name="DDE_LINK1"/><text:span text:style-name="T1">int sinceDays, int max)</text:span><text:line-break/>Get pager that returns WeblogEntry objects from one specific weblog and user. Will only return entries created in last sinceDays number of days and never more than max items.</text:p>
            </text:list-item>
            <text:list-item>
              <text:p text:style-name="P55"><text:span text:style-name="T1">Pager getWeblogEntriesPager(Weblog weblog, User user, String category, int sinceDays, int max)</text:span><text:line-break/>Get pager that returns WeblogEntry objects from one specific weblog and category. Will only return entries created in last sinceDays number of days and never more than max items.</text:p>
            </text:list-item>
            <text:list-item>
              <text:p text:style-name="P55"><text:span text:style-name="T1">Pager getCommentsPager(int sinceDays, int max)</text:span><text:line-break/>Get pager that returns Comment objects. Will only return comments created in last sinceDays number of days and never more than max items.</text:p>
            </text:list-item>
            <text:list-item>
              <text:p text:style-name="P55"><text:span text:style-name="T1">Pager getUsersByLetterPager(String letter, int sinceDays, int max)</text:span><text:line-break/>Get pager that returns User objects. Will only return users whose names start with letter, created in last sinceDays number of days and never more than max items.</text:p>
            </text:list-item>
            <text:list-item>
              <text:p text:style-name="P55"><text:span text:style-name="T1">Pager getWeblogsByLetterPager(String letter, int sinceDays, int max)</text:span><text:line-break/>Get pager that returns Weblog objects. Will only return weblogs whose names start with letter, created in last sinceDays number of days and never more than max items.</text:p>
            </text:list-item>
            <text:list-item>
              <text:p text:style-name="P55"><text:span text:style-name="T1">Map getUserNameLetterMap()</text:span><text:line-break/>Get map of User objects keyed by first letter.</text:p>
            </text:list-item>
            <text:list-item>
              <text:p text:style-name="P55"><text:span text:style-name="T1">Map getWeblogHandleLetterMap()</text:span><text:line-break/>Get map of Weblog objects keyed by first letter.</text:p>
            </text:list-item>
            <text:list-item>
              <text:p text:style-name="P55"><text:span text:style-name="T1">List getUsersWeblogs(String userName)</text:span><text:line-break/>Get list of all Weblog objects associated with a specified user.</text:p>
            </text:list-item>
            <text:list-item>
              <text:p text:style-name="P55"><text:span text:style-name="T1">List getWeblogsUsers(String handle)</text:span><text:line-break/>Get list of all User objects associated with a specified weblog.</text:p>
            </text:list-item>
            <text:list-item>
              <text:p text:style-name="P55"><text:span text:style-name="T1">Weblog getWeblog(String handle)</text:span><text:line-break/>Get Weblog object by handle.</text:p>
            </text:list-item>
            <text:list-item>
              <text:p text:style-name="P55"><text:span text:style-name="T1">List getNewWeblogs(int sinceDays, int max)</text:span><text:line-break/>Get newest Weblog objects, i.e. only those created in last sinceDays number of days.</text:p>
            </text:list-item>
            <text:list-item>
              <text:p text:style-name="P55"><text:span text:style-name="T1">List getNewUsers(int sinceDays, int max)</text:span><text:line-break/>Get newest User objects, i.e. only those created in last sinceDays number of days.</text:p>
            </text:list-item>
            <text:list-item>
              <text:p text:style-name="P55"><text:span text:style-name="T1">List getHotWeblogs(int sinceDays, int max)</text:span><text:line-break/>Get recent hot Weblogs in the form of StatCount objects, but only those updated in last sinceDays number of days.</text:p>
            </text:list-item>
            <text:list-item>
              <text:p text:style-name="P55"><text:span text:style-name="T1">List getMostCommentedWeblogs(int sinceDays, int max)</text:span><text:line-break/>Get most commented weblogs <text:bookmark-start text:name="DDE_LINK9"/>in the form of StatCount objects<text:bookmark-end text:name="DDE_LINK9"/>, but only those updated in last sinceDays number of days.</text:p>
            </text:list-item>
            <text:list-item>
              <text:p text:style-name="P55"><text:span text:style-name="T1">List getMostCommentedWeblogEntries(List cats, int sinceDays, int </text:span><text:bookmark-start text:name="DDE_LINK8"/><text:span text:style-name="T1">max</text:span><text:bookmark-end text:name="DDE_LINK8"/><text:span text:style-name="T1">)</text:span><text:line-break/>Get most commented WeblogEntries in the form of StatCount objects, but only those updated in last sinceDays number of days.</text:p>
            </text:list-item>
          </text:list>
          <text:h text:style-name="Heading_20_2" text:outline-level="2">$planet</text:h>
          <text:p text:style-name="Text_20_body">The <text:span text:style-name="T1">$planet</text:span> model makes Planet Roller data available to weblog pages. It allows you to display the main aggregation (i.e. the one named “external”), any custom group aggregation, a feed and ranked subscriptions.</text:p>
          <text:h text:style-name="Heading_20_3" text:outline-level="3">$planet Objects</text:h>
          <text:p text:style-name="Text_20_body">The $planet model returns two types of objects that we haven't seen before: the PlanetSubscription object, which represents a feed subscription, and PlanetEntry, which represents one entry from a feed.</text:p>
          <text:p text:style-name="P26">PlanetSubscription object</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26">Name</text:p>
                </table:table-cell>
                <table:table-cell table:style-name="Table15.A1" office:value-type="string">
                  <text:p text:style-name="P27">Type</text:p>
                </table:table-cell>
                <table:table-cell table:style-name="Table15.C1" office:value-type="string">
                  <text:p text:style-name="Table_20_Heading">Description</text:p>
                </table:table-cell>
              </table:table-row>
            </table:table-header-rows>
            <table:table-row>
              <table:table-cell table:style-name="Table15.A2" office:value-type="string">
                <text:p text:style-name="P52">$sub.author</text:p>
              </table:table-cell>
              <table:table-cell table:style-name="Table15.A2" office:value-type="string">
                <text:p text:style-name="P53"><text:bookmark-start text:name="DDE_LINK12"/>String<text:bookmark-end text:name="DDE_LINK12"/></text:p>
              </table:table-cell>
              <table:table-cell table:style-name="Table15.C2" office:value-type="string">
                <text:p text:style-name="P53">Author, from feed <text:s/>header</text:p>
              </table:table-cell>
            </table:table-row>
            <table:table-row>
              <table:table-cell table:style-name="Table15.A2" office:value-type="string">
                <text:p text:style-name="P52">$sub.feedURL</text:p>
              </table:table-cell>
              <table:table-cell table:style-name="Table15.A2" office:value-type="string">
                <text:p text:style-name="P53">String</text:p>
              </table:table-cell>
              <table:table-cell table:style-name="Table15.C2" office:value-type="string">
                <text:p text:style-name="P54">URL of the feed</text:p>
              </table:table-cell>
            </table:table-row>
            <table:table-row>
              <table:table-cell table:style-name="Table15.A2" office:value-type="string">
                <text:p text:style-name="P52">$sub.inboundBlogs</text:p>
              </table:table-cell>
              <table:table-cell table:style-name="Table15.A2" office:value-type="string">
                <text:p text:style-name="P53">Integer</text:p>
              </table:table-cell>
              <table:table-cell table:style-name="Table15.C2" office:value-type="string">
                <text:p text:style-name="P54">Number of weblogs that link to this weblog <text:s/>(or 0 if no Technorati license available)</text:p>
              </table:table-cell>
            </table:table-row>
            <table:table-row>
              <table:table-cell table:style-name="Table15.A2" office:value-type="string">
                <text:p text:style-name="P52">$sub.inboundLinks</text:p>
              </table:table-cell>
              <table:table-cell table:style-name="Table15.A2" office:value-type="string">
                <text:p text:style-name="P53">Integer</text:p>
              </table:table-cell>
              <table:table-cell table:style-name="Table15.C2" office:value-type="string">
                <text:p text:style-name="P54">Number of links to this weblog <text:s/>(or 0 if no Technorati license available)</text:p>
              </table:table-cell>
            </table:table-row>
            <table:table-row>
              <table:table-cell table:style-name="Table15.A2" office:value-type="string">
                <text:p text:style-name="P52">$sub.lastUpdated</text:p>
              </table:table-cell>
              <table:table-cell table:style-name="Table15.A2" office:value-type="string">
                <text:p text:style-name="P53">Date</text:p>
              </table:table-cell>
              <table:table-cell table:style-name="Table15.C2" office:value-type="string">
                <text:p text:style-name="P54">Last update time, from feed <text:s/>header</text:p>
              </table:table-cell>
            </table:table-row>
            <table:table-row>
              <table:table-cell table:style-name="Table15.A2" office:value-type="string">
                <text:p text:style-name="P52">$sub.name</text:p>
              </table:table-cell>
              <table:table-cell table:style-name="Table15.A2" office:value-type="string">
                <text:p text:style-name="P53">String</text:p>
              </table:table-cell>
              <table:table-cell table:style-name="Table15.C2" office:value-type="string">
                <text:p text:style-name="P54">Name of the feed</text:p>
              </table:table-cell>
            </table:table-row>
            <table:table-row>
              <table:table-cell table:style-name="Table15.A2" office:value-type="string">
                <text:p text:style-name="P52">$sub.title</text:p>
              </table:table-cell>
              <table:table-cell table:style-name="Table15.A2" office:value-type="string">
                <text:p text:style-name="P53">String</text:p>
              </table:table-cell>
              <table:table-cell table:style-name="Table15.C2" office:value-type="string">
                <text:p text:style-name="P54">Title of the feed</text:p>
              </table:table-cell>
            </table:table-row>
            <table:table-row>
              <table:table-cell table:style-name="Table15.A2" office:value-type="string">
                <text:p text:style-name="P52">$sub.URL</text:p>
              </table:table-cell>
              <table:table-cell table:style-name="Table15.A2" office:value-type="string">
                <text:p text:style-name="P53">String</text:p>
              </table:table-cell>
              <table:table-cell table:style-name="Table15.C2" office:value-type="string">
                <text:p text:style-name="P54">Same as feedURL</text:p>
              </table:table-cell>
            </table:table-row>
          </table:table>
          <text:p text:style-name="Text_20_body"/>
          <text:p text:style-name="P26">PlanetEntry object</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26">Name</text:p>
                </table:table-cell>
                <table:table-cell table:style-name="Table14.A1" office:value-type="string">
                  <text:p text:style-name="P27">Type</text:p>
                </table:table-cell>
                <table:table-cell table:style-name="Table14.C1" office:value-type="string">
                  <text:p text:style-name="Table_20_Heading">Description</text:p>
                </table:table-cell>
              </table:table-row>
            </table:table-header-rows>
            <table:table-row>
              <table:table-cell table:style-name="Table14.A2" office:value-type="string">
                <text:p text:style-name="P52">$entry.author</text:p>
              </table:table-cell>
              <table:table-cell table:style-name="Table14.A2" office:value-type="string">
                <text:p text:style-name="P53">String</text:p>
              </table:table-cell>
              <table:table-cell table:style-name="Table14.C2" office:value-type="string">
                <text:p text:style-name="P53">Name of author of entry</text:p>
              </table:table-cell>
            </table:table-row>
            <table:table-row>
              <table:table-cell table:style-name="Table14.A2" office:value-type="string">
                <text:p text:style-name="P52">$entry.category</text:p>
              </table:table-cell>
              <table:table-cell table:style-name="Table14.A2" office:value-type="string">
                <text:p text:style-name="P53">WeblogCategory</text:p>
              </table:table-cell>
              <table:table-cell table:style-name="Table14.C2" office:value-type="string">
                <text:p text:style-name="P53">Category of entry</text:p>
              </table:table-cell>
            </table:table-row>
            <table:table-row>
              <table:table-cell table:style-name="Table14.A2" office:value-type="string">
                <text:p text:style-name="P52">$entry.creator</text:p>
              </table:table-cell>
              <table:table-cell table:style-name="Table14.A2" office:value-type="string">
                <text:p text:style-name="P53">User</text:p>
              </table:table-cell>
              <table:table-cell table:style-name="Table14.C2" office:value-type="string">
                <text:p text:style-name="P53">User object representing author </text:p>
              </table:table-cell>
            </table:table-row>
            <table:table-row>
              <table:table-cell table:style-name="Table14.A2" office:value-type="string">
                <text:p text:style-name="P52">$entry.guid</text:p>
              </table:table-cell>
              <table:table-cell table:style-name="Table14.A2" office:value-type="string">
                <text:p text:style-name="P53">String</text:p>
              </table:table-cell>
              <table:table-cell table:style-name="Table14.C2" office:value-type="string">
                <text:p text:style-name="P53">Unique ID of entry</text:p>
              </table:table-cell>
            </table:table-row>
            <table:table-row>
              <table:table-cell table:style-name="Table14.A2" office:value-type="string">
                <text:p text:style-name="P52">$entry.permalink</text:p>
              </table:table-cell>
              <table:table-cell table:style-name="Table14.A2" office:value-type="string">
                <text:p text:style-name="P53">String</text:p>
              </table:table-cell>
              <table:table-cell table:style-name="Table14.C2" office:value-type="string">
                <text:p text:style-name="P53">Permanent link to entry</text:p>
              </table:table-cell>
            </table:table-row>
            <table:table-row>
              <table:table-cell table:style-name="Table14.A2" office:value-type="string">
                <text:p text:style-name="P52">$entry.pubTime</text:p>
              </table:table-cell>
              <table:table-cell table:style-name="Table14.A2" office:value-type="string">
                <text:p text:style-name="P53">Date</text:p>
              </table:table-cell>
              <table:table-cell table:style-name="Table14.C2" office:value-type="string">
                <text:p text:style-name="P53">Time entry was published</text:p>
              </table:table-cell>
            </table:table-row>
            <table:table-row>
              <table:table-cell table:style-name="Table14.A2" office:value-type="string">
                <text:p text:style-name="P52">$entry.summary</text:p>
              </table:table-cell>
              <table:table-cell table:style-name="Table14.A2" office:value-type="string">
                <text:p text:style-name="P53">String</text:p>
              </table:table-cell>
              <table:table-cell table:style-name="Table14.C2" office:value-type="string">
                <text:p text:style-name="P53">Entry summary text</text:p>
              </table:table-cell>
            </table:table-row>
            <table:table-row>
              <table:table-cell table:style-name="Table14.A2" office:value-type="string">
                <text:p text:style-name="P52">$entry.text</text:p>
              </table:table-cell>
              <table:table-cell table:style-name="Table14.A2" office:value-type="string">
                <text:p text:style-name="P53">String </text:p>
              </table:table-cell>
              <table:table-cell table:style-name="Table14.C2" office:value-type="string">
                <text:p text:style-name="P53">Entry content text</text:p>
              </table:table-cell>
            </table:table-row>
            <table:table-row>
              <table:table-cell table:style-name="Table14.A2" office:value-type="string">
                <text:p text:style-name="P52">$entry.title</text:p>
              </table:table-cell>
              <table:table-cell table:style-name="Table14.A2" office:value-type="string">
                <text:p text:style-name="P53">String</text:p>
              </table:table-cell>
              <table:table-cell table:style-name="Table14.C2" office:value-type="string">
                <text:p text:style-name="P53">Entry title</text:p>
              </table:table-cell>
            </table:table-row>
            <table:table-row>
              <table:table-cell table:style-name="Table14.A2" office:value-type="string">
                <text:p text:style-name="P52">$entry.updateTime</text:p>
              </table:table-cell>
              <table:table-cell table:style-name="Table14.A2" office:value-type="string">
                <text:p text:style-name="P53">Date</text:p>
              </table:table-cell>
              <table:table-cell table:style-name="Table14.C2" office:value-type="string">
                <text:p text:style-name="P53">Time entry was last updated</text:p>
              </table:table-cell>
            </table:table-row>
            <table:table-row>
              <table:table-cell table:style-name="Table14.A2" office:value-type="string">
                <text:p text:style-name="P52">$entry.website</text:p>
              </table:table-cell>
              <table:table-cell table:style-name="Table14.A2" office:value-type="string">
                <text:p text:style-name="P53">PlanetSubscription</text:p>
              </table:table-cell>
              <table:table-cell table:style-name="Table14.C2" office:value-type="string">
                <text:p text:style-name="P53">Subscription to which entry belongs</text:p>
              </table:table-cell>
            </table:table-row>
          </table:table>
          <text:p text:style-name="Text_20_body"/>
          <text:h text:style-name="Heading_20_3" text:outline-level="3">$planet Methods</text:h>
          <text:list text:style-name="L24">
            <text:list-item>
              <text:p text:style-name="P56"><text:span text:style-name="T1">Pager getAggregationPager(int sinceDays, int max)</text:span><text:line-break/>Get pager that returns PlanetEntry objects from the main aggregation. Will only return entries created in last sinceDays number of days and never more than max items.</text:p>
            </text:list-item>
            <text:list-item>
              <text:p text:style-name="P56"><text:span text:style-name="T1">Pager getAggregationPager(String groupHandle, int sinceDays, int max)</text:span><text:line-break/>Get pager that returns PlanetEntry objects from the specified group aggregation. Will only return entries created in last sinceDays number of days and never more than max items.</text:p>
            </text:list-item>
            <text:list-item>
              <text:p text:style-name="P56"><text:span text:style-name="T1">Pager getFeedPager(String feedURL, int max)</text:span><text:line-break/>Get pager that returns PlanetEntry objects from the specified feed, up to max items.</text:p>
            </text:list-item>
            <text:list-item>
              <text:p text:style-name="P56"><text:span text:style-name="T1">List getRankedSubscriptions(int sinceDays, int max)</text:span><text:line-break/>Get all PlanetSubscription objects ordered by Technorati ranking. Will only return subscriptions updated in last sinceDays number of days and never more than max items.</text:p>
            </text:list-item>
            <text:list-item>
              <text:p text:style-name="P56"><text:span text:style-name="T1">List getRankedSubscriptions(String groupHandle, int sinceDays, int length)</text:span><text:line-break/>Get PlanetSubscription objects in the specified group ordered by Technorati ranking. Will only return subscriptions updated in last sinceDays number of days and never more than max items.</text:p>
            </text:list-item>
          </text:list>
          <text:p text:style-name="Text_20_body"/>
          <text:p text:style-name="Text_20_body"/>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ourier New1"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office:font-face-decls>
  <office:styles>
    <draw:gradient draw:name="Dave_20_Sun_20_3" draw:display-name="Dave Sun 3" draw:style="linear" draw:start-color="#9999cc" draw:end-color="#ffffff" draw:start-intensity="100%" draw:end-intensity="100%" draw:angle="0" draw:border="0%"/>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in"/>
      <style:text-properties style:font-name="Times New Roman"/>
    </style:style>
    <style:style style:name="Text_20_body" style:display-name="Text body" style:family="paragraph" style:parent-style-name="Standard" style:class="text">
      <style:paragraph-properties fo:margin-top="0in" fo:margin-bottom="0.0835in" fo:background-color="transparent" style:shadow="none" text:number-lines="false" text:line-number="0">
        <style:tab-stops/>
        <style:background-image/>
      </style:paragraph-properties>
      <style:text-properties fo:font-weight="normal" style:font-weight-asian="normal" style:font-weight-complex="normal"/>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horndale"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horndale"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text-properties style:font-name="Thorndale" fo:font-size="12pt" fo:font-weight="bold" style:font-name-asian="Andale Sans UI" style:font-size-asian="12pt" style:font-weight-asian="bold" style:font-name-complex="Lucidasans" style:font-size-complex="12pt"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fo:font-size="16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tab-stops>
        <style:drop-cap/>
      </style:paragraph-properties>
      <style:text-properties fo:font-variant="small-caps" fo:font-size="11pt"/>
    </style:style>
    <style:style style:name="Contents_20_3" style:display-name="Contents 3" style:family="paragraph" style:parent-style-name="Index" style:class="index">
      <style:paragraph-properties fo:margin-left="0.3929in" fo:margin-right="0in" fo:text-indent="0in" style:auto-text-indent="false" style:shadow="none">
        <style:tab-stops>
          <style:tab-stop style:position="6.5319in"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Untitled1" style:family="paragraph" style:parent-style-name="Standard" style:class="text">
      <style:paragraph-properties fo:margin-top="0in" fo:margin-bottom="0.1in"/>
    </style:style>
    <style:style style:name="Code" style:family="paragraph" style:parent-style-name="Standard" style:class="text">
      <style:paragraph-properties fo:margin-top="0in" fo:margin-bottom="0in"/>
      <style:text-properties style:font-name="Courier New1" fo:font-size="10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text:outline-style>
      <text:outline-level-style text:level="1" style:num-suffix=" - " style:num-format="1">
        <style:list-level-properties text:min-label-distance="0.15in"/>
      </text:outline-level-style>
      <text:outline-level-style text:level="2" style:num-suffix=" - " style:num-format="1" text:display-levels="2">
        <style:list-level-properties text:min-label-distance="0.15in"/>
      </text:outline-level-style>
      <text:outline-level-style text:level="3" style:num-suffix=" - "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page-layout style:name="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Dave Johnson</meta:initial-creator>
    <meta:creation-date>2005-12-09T11:50:02</meta:creation-date>
    <dc:date>2006-11-21T08:54:01</dc:date>
    <dc:language>en-US</dc:language>
    <meta:editing-cycles>240</meta:editing-cycles>
    <meta:editing-duration>P11DT1H34M38S</meta:editing-duration>
    <meta:user-defined meta:name="Info 1"/>
    <meta:user-defined meta:name="Info 2"/>
    <meta:user-defined meta:name="Info 3"/>
    <meta:user-defined meta:name="Info 4"/>
    <meta:document-statistic meta:table-count="19" meta:image-count="4" meta:object-count="0" meta:page-count="28" meta:paragraph-count="1084" meta:word-count="7679" meta:character-count="51005"/>
  </office:meta>
</office:document-meta>
</file>